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2.svm" manifest:media-type=""/>
  <manifest:file-entry manifest:full-path="Pictures/1000000000000320000002582015B9DA.jpg" manifest:media-type="image/jpeg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00000000320000002581A35AB7C.jpg" manifest:media-type="image/jpeg"/>
  <manifest:file-entry manifest:full-path="Pictures/TablePreview4.svm" manifest:media-type=""/>
  <manifest:file-entry manifest:full-path="Pictures/TablePreview14.svm" manifest:media-type=""/>
  <manifest:file-entry manifest:full-path="Pictures/TablePreview22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15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1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체1" svg:font-family="굴림체" style:font-family-generic="modern" style:font-pitch="fixed"/>
    <style:font-face style:name="Arial" svg:font-family="Arial" style:font-pitch="variable"/>
    <style:font-face style:name="Times New Roman2" svg:font-family="'Times New Roman'" style:font-pitch="variable"/>
    <style:font-face style:name="Mangal1" svg:font-family="Mangal" style:font-family-generic="modern" style:font-pitch="variable"/>
    <style:font-face style:name="Tahoma1" svg:font-family="Tahoma" style:font-family-generic="modern" style:font-pitch="variable"/>
    <style:font-face style:name="Times New Roman3" svg:font-family="'Times New Roman'" style:font-family-generic="modern" style:font-pitch="variable"/>
    <style:font-face style:name="굴림2" svg:font-family="굴림" style:font-family-generic="modern" style:font-pitch="variable"/>
    <style:font-face style:name="굴림체" svg:font-family="굴림체" style:font-family-generic="modern" style:font-pitch="variable"/>
    <style:font-face style:name="맑은 고딕1" svg:font-family="'맑은 고딕'" style:font-family-generic="modern" style:font-pitch="variable"/>
    <style:font-face style:name="바탕3" svg:font-family="바탕" style:font-family-generic="moder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휴먼엑스포" svg:font-family="휴먼엑스포" style:font-family-generic="roman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바탕1" svg:font-family="바탕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solid" svg:stroke-width="0.106cm" svg:stroke-color="#ffffff" draw:stroke-linejoin="miter" svg:stroke-linecap="square" draw:fill="gradient" draw:fill-color="#475e00" draw:fill-gradient-name="Gradient_20_9" draw:textarea-horizontal-align="left" draw:textarea-vertical-align="middle" draw:auto-grow-height="false" fo:min-height="0.911cm" fo:min-width="14.579cm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4" style:family="graphic" style:parent-style-name="standard" style:list-style-name="L4">
      <style:graphic-properties draw:stroke="solid" svg:stroke-width="0.106cm" svg:stroke-color="#ffffff" draw:stroke-linejoin="miter" svg:stroke-linecap="square" draw:fill="gradient" draw:fill-color="#002f2f" draw:fill-gradient-name="Gradient_20_10" draw:textarea-horizontal-align="left" draw:textarea-vertical-align="middle" draw:auto-grow-height="false" fo:min-height="0.911cm" fo:min-width="14.579cm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5" style:family="graphic" style:parent-style-name="standard" style:list-style-name="L4">
      <style:graphic-properties draw:stroke="solid" svg:stroke-width="0.106cm" svg:stroke-color="#ffffff" draw:stroke-linejoin="miter" svg:stroke-linecap="square" draw:fill="gradient" draw:fill-color="#5e4700" draw:fill-gradient-name="Gradient_20_11" draw:textarea-horizontal-align="left" draw:textarea-vertical-align="middle" draw:auto-grow-height="false" fo:min-height="0.91cm" fo:min-width="14.579cm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6" style:family="graphic" style:parent-style-name="standard" style:list-style-name="L3">
      <style:graphic-properties draw:stroke="solid" svg:stroke-width="0.106cm" svg:stroke-color="#ffffff" draw:stroke-linejoin="miter" svg:stroke-linecap="square" draw:fill="gradient" draw:fill-color="#3d4d4d" draw:fill-gradient-name="Gradient_20_12" draw:textarea-horizontal-align="left" draw:textarea-vertical-align="middle" draw:auto-grow-height="false" fo:min-height="0.91cm" fo:min-width="14.578cm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7" style:family="graphic" style:parent-style-name="standard" style:list-style-name="L4">
      <style:graphic-properties draw:stroke="solid" svg:stroke-width="0.106cm" svg:stroke-color="#ffffff" draw:stroke-linejoin="miter" svg:stroke-linecap="square" draw:fill="gradient" draw:fill-color="#5e4700" draw:fill-gradient-name="Gradient_20_11" draw:textarea-horizontal-align="left" draw:textarea-vertical-align="middle" draw:auto-grow-height="false" fo:min-height="0.91cm" fo:min-width="14.579cm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8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1.328cm" fo:min-width="3.667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932cm" fo:min-width="1.684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adffff" draw:textarea-horizontal-align="left" draw:textarea-vertical-align="top" draw:auto-grow-height="false" fo:min-height="0.582cm" fo:min-width="2.588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solid" draw:fill-color="#adffff" draw:textarea-horizontal-align="left" draw:textarea-vertical-align="top" draw:auto-grow-height="false" fo:min-height="0.583cm" fo:min-width="1.605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svg:stroke-linecap="square" draw:fill="solid" draw:fill-color="#00666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adffff" draw:textarea-horizontal-align="left" draw:textarea-vertical-align="top" draw:auto-grow-height="false" fo:min-height="0.583cm" fo:min-width="1.606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1.923cm" fo:min-width="3.668cm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svg:stroke-linecap="square" draw:fill="solid" draw:fill-color="#006666" draw:textarea-horizontal-align="left" draw:textarea-vertical-align="top" draw:auto-grow-height="false" fo:min-height="0.021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021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02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1.328cm" fo:min-width="3.668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26cm" svg:stroke-color="#000000" draw:stroke-linejoin="round" svg:stroke-linecap="square" draw:fill="solid" draw:fill-color="#006666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svg:stroke-linecap="square" draw:fill="solid" draw:fill-color="#006666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138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832cm" fo:min-width="1.683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634cm" fo:min-width="1.684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634cm" fo:min-width="1.683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1.327cm" fo:min-width="3.668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0.142cm" fo:min-width="0.749cm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634cm" fo:min-width="3.469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12.427cm" fo:min-width="20.667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7.479cm" fo:min-width="21.13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1.129cm" fo:min-width="3.667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634cm" fo:min-width="2.08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93cm" fo:min-width="1.683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634cm" fo:min-width="1.187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931cm" fo:min-width="3.072cm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931cm" fo:min-width="2.476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textarea-horizontal-align="justify" draw:textarea-vertical-align="middle" draw:auto-grow-height="false" fo:min-height="0.306cm" fo:min-width="8.946cm" fo:wrap-option="no-wrap"/>
    </style:style>
    <style:style style:name="gr50" style:family="graphic" style:parent-style-name="standard">
      <style:graphic-properties draw:textarea-horizontal-align="justify" draw:textarea-vertical-align="middle" draw:auto-grow-height="false" fo:min-height="0.862cm" fo:min-width="9.316cm" fo:wrap-option="no-wrap"/>
    </style:style>
    <style:style style:name="gr51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931cm" fo:min-width="1.683cm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634cm" fo:min-width="1.188cm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solid" svg:stroke-width="0.026cm" svg:stroke-color="#000000" draw:stroke-linejoin="round" svg:stroke-linecap="square" draw:fill="solid" draw:fill-color="#9eff9e" draw:textarea-horizontal-align="justify" draw:textarea-vertical-align="top" draw:auto-grow-height="false" fo:min-height="0.93cm" fo:min-width="3.072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026cm" svg:stroke-color="#000000" draw:stroke-linejoin="miter" svg:stroke-linecap="square" draw:fill="solid" draw:fill-color="#adffff" draw:textarea-horizontal-align="left" draw:textarea-vertical-align="top" draw:auto-grow-height="false" fo:min-height="0.582cm" fo:min-width="1.326cm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026cm" svg:stroke-color="#000000" draw:stroke-linejoin="miter" svg:stroke-linecap="square" draw:fill="solid" draw:fill-color="#adffff" draw:textarea-horizontal-align="left" draw:textarea-vertical-align="top" draw:auto-grow-height="false" fo:min-height="0.583cm" fo:min-width="2.588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026cm" svg:stroke-color="#000000" draw:stroke-linejoin="miter" svg:stroke-linecap="square" draw:fill="solid" draw:fill-color="#adffff" draw:textarea-horizontal-align="left" draw:textarea-vertical-align="top" draw:auto-grow-height="false" fo:min-height="0.583cm" fo:min-width="2.026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solid" svg:stroke-width="0.026cm" svg:stroke-color="#000000" draw:stroke-linejoin="miter" svg:stroke-linecap="square" draw:fill="solid" draw:fill-color="#adffff" draw:textarea-horizontal-align="left" draw:textarea-vertical-align="top" draw:auto-grow-height="false" fo:min-height="0.582cm" fo:min-width="2.026cm" fo:padding-top="0.13cm" fo:padding-bottom="0.13cm" fo:padding-left="0.25cm" fo:padding-right="0.25cm" fo:wrap-option="wrap" draw:shadow-color="#808080"/>
    </style:style>
    <style:style style:name="gr59" style:family="graphic" style:parent-style-name="standard">
      <style:graphic-properties draw:stroke="solid" svg:stroke-width="0.026cm" svg:stroke-color="#000000" draw:stroke-linejoin="miter" svg:stroke-linecap="square" draw:fill="solid" draw:fill-color="#adffff" draw:textarea-horizontal-align="left" draw:textarea-vertical-align="top" draw:auto-grow-height="false" fo:min-height="0.582cm" fo:min-width="1.32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cm"/>
    </style:style>
    <style:style style:name="gr67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textarea-horizontal-align="justify" draw:textarea-vertical-align="middle" draw:auto-grow-height="false" fo:min-height="0.862cm" fo:min-width="7.094cm" fo:wrap-option="no-wrap"/>
    </style:style>
    <style:style style:name="gr95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textarea-vertical-align="middle"/>
    </style:style>
    <style:style style:name="gr97" style:family="graphic" style:parent-style-name="standard">
      <style:graphic-properties draw:textarea-horizontal-align="justify" draw:textarea-vertical-align="middle" draw:auto-grow-height="false" fo:min-height="0.492cm" fo:min-width="13.02cm" fo:wrap-option="no-wrap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99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1.143cm" fo:min-width="21.504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13.631cm" fo:min-width="21.328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3">
      <style:graphic-properties draw:stroke="none" draw:fill="none" draw:fill-color="#ffffff" draw:textarea-horizontal-align="right" draw:textarea-vertical-align="top" draw:auto-grow-height="false" fo:min-height="0.388cm" fo:min-width="5.903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제목1-title">
      <style:graphic-properties draw:stroke="none" draw:fill="none" draw:fill-color="#ffffff" draw:textarea-horizontal-align="justify" draw:textarea-vertical-align="middle" draw:auto-grow-height="false" draw:auto-grow-width="false" fo:min-height="1.20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제목1-subtitle">
      <style:graphic-properties draw:stroke="none" draw:fill="none" draw:fill-color="#ffffff" draw:textarea-horizontal-align="justify" draw:textarea-vertical-align="top" draw:auto-grow-height="false" draw:auto-grow-width="false" fo:min-height="1.229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제목1-notes">
      <style:graphic-properties draw:fill-color="#ffffff" fo:min-height="11.429cm"/>
    </style:style>
    <style:style style:name="pr4" style:family="presentation" style:parent-style-name="제목2-title">
      <style:graphic-properties draw:stroke="none" draw:fill="none" draw:fill-color="#ffffff" draw:textarea-horizontal-align="left" draw:textarea-vertical-align="middle" draw:auto-grow-height="false" draw:auto-grow-width="false" fo:min-height="1.14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제목2-notes">
      <style:graphic-properties draw:fill-color="#ffffff" fo:min-height="11.429cm"/>
    </style:style>
    <style:style style:name="pr6" style:family="presentation" style:parent-style-name="제목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434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4.648cm" style:use-optimal-column-width="false"/>
    </style:style>
    <style:style style:name="co2" style:family="table-column">
      <style:table-column-properties style:column-width="16.951cm" style:use-optimal-column-width="false"/>
    </style:style>
    <style:style style:name="co3" style:family="table-column">
      <style:table-column-properties style:column-width="7.822cm" style:use-optimal-column-width="false"/>
    </style:style>
    <style:style style:name="co4" style:family="table-column">
      <style:table-column-properties style:column-width="7.938cm" style:use-optimal-column-width="false"/>
    </style:style>
    <style:style style:name="co5" style:family="table-column">
      <style:table-column-properties style:column-width="5.838cm" style:use-optimal-column-width="false"/>
    </style:style>
    <style:style style:name="co6" style:family="table-column">
      <style:table-column-properties style:column-width="2.381cm" style:use-optimal-column-width="false"/>
    </style:style>
    <style:style style:name="co7" style:family="table-column">
      <style:table-column-properties style:column-width="2.778cm" style:use-optimal-column-width="false"/>
    </style:style>
    <style:style style:name="co8" style:family="table-column">
      <style:table-column-properties style:column-width="3.175cm" style:use-optimal-column-width="false"/>
    </style:style>
    <style:style style:name="co9" style:family="table-column">
      <style:table-column-properties style:column-width="0.993cm" style:use-optimal-column-width="false"/>
    </style:style>
    <style:style style:name="co10" style:family="table-column">
      <style:table-column-properties style:column-width="1.785cm" style:use-optimal-column-width="false"/>
    </style:style>
    <style:style style:name="co11" style:family="table-column">
      <style:table-column-properties style:column-width="1.985cm" style:use-optimal-column-width="false"/>
    </style:style>
    <style:style style:name="co12" style:family="table-column">
      <style:table-column-properties style:column-width="3.373cm" style:use-optimal-column-width="false"/>
    </style:style>
    <style:style style:name="co13" style:family="table-column">
      <style:table-column-properties style:column-width="2.183cm" style:use-optimal-column-width="false"/>
    </style:style>
    <style:style style:name="co14" style:family="table-column">
      <style:table-column-properties style:column-width="2.862cm" style:use-optimal-column-width="false"/>
    </style:style>
    <style:style style:name="co15" style:family="table-column">
      <style:table-column-properties style:column-width="2.182cm" style:use-optimal-column-width="false"/>
    </style:style>
    <style:style style:name="co16" style:family="table-column">
      <style:table-column-properties style:column-width="2.373cm" style:use-optimal-column-width="false"/>
    </style:style>
    <style:style style:name="co17" style:family="table-column">
      <style:table-column-properties style:column-width="1.794cm" style:use-optimal-column-width="false"/>
    </style:style>
    <style:style style:name="co18" style:family="table-column">
      <style:table-column-properties style:column-width="2.382cm" style:use-optimal-column-width="false"/>
    </style:style>
    <style:style style:name="co19" style:family="table-column">
      <style:table-column-properties style:column-width="3.043cm" style:use-optimal-column-width="false"/>
    </style:style>
    <style:style style:name="co20" style:family="table-column">
      <style:table-column-properties style:column-width="2.398cm" style:use-optimal-column-width="false"/>
    </style:style>
    <style:style style:name="co21" style:family="table-column">
      <style:table-column-properties style:column-width="4.233cm" style:use-optimal-column-width="false"/>
    </style:style>
    <style:style style:name="co22" style:family="table-column">
      <style:table-column-properties style:column-width="4.234cm" style:use-optimal-column-width="false"/>
    </style:style>
    <style:style style:name="co23" style:family="table-column">
      <style:table-column-properties style:column-width="3.638cm" style:use-optimal-column-width="false"/>
    </style:style>
    <style:style style:name="co24" style:family="table-column">
      <style:table-column-properties style:column-width="3.572cm" style:use-optimal-column-width="false"/>
    </style:style>
    <style:style style:name="co25" style:family="table-column">
      <style:table-column-properties style:column-width="4.167cm" style:use-optimal-column-width="false"/>
    </style:style>
    <style:style style:name="co26" style:family="table-column">
      <style:table-column-properties style:column-width="3.788cm" style:use-optimal-column-width="false"/>
    </style:style>
    <style:style style:name="co27" style:family="table-column">
      <style:table-column-properties style:column-width="3.792cm" style:use-optimal-column-width="false"/>
    </style:style>
    <style:style style:name="co28" style:family="table-column">
      <style:table-column-properties style:column-width="3.722cm" style:use-optimal-column-width="false"/>
    </style:style>
    <style:style style:name="co29" style:family="table-column">
      <style:table-column-properties style:column-width="2.893cm" style:use-optimal-column-width="false"/>
    </style:style>
    <style:style style:name="co30" style:family="table-column">
      <style:table-column-properties style:column-width="4.343cm" style:use-optimal-column-width="false"/>
    </style:style>
    <style:style style:name="co31" style:family="table-column">
      <style:table-column-properties style:column-width="4.344cm" style:use-optimal-column-width="false"/>
    </style:style>
    <style:style style:name="co32" style:family="table-column">
      <style:table-column-properties style:column-width="2.892cm" style:use-optimal-column-width="false"/>
    </style:style>
    <style:style style:name="co33" style:family="table-column">
      <style:table-column-properties style:column-width="5.058cm" style:use-optimal-column-width="false"/>
    </style:style>
    <style:style style:name="co34" style:family="table-column">
      <style:table-column-properties style:column-width="5.063cm" style:use-optimal-column-width="false"/>
    </style:style>
    <style:style style:name="co35" style:family="table-column">
      <style:table-column-properties style:column-width="5.062cm" style:use-optimal-column-width="false"/>
    </style:style>
    <style:style style:name="co36" style:family="table-column">
      <style:table-column-properties style:column-width="1.984cm" style:use-optimal-column-width="false"/>
    </style:style>
    <style:style style:name="co37" style:family="table-column">
      <style:table-column-properties style:column-width="2.58cm" style:use-optimal-column-width="false"/>
    </style:style>
    <style:style style:name="co38" style:family="table-column">
      <style:table-column-properties style:column-width="1.79cm" style:use-optimal-column-width="false"/>
    </style:style>
    <style:style style:name="co39" style:family="table-column">
      <style:table-column-properties style:column-width="3.766cm" style:use-optimal-column-width="false"/>
    </style:style>
    <style:style style:name="co40" style:family="table-column">
      <style:table-column-properties style:column-width="3.241cm" style:use-optimal-column-width="false"/>
    </style:style>
    <style:style style:name="co41" style:family="table-column">
      <style:table-column-properties style:column-width="6.482cm" style:use-optimal-column-width="false"/>
    </style:style>
    <style:style style:name="co42" style:family="table-column">
      <style:table-column-properties style:column-width="5.292cm" style:use-optimal-column-width="false"/>
    </style:style>
    <style:style style:name="co43" style:family="table-column">
      <style:table-column-properties style:column-width="2.977cm" style:use-optimal-column-width="false"/>
    </style:style>
    <style:style style:name="co44" style:family="table-column">
      <style:table-column-properties style:column-width="3.969cm" style:use-optimal-column-width="false"/>
    </style:style>
    <style:style style:name="co45" style:family="table-column">
      <style:table-column-properties style:column-width="5.159cm" style:use-optimal-column-width="false"/>
    </style:style>
    <style:style style:name="co46" style:family="table-column">
      <style:table-column-properties style:column-width="5.16cm" style:use-optimal-column-width="false"/>
    </style:style>
    <style:style style:name="co47" style:family="table-column">
      <style:table-column-properties style:column-width="6.945cm" style:use-optimal-column-width="false"/>
    </style:style>
    <style:style style:name="co48" style:family="table-column">
      <style:table-column-properties style:column-width="6.946cm" style:use-optimal-column-width="false"/>
    </style:style>
    <style:style style:name="co49" style:family="table-column">
      <style:table-column-properties style:column-width="4.002cm" style:use-optimal-column-width="false"/>
    </style:style>
    <style:style style:name="co50" style:family="table-column">
      <style:table-column-properties style:column-width="2.628cm" style:use-optimal-column-width="false"/>
    </style:style>
    <style:style style:name="co51" style:family="table-column">
      <style:table-column-properties style:column-width="3.497cm" style:use-optimal-column-width="false"/>
    </style:style>
    <style:style style:name="co52" style:family="table-column">
      <style:table-column-properties style:column-width="3.001cm" style:use-optimal-column-width="false"/>
    </style:style>
    <style:style style:name="co53" style:family="table-column">
      <style:table-column-properties style:column-width="3.994cm" style:use-optimal-column-width="false"/>
    </style:style>
    <style:style style:name="co54" style:family="table-column">
      <style:table-column-properties style:column-width="4.762cm" style:use-optimal-column-width="false"/>
    </style:style>
    <style:style style:name="co55" style:family="table-column">
      <style:table-column-properties style:column-width="4.961cm" style:use-optimal-column-width="false"/>
    </style:style>
    <style:style style:name="co56" style:family="table-column">
      <style:table-column-properties style:column-width="2.448cm" style:use-optimal-column-width="false"/>
    </style:style>
    <style:style style:name="co57" style:family="table-column">
      <style:table-column-properties style:column-width="2.159cm" style:use-optimal-column-width="false"/>
    </style:style>
    <style:style style:name="co58" style:family="table-column">
      <style:table-column-properties style:column-width="4.274cm" style:use-optimal-column-width="false"/>
    </style:style>
    <style:style style:name="co59" style:family="table-column">
      <style:table-column-properties style:column-width="0.693cm" style:use-optimal-column-width="false"/>
    </style:style>
    <style:style style:name="co60" style:family="table-column">
      <style:table-column-properties style:column-width="4.391cm" style:use-optimal-column-width="false"/>
    </style:style>
    <style:style style:name="co61" style:family="table-column">
      <style:table-column-properties style:column-width="2.156cm" style:use-optimal-column-width="false"/>
    </style:style>
    <style:style style:name="co62" style:family="table-column">
      <style:table-column-properties style:column-width="4.593cm" style:use-optimal-column-width="false"/>
    </style:style>
    <style:style style:name="co63" style:family="table-column">
      <style:table-column-properties style:column-width="2.258cm" style:use-optimal-column-width="false"/>
    </style:style>
    <style:style style:name="co64" style:family="table-column">
      <style:table-column-properties style:column-width="2.447cm" style:use-optimal-column-width="false"/>
    </style:style>
    <style:style style:name="ro1" style:family="table-row">
      <style:table-row-properties style:row-height="1.671cm"/>
    </style:style>
    <style:style style:name="ro2" style:family="table-row">
      <style:table-row-properties style:row-height="1.667cm"/>
    </style:style>
    <style:style style:name="ro3" style:family="table-row">
      <style:table-row-properties style:row-height="1.023cm"/>
    </style:style>
    <style:style style:name="ro4" style:family="table-row">
      <style:table-row-properties style:row-height="0.937cm"/>
    </style:style>
    <style:style style:name="ro5" style:family="table-row">
      <style:table-row-properties style:row-height="1.613cm"/>
    </style:style>
    <style:style style:name="ro6" style:family="table-row">
      <style:table-row-properties style:row-height="0.985cm"/>
    </style:style>
    <style:style style:name="ro7" style:family="table-row">
      <style:table-row-properties style:row-height="1.031cm"/>
    </style:style>
    <style:style style:name="ro8" style:family="table-row">
      <style:table-row-properties style:row-height="1.03cm"/>
    </style:style>
    <style:style style:name="ro9" style:family="table-row">
      <style:table-row-properties style:row-height="1.027cm"/>
    </style:style>
    <style:style style:name="ro10" style:family="table-row">
      <style:table-row-properties style:row-height="1.028cm"/>
    </style:style>
    <style:style style:name="ro11" style:family="table-row">
      <style:table-row-properties style:row-height="1.032cm"/>
    </style:style>
    <style:style style:name="ro12" style:family="table-row">
      <style:table-row-properties style:row-height="1.277cm"/>
    </style:style>
    <style:style style:name="ro13" style:family="table-row">
      <style:table-row-properties style:row-height="1.785cm"/>
    </style:style>
    <style:style style:name="ro14" style:family="table-row">
      <style:table-row-properties style:row-height="1.024cm"/>
    </style:style>
    <style:style style:name="ro15" style:family="table-row">
      <style:table-row-properties style:row-height="1.813cm"/>
    </style:style>
    <style:style style:name="ro16" style:family="table-row">
      <style:table-row-properties style:row-height="0.736cm"/>
    </style:style>
    <style:style style:name="ro17" style:family="table-row">
      <style:table-row-properties style:row-height="0cm"/>
    </style:style>
    <style:style style:name="ro18" style:family="table-row">
      <style:table-row-properties style:row-height="0.98cm"/>
    </style:style>
    <style:style style:name="ce1" style:family="table-cell">
      <style:graphic-properties draw:fill="solid" draw:fill-color="#006666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cbd3d3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4" style:family="table-cell">
      <style:graphic-properties draw:fill="solid" draw:fill-color="#e7eaea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ce5" style:family="table-cell">
      <style:graphic-properties draw:fill="solid" draw:fill-color="#006666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6" style:family="table-cell">
      <style:graphic-properties draw:fill="solid" draw:fill-color="#cbd3d3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ce7" style:family="table-cell">
      <style:graphic-properties draw:fill="solid" draw:fill-color="#cbd3d3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100%" fo:text-indent="0cm"/>
    </style:style>
    <style:style style:name="P10" style:family="paragraph">
      <style:paragraph-properties fo:margin-left="0cm" fo:margin-right="0cm" fo:line-height="100%" fo:text-indent="0cm" style:writing-mode="lr-tb" style:font-independent-line-spacing="true"/>
    </style:style>
    <style:style style:name="P11" style:family="paragraph">
      <style:paragraph-properties fo:margin-left="0cm" fo:margin-right="0cm" fo:text-align="center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.952cm" fo:margin-right="0cm" fo:margin-top="0.202cm" fo:margin-bottom="0cm" fo:text-indent="-0.952cm"/>
    </style:style>
    <style:style style:name="P15" style:family="paragraph">
      <style:paragraph-properties fo:margin-left="0.952cm" fo:margin-right="0cm" fo:margin-top="0.246cm" fo:margin-bottom="0cm" fo:text-indent="-0.952cm"/>
    </style:style>
    <style:style style:name="P16" style:family="paragraph">
      <style:paragraph-properties fo:margin-left="0.952cm" fo:margin-right="0cm" fo:margin-top="0.202cm" fo:margin-bottom="0cm" fo:line-height="100%" fo:text-indent="-0.952cm" style:punctuation-wrap="hanging" style:line-break="strict"/>
    </style:style>
    <style:style style:name="P17" style:family="paragraph">
      <style:paragraph-properties fo:margin-left="0.952cm" fo:margin-right="0cm" fo:margin-top="0.246cm" fo:margin-bottom="0cm" fo:line-height="100%" fo:text-indent="-0.952cm" style:punctuation-wrap="hanging" style:line-break="strict"/>
    </style:style>
    <style:style style:name="P18" style:family="paragraph">
      <style:paragraph-properties fo:margin-left="0.952cm" fo:margin-right="0cm" fo:margin-top="0.202cm" fo:margin-bottom="0cm" fo:line-height="100%" fo:text-indent="-0.952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0" style:family="paragraph">
      <style:paragraph-properties fo:margin-left="0.952cm" fo:margin-right="0cm" fo:margin-top="0.158cm" fo:margin-bottom="0cm" fo:line-height="100%" fo:text-indent="-0.952cm" style:punctuation-wrap="hanging" style:line-break="strict"/>
    </style:style>
    <style:style style:name="P21" style:family="paragraph">
      <style:paragraph-properties fo:margin-left="0.952cm" fo:margin-right="0cm" fo:margin-top="0.158cm" fo:margin-bottom="0cm" fo:line-height="100%" fo:text-indent="-0.952cm" style:punctuation-wrap="hanging" style:line-break="strict" style:writing-mode="lr-tb" style:font-independent-line-spacing="true"/>
    </style:style>
    <style:style style:name="P22" style:family="paragraph">
      <style:paragraph-properties fo:text-align="center"/>
    </style:style>
    <style:style style:name="P23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.952cm" fo:margin-right="0cm" fo:line-height="100%" fo:text-indent="-0.952cm"/>
    </style:style>
    <style:style style:name="P26" style:family="paragraph">
      <style:paragraph-properties fo:margin-left="0.952cm" fo:margin-right="0cm" fo:line-height="100%" fo:text-indent="-0.952cm" style:writing-mode="lr-tb" style:font-independent-line-spacing="true"/>
    </style:style>
    <style:style style:name="P27" style:family="paragraph">
      <style:paragraph-properties fo:text-align="end"/>
    </style:style>
    <style:style style:name="P28" style:family="paragraph">
      <style:paragraph-properties fo:margin-left="0.952cm" fo:margin-right="0cm" fo:margin-top="0.141cm" fo:margin-bottom="0cm" fo:line-height="100%" fo:text-indent="-0.952cm" style:punctuation-wrap="hanging" style:line-break="strict"/>
    </style:style>
    <style:style style:name="P29" style:family="paragraph">
      <style:paragraph-properties fo:margin-left="0.952cm" fo:margin-right="0cm" fo:margin-top="0.141cm" fo:margin-bottom="0cm" fo:line-height="100%" fo:text-indent="-0.952cm" style:punctuation-wrap="hanging" style:line-break="strict" style:writing-mode="lr-tb" style:font-independent-line-spacing="true"/>
    </style:style>
    <style:style style:name="T1" style:family="text">
      <style:text-properties fo:color="#ccffcc" fo:language="en" fo:country="US" style:font-name-asian="굴림2" style:language-asian="en" style:country-asian="US" style:font-name-complex="굴림2" style:language-complex="en" style:country-complex="US"/>
    </style:style>
    <style:style style:name="T2" style:family="text">
      <style:text-properties fo:color="#ffffff" fo:font-size="20pt" fo:language="en" fo:country="US" style:font-name-asian="굴림2" style:font-size-asian="20pt" style:language-asian="en" style:country-asian="US" style:font-name-complex="굴림2" style:font-size-complex="20pt" style:language-complex="en" style:country-complex="US"/>
    </style:style>
    <style:style style:name="T3" style:family="text">
      <style:text-properties fo:color="#ffffff" style:font-name="Verdana1" fo:font-size="10pt" fo:language="en" fo:country="US" fo:font-weight="bold" style:font-name-asian="굴림2" style:font-size-asian="10pt" style:language-asian="en" style:country-asian="US" style:font-weight-asian="bold" style:font-name-complex="굴림2" style:font-size-complex="10pt" style:language-complex="en" style:country-complex="US" style:font-weight-complex="bold"/>
    </style:style>
    <style:style style:name="T4" style:family="text">
      <style:text-properties fo:font-size="28pt" fo:language="en" fo:country="US" style:font-name-asian="굴림2" style:font-size-asian="28pt" style:language-asian="en" style:country-asian="US" style:font-name-complex="굴림2" style:font-size-complex="28pt" style:language-complex="en" style:country-complex="US"/>
    </style:style>
    <style:style style:name="T5" style:family="text">
      <style:text-properties style:font-name="Arial" fo:font-size="24pt" fo:language="ko" fo:country="KR" style:font-name-asian="굴림2" style:font-size-asian="24pt" style:language-asian="ko" style:country-asian="KR" style:font-name-complex="굴림2" style:font-size-complex="24pt" style:language-complex="ko" style:country-complex="KR"/>
    </style:style>
    <style:style style:name="T6" style:family="text">
      <style:text-properties fo:color="#ffffff" style:font-name="Arial" fo:font-size="24pt" fo:language="en" fo:country="US" fo:font-weight="bold" style:font-name-asian="굴림2" style:font-size-asian="24pt" style:language-asian="en" style:country-asian="US" style:font-weight-asian="bold" style:font-name-complex="굴림2" style:font-size-complex="24pt" style:language-complex="en" style:country-complex="US" style:font-weight-complex="bold"/>
    </style:style>
    <style:style style:name="T7" style:family="text">
      <style:text-properties fo:color="#ffffff" style:font-name="Arial" fo:font-size="24pt" fo:language="ko" fo:country="KR" fo:font-weight="bold" style:font-name-asian="굴림2" style:font-size-asian="24pt" style:language-asian="ko" style:country-asian="KR" style:font-weight-asian="bold" style:font-name-complex="굴림2" style:font-size-complex="24pt" style:language-complex="ko" style:country-complex="KR" style:font-weight-complex="bold"/>
    </style:style>
    <style:style style:name="T8" style:family="text">
      <style:text-properties fo:language="ko" fo:country="KR" style:language-asian="ko" style:country-asian="KR" style:language-complex="ko" style:country-complex="KR"/>
    </style:style>
    <style:style style:name="T9" style:family="text">
      <style:text-properties fo:color="#ff0000" style:font-name="굴림체1" fo:font-size="20pt" fo:language="en" fo:country="US" fo:font-weight="bold" style:font-name-asian="굴림체1" style:font-size-asian="20pt" style:language-asian="en" style:country-asian="US" style:font-weight-asian="bold" style:font-name-complex="굴림체1" style:font-size-complex="20pt" style:language-complex="en" style:country-complex="US" style:font-weight-complex="bold"/>
    </style:style>
    <style:style style:name="T10" style:family="text">
      <style:text-properties fo:color="#ff0000" style:font-name="굴림체1" fo:font-size="20pt" fo:language="ko" fo:country="KR" fo:font-weight="bold" style:font-name-asian="굴림체1" style:font-size-asian="20pt" style:language-asian="ko" style:country-asian="KR" style:font-weight-asian="bold" style:font-name-complex="굴림체1" style:font-size-complex="20pt" style:language-complex="ko" style:country-complex="KR" style:font-weight-complex="bold"/>
    </style:style>
    <style:style style:name="T11" style:family="text">
      <style:text-properties style:font-name="굴림체1" fo:font-size="20pt" fo:language="ko" fo:country="KR" style:font-name-asian="굴림체1" style:font-size-asian="20pt" style:language-asian="ko" style:country-asian="KR" style:font-name-complex="굴림체1" style:font-size-complex="20pt" style:language-complex="ko" style:country-complex="KR"/>
    </style:style>
    <style:style style:name="T12" style:family="text">
      <style:text-properties style:font-name="굴림체1" fo:font-size="20pt" fo:language="en" fo:country="US" style:font-name-asian="굴림체1" style:font-size-asian="20pt" style:language-asian="en" style:country-asian="US" style:font-name-complex="굴림체1" style:font-size-complex="20pt" style:language-complex="en" style:country-complex="US"/>
    </style:style>
    <style:style style:name="T13" style:family="text">
      <style:text-properties fo:language="en" fo:country="US" style:language-asian="en" style:country-asian="US" style:language-complex="en" style:country-complex="US"/>
    </style:style>
    <style:style style:name="T14" style:family="text">
      <style:text-properties fo:color="#ff0000" style:font-name="굴림체1" fo:font-size="28pt" fo:language="en" fo:country="US" fo:font-weight="bold" style:font-name-asian="굴림체1" style:font-size-asian="28pt" style:language-asian="en" style:country-asian="US" style:font-weight-asian="bold" style:font-name-complex="굴림체1" style:font-size-complex="28pt" style:language-complex="en" style:country-complex="US" style:font-weight-complex="bold"/>
    </style:style>
    <style:style style:name="T15" style:family="text">
      <style:text-properties fo:color="#ff0000" style:font-name="굴림체1" fo:font-size="28pt" fo:language="ko" fo:country="KR" fo:font-weight="bold" style:font-name-asian="굴림체1" style:font-size-asian="28pt" style:language-asian="ko" style:country-asian="KR" style:font-weight-asian="bold" style:font-name-complex="굴림체1" style:font-size-complex="28pt" style:language-complex="ko" style:country-complex="KR" style:font-weight-complex="bold"/>
    </style:style>
    <style:style style:name="T16" style:family="text">
      <style:text-properties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7" style:family="text">
      <style:text-properties fo:font-size="20pt" fo:language="ko" fo:country="KR" fo:font-weight="bold" style:font-size-asian="20pt" style:language-asian="ko" style:country-asian="KR" style:font-weight-asian="bold" style:font-size-complex="20pt" style:language-complex="ko" style:country-complex="KR" style:font-weight-complex="bold"/>
    </style:style>
    <style:style style:name="T18" style:family="text">
      <style:text-properties fo:language="ko" fo:country="KR" style:text-underline-style="solid" style:text-underline-width="auto" style:text-underline-color="font-color" style:language-asian="ko" style:country-asian="KR" style:language-complex="ko" style:country-complex="KR"/>
    </style:style>
    <style:style style:name="T19" style:family="text">
      <style:text-properties fo:font-size="22pt" fo:language="ko" fo:country="KR" fo:font-weight="bold" style:font-size-asian="22pt" style:language-asian="ko" style:country-asian="KR" style:font-weight-asian="bold" style:font-size-complex="22pt" style:language-complex="ko" style:country-complex="KR" style:font-weight-complex="bold"/>
    </style:style>
    <style:style style:name="T20" style:family="text">
      <style:text-properties fo:font-size="14pt" fo:language="ko" fo:country="KR" style:font-size-asian="14pt" style:language-asian="ko" style:country-asian="KR" style:font-size-complex="14pt" style:language-complex="ko" style:country-complex="KR"/>
    </style:style>
    <style:style style:name="T2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22" style:family="text">
      <style:text-properties fo:font-size="16pt" fo:language="ko" fo:country="KR" fo:font-weight="bold" style:font-size-asian="16pt" style:language-asian="ko" style:country-asian="KR" style:font-weight-asian="bold" style:font-size-complex="16pt" style:language-complex="ko" style:country-complex="KR" style:font-weight-complex="bold"/>
    </style:style>
    <style:style style:name="T23" style:family="text">
      <style:text-properties fo:language="ko" fo:country="KR" style:font-name-asian="굴림2" style:language-asian="ko" style:country-asian="KR" style:font-name-complex="굴림2" style:language-complex="ko" style:country-complex="KR"/>
    </style:style>
    <style:style style:name="T24" style:family="text">
      <style:text-properties fo:language="en" fo:country="US" style:font-name-asian="굴림2" style:language-asian="en" style:country-asian="US" style:font-name-complex="굴림2" style:language-complex="en" style:country-complex="US"/>
    </style:style>
    <style:style style:name="T25" style:family="text">
      <style:text-properties fo:font-size="23pt" fo:language="en" fo:country="US" fo:font-weight="bold" style:font-name-asian="굴림2" style:font-size-asian="23pt" style:language-asian="en" style:country-asian="US" style:font-weight-asian="bold" style:font-name-complex="굴림2" style:font-size-complex="23pt" style:language-complex="en" style:country-complex="US" style:font-weight-complex="bold"/>
    </style:style>
    <style:style style:name="T26" style:family="text">
      <style:text-properties fo:font-size="23pt" fo:language="ko" fo:country="KR" fo:font-weight="bold" style:font-name-asian="굴림2" style:font-size-asian="23pt" style:language-asian="ko" style:country-asian="KR" style:font-weight-asian="bold" style:font-name-complex="굴림2" style:font-size-complex="23pt" style:language-complex="ko" style:country-complex="KR" style:font-weight-complex="bold"/>
    </style:style>
    <style:style style:name="T27" style:family="text">
      <style:text-properties fo:color="#006666" style:font-name="Verdana1" fo:font-size="23pt" fo:language="en" fo:country="US" fo:font-weight="bold" style:font-name-asian="굴림2" style:font-size-asian="23pt" style:language-asian="en" style:country-asian="US" style:font-weight-asian="bold" style:font-name-complex="굴림2" style:font-size-complex="23pt" style:language-complex="en" style:country-complex="US" style:font-weight-complex="bold"/>
    </style:style>
    <style:style style:name="T28" style:family="text">
      <style:text-properties fo:color="#006666" style:font-name="Verdana1" fo:font-size="23pt" fo:language="ko" fo:country="KR" fo:font-weight="bold" style:font-name-asian="굴림2" style:font-size-asian="23pt" style:language-asian="ko" style:country-asian="KR" style:font-weight-asian="bold" style:font-name-complex="굴림2" style:font-size-complex="23pt" style:language-complex="ko" style:country-complex="KR" style:font-weight-complex="bold"/>
    </style:style>
    <style:style style:name="T29" style:family="text">
      <style:text-properties fo:color="#ff0000" style:font-name="Verdana1" fo:font-size="23pt" fo:language="ko" fo:country="KR" style:text-underline-style="solid" style:text-underline-width="auto" style:text-underline-color="font-color" fo:font-weight="bold" style:font-name-asian="굴림2" style:font-size-asian="23pt" style:language-asian="ko" style:country-asian="KR" style:font-weight-asian="bold" style:font-name-complex="굴림2" style:font-size-complex="23pt" style:language-complex="ko" style:country-complex="KR" style:font-weight-complex="bold"/>
    </style:style>
    <style:style style:name="T30" style:family="text">
      <style:text-properties fo:color="#1900d0" style:font-name="Verdana1" fo:font-size="23pt" fo:language="en" fo:country="US" fo:font-weight="bold" style:font-name-asian="굴림2" style:font-size-asian="23pt" style:language-asian="en" style:country-asian="US" style:font-weight-asian="bold" style:font-name-complex="굴림2" style:font-size-complex="23pt" style:language-complex="en" style:country-complex="US" style:font-weight-complex="bold"/>
    </style:style>
    <style:style style:name="T31" style:family="text">
      <style:text-properties fo:color="#1900d0" style:font-name="Verdana1" fo:font-size="23pt" fo:language="ko" fo:country="KR" fo:font-weight="bold" style:font-name-asian="굴림2" style:font-size-asian="23pt" style:language-asian="ko" style:country-asian="KR" style:font-weight-asian="bold" style:font-name-complex="굴림2" style:font-size-complex="23pt" style:language-complex="ko" style:country-complex="KR" style:font-weight-complex="bold"/>
    </style:style>
    <style:style style:name="T32" style:family="text">
      <style:text-properties fo:color="#006666" style:font-name="Verdana1" fo:font-size="28pt" fo:language="en" fo:country="US" fo:font-weight="bold" style:font-name-asian="굴림2" style:font-size-asian="28pt" style:language-asian="en" style:country-asian="US" style:font-weight-asian="bold" style:font-name-complex="굴림2" style:font-size-complex="28pt" style:language-complex="en" style:country-complex="US" style:font-weight-complex="bold"/>
    </style:style>
    <style:style style:name="T33" style:family="text">
      <style:text-properties fo:color="#ffffff" style:font-name="Verdana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4" style:family="text">
      <style:text-properties fo:color="#ffffff" style:font-name="Verdana1" fo:font-size="20pt" fo:language="ko" fo:country="KR" fo:font-weight="bold" style:font-size-asian="20pt" style:language-asian="ko" style:country-asian="KR" style:font-weight-asian="bold" style:font-size-complex="20pt" style:language-complex="ko" style:country-complex="KR" style:font-weight-complex="bold"/>
    </style:style>
    <style:style style:name="T35" style:family="text">
      <style:text-properties fo:color="#000000" style:font-name="Verdana1" fo:language="ko" fo:country="KR" fo:font-weight="bold" style:language-asian="ko" style:country-asian="KR" style:font-weight-asian="bold" style:language-complex="ko" style:country-complex="KR" style:font-weight-complex="bold"/>
    </style:style>
    <style:style style:name="T36" style:family="text">
      <style:text-properties fo:color="#000000" style:font-name="Verdana1" fo:font-size="20pt" fo:language="en" fo:country="US" style:font-size-asian="20pt" style:language-asian="en" style:country-asian="US" style:font-size-complex="20pt" style:language-complex="en" style:country-complex="US"/>
    </style:style>
    <style:style style:name="T37" style:family="text">
      <style:text-properties fo:color="#000000" style:font-name="Verdana1" fo:font-size="20pt" fo:language="ko" fo:country="KR" style:font-size-asian="20pt" style:language-asian="ko" style:country-asian="KR" style:font-size-complex="20pt" style:language-complex="ko" style:country-complex="KR"/>
    </style:style>
    <style:style style:name="T38" style:family="text">
      <style:text-properties fo:color="#006666" style:font-name="Verdana1" fo:language="ko" fo:country="KR" style:font-name-asian="굴림2" style:language-asian="ko" style:country-asian="KR" style:font-name-complex="굴림2" style:language-complex="ko" style:country-complex="KR"/>
    </style:style>
    <style:style style:name="T39" style:family="text">
      <style:text-properties fo:color="#006666" style:font-name="Verdana1" fo:language="en" fo:country="US" style:font-name-asian="굴림2" style:language-asian="en" style:country-asian="US" style:font-name-complex="굴림2" style:language-complex="en" style:country-complex="US"/>
    </style:style>
    <style:style style:name="T40" style:family="text">
      <style:text-properties style:font-name="굴림체1" fo:language="en" fo:country="US" style:font-name-asian="굴림체1" style:language-asian="en" style:country-asian="US" style:font-name-complex="굴림체1" style:language-complex="en" style:country-complex="US"/>
    </style:style>
    <style:style style:name="T41" style:family="text">
      <style:text-properties style:font-name="굴림체1" fo:language="ko" fo:country="KR" style:font-name-asian="굴림체1" style:language-asian="ko" style:country-asian="KR" style:font-name-complex="굴림체1" style:language-complex="ko" style:country-complex="KR"/>
    </style:style>
    <style:style style:name="T4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3" style:family="text">
      <style:text-properties fo:color="#ff0000" style:font-name="휴먼엑스포" fo:font-size="20pt" fo:language="en" fo:country="US" fo:font-weight="bold" style:font-name-asian="휴먼엑스포" style:font-size-asian="20pt" style:language-asian="en" style:country-asian="US" style:font-weight-asian="bold" style:font-name-complex="휴먼엑스포" style:font-size-complex="20pt" style:language-complex="en" style:country-complex="US" style:font-weight-complex="bold"/>
    </style:style>
    <style:style style:name="T44" style:family="text">
      <style:text-properties fo:color="#ff0000" style:font-name="휴먼엑스포" fo:font-size="20pt" fo:language="ko" fo:country="KR" fo:font-weight="bold" style:font-name-asian="휴먼엑스포" style:font-size-asian="20pt" style:language-asian="ko" style:country-asian="KR" style:font-weight-asian="bold" style:font-name-complex="휴먼엑스포" style:font-size-complex="20pt" style:language-complex="ko" style:country-complex="KR" style:font-weight-complex="bold"/>
    </style:style>
    <style:style style:name="T45" style:family="text">
      <style:text-properties style:font-name="굴림체1" fo:font-size="16pt" fo:language="ko" fo:country="KR" fo:font-weight="bold" style:font-name-asian="굴림체1" style:font-size-asian="16pt" style:language-asian="ko" style:country-asian="KR" style:font-weight-asian="bold" style:font-name-complex="굴림체1" style:font-size-complex="16pt" style:language-complex="ko" style:country-complex="KR" style:font-weight-complex="bold"/>
    </style:style>
    <style:style style:name="T46" style:family="text">
      <style:text-properties style:font-name="굴림체1" fo:font-size="16pt" fo:language="en" fo:country="US" fo:font-weight="bold" style:font-name-asian="굴림체1" style:font-size-asian="16pt" style:language-asian="en" style:country-asian="US" style:font-weight-asian="bold" style:font-name-complex="굴림체1" style:font-size-complex="16pt" style:language-complex="en" style:country-complex="US" style:font-weight-complex="bold"/>
    </style:style>
    <style:style style:name="T47" style:family="text">
      <style:text-properties fo:color="#ffffff" style:font-name="Verdana1" fo:language="ko" fo:country="KR" fo:font-weight="bold" style:language-asian="ko" style:country-asian="KR" style:font-weight-asian="bold" style:language-complex="ko" style:country-complex="KR" style:font-weight-complex="bold"/>
    </style:style>
    <style:style style:name="T48" style:family="text">
      <style:text-properties fo:color="#000000" style:font-name="Verdana1" fo:font-size="16pt" fo:language="en" fo:country="US" style:font-size-asian="16pt" style:language-asian="en" style:country-asian="US" style:font-size-complex="16pt" style:language-complex="en" style:country-complex="US"/>
    </style:style>
    <style:style style:name="T49" style:family="text">
      <style:text-properties fo:color="#000000" style:font-name="Verdana1" fo:font-size="16pt" fo:language="ko" fo:country="KR" style:font-size-asian="16pt" style:language-asian="ko" style:country-asian="KR" style:font-size-complex="16pt" style:language-complex="ko" style:country-complex="KR"/>
    </style:style>
    <style:style style:name="T50" style:family="text">
      <style:text-properties fo:color="#ff3333" style:font-name="굴림체1" fo:language="ko" fo:country="KR" style:font-name-asian="굴림체1" style:language-asian="ko" style:country-asian="KR" style:font-name-complex="굴림체1" style:language-complex="ko" style:country-complex="KR" style:font-relief="embossed"/>
    </style:style>
    <style:style style:name="T51" style:family="text">
      <style:text-properties fo:color="#ffffff" style:font-name="Verdana1" fo:font-size="14pt" fo:language="ko" fo:country="KR" fo:font-weight="bold" style:font-size-asian="14pt" style:language-asian="ko" style:country-asian="KR" style:font-weight-asian="bold" style:font-size-complex="14pt" style:language-complex="ko" style:country-complex="KR" style:font-weight-complex="bold"/>
    </style:style>
    <style:style style:name="T52" style:family="text">
      <style:text-properties fo:color="#000000" style:font-name="Verdana1" fo:font-size="14pt" fo:language="en" fo:country="US" style:font-size-asian="14pt" style:language-asian="en" style:country-asian="US" style:font-size-complex="14pt" style:language-complex="en" style:country-complex="US"/>
    </style:style>
    <style:style style:name="T53" style:family="text">
      <style:text-properties fo:color="#000000" style:font-name="Verdana1" fo:font-size="14pt" fo:language="ko" fo:country="KR" style:font-size-asian="14pt" style:language-asian="ko" style:country-asian="KR" style:font-size-complex="14pt" style:language-complex="ko" style:country-complex="KR"/>
    </style:style>
    <style:style style:name="T54" style:family="text">
      <style:text-properties fo:color="#ff0000" style:font-name="굴림체1" fo:font-size="16pt" fo:language="en" fo:country="US" fo:font-weight="bold" style:font-name-asian="굴림체1" style:font-size-asian="16pt" style:language-asian="en" style:country-asian="US" style:font-weight-asian="bold" style:font-name-complex="굴림체1" style:font-size-complex="16pt" style:language-complex="en" style:country-complex="US" style:font-weight-complex="bold"/>
    </style:style>
    <style:style style:name="T55" style:family="text">
      <style:text-properties fo:color="#ff0000" style:font-name="굴림체1" fo:font-size="16pt" fo:language="ko" fo:country="KR" fo:font-weight="bold" style:font-name-asian="굴림체1" style:font-size-asian="16pt" style:language-asian="ko" style:country-asian="KR" style:font-weight-asian="bold" style:font-name-complex="굴림체1" style:font-size-complex="16pt" style:language-complex="ko" style:country-complex="KR" style:font-weight-complex="bold"/>
    </style:style>
    <style:style style:name="T56" style:family="text">
      <style:text-properties style:font-name="굴림체1" fo:font-size="16pt" fo:language="ko" fo:country="KR" style:font-name-asian="굴림체1" style:font-size-asian="16pt" style:language-asian="ko" style:country-asian="KR" style:font-name-complex="굴림체1" style:font-size-complex="16pt" style:language-complex="ko" style:country-complex="KR"/>
    </style:style>
    <style:style style:name="T57" style:family="text">
      <style:text-properties style:font-name="굴림체1" fo:font-size="16pt" fo:language="en" fo:country="US" style:font-name-asian="굴림체1" style:font-size-asian="16pt" style:language-asian="en" style:country-asian="US" style:font-name-complex="굴림체1" style:font-size-complex="16pt" style:language-complex="en" style:country-complex="US"/>
    </style:style>
    <style:style style:name="T58" style:family="text">
      <style:text-properties fo:color="#ffffff" style:font-name="Verdana1" fo:font-size="16pt" fo:language="ko" fo:country="KR" fo:font-weight="bold" style:font-size-asian="16pt" style:language-asian="ko" style:country-asian="KR" style:font-weight-asian="bold" style:font-size-complex="16pt" style:language-complex="ko" style:country-complex="KR" style:font-weight-complex="bold"/>
    </style:style>
    <style:style style:name="T59" style:family="text">
      <style:text-properties fo:color="#000000" style:font-name="Verdana1" fo:language="en" fo:country="US" style:language-asian="en" style:country-asian="US" style:language-complex="en" style:country-complex="US"/>
    </style:style>
    <style:style style:name="T60" style:family="text">
      <style:text-properties fo:color="#000000" style:font-name="Verdana1" fo:language="ko" fo:country="KR" style:language-asian="ko" style:country-asian="KR" style:language-complex="ko" style:country-complex="KR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fo:color="#ccffcc" style:font-name="Verdana1" fo:font-size="32pt" fo:language="ko" fo:country="KR" style:font-name-asian="굴림2" style:font-size-asian="32pt" style:language-asian="ko" style:country-asian="KR" style:font-name-complex="굴림2" style:font-size-complex="32pt" style:language-complex="ko" style:country-complex="KR"/>
    </style:style>
    <style:style style:name="T63" style:family="text">
      <style:text-properties fo:color="#ccffcc" style:font-name="Verdana1" fo:font-size="32pt" fo:language="en" fo:country="US" style:font-name-asian="굴림2" style:font-size-asian="32pt" style:language-asian="en" style:country-asian="US" style:font-name-complex="굴림2" style:font-size-complex="32pt" style:language-complex="en" style:country-complex="US"/>
    </style:style>
    <style:style style:name="T64" style:family="text">
      <style:text-properties fo:color="#ffffff" style:font-name="Verdana1" fo:language="ko" fo:country="KR" fo:font-weight="bold" style:font-name-asian="굴림2" style:language-asian="ko" style:country-asian="KR" style:font-weight-asian="bold" style:font-name-complex="굴림2" style:language-complex="ko" style:country-complex="KR" style:font-weight-complex="bold"/>
    </style:style>
    <style:style style:name="T65" style:family="text">
      <style:text-properties fo:color="#000000" style:font-name="Verdana1" fo:language="en" fo:country="US" style:font-name-asian="굴림2" style:language-asian="en" style:country-asian="US" style:font-name-complex="굴림2" style:language-complex="en" style:country-complex="US"/>
    </style:style>
    <style:style style:name="T66" style:family="text">
      <style:text-properties fo:color="#000000" style:font-name="Verdana1" fo:language="ko" fo:country="KR" style:font-name-asian="굴림2" style:language-asian="ko" style:country-asian="KR" style:font-name-complex="굴림2" style:language-complex="ko" style:country-complex="KR"/>
    </style:style>
    <style:style style:name="T67" style:family="text">
      <style:text-properties fo:color="#006666" style:font-name="Verdana1" fo:font-size="16pt" fo:language="ko" fo:country="KR" style:font-name-asian="굴림2" style:font-size-asian="16pt" style:language-asian="ko" style:country-asian="KR" style:font-name-complex="굴림2" style:font-size-complex="16pt" style:language-complex="ko" style:country-complex="KR"/>
    </style:style>
    <style:style style:name="T68" style:family="text">
      <style:text-properties fo:color="#006666" style:font-name="Verdana1" fo:font-size="16pt" fo:language="en" fo:country="US" style:font-name-asian="굴림2" style:font-size-asian="16pt" style:language-asian="en" style:country-asian="US" style:font-name-complex="굴림2" style:font-size-complex="16pt" style:language-complex="en" style:country-complex="US"/>
    </style:style>
    <text:list-style style:name="L1">
      <text:list-level-style-number text:level="1" style:num-format="">
        <style:list-level-properties/>
        <style:text-properties fo:color="#ccff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ccffcc" fo:font-size="6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83a6a7" fo:font-size="6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99cc00" fo:font-size="6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99cc00" fo:font-size="6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99cc00" fo:font-size="6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99cc00" fo:font-size="6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99cc00" fo:font-size="6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99cc00" fo:font-size="6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ffcc" fo:font-size="6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83a6a7" fo:font-size="6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9cc00" fo:font-size="6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9cc00" fo:font-size="6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9cc00" fo:font-size="6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9cc00" fo:font-size="6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9cc00" fo:font-size="6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9cc00" fo:font-size="60%"/>
      </text:list-level-style-bullet>
    </text:list-style>
    <text:list-style style:name="L7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제목1" presentation:presentation-page-layout-name="AL1T0" presentation:use-date-time-name="dtd1">
        <draw:frame presentation:style-name="pr1" draw:text-style-name="P2" draw:layer="layout" svg:width="20.806cm" svg:height="1.46cm" svg:x="2.297cm" svg:y="1.724cm" presentation:class="title" presentation:user-transformed="true">
          <draw:text-box>
            <text:list text:style-name="L1">
              <text:list-header>
                <text:p text:style-name="P1"><text:span text:style-name="T1">DataBase Modeling</text:span></text:p>
              </text:list-header>
            </text:list>
          </draw:text-box>
        </draw:frame>
        <draw:frame presentation:style-name="pr2" draw:text-style-name="P2" draw:layer="layout" svg:width="17.78cm" svg:height="1.482cm" svg:x="3.898cm" svg:y="15.928cm" presentation:class="subtitle" presentation:user-transformed="true">
          <draw:text-box>
            <text:list text:style-name="L2">
              <text:list-header>
                <text:p text:style-name="P3"><text:span text:style-name="T2">Jeong Woo Song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제목2" presentation:use-date-time-name="dtd1">
        <draw:custom-shape draw:name="날짜 개체 틀 3" draw:style-name="gr2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4">Contents</text:span></text:p>
              </text:list-header>
            </text:list>
          </draw:text-box>
        </draw:frame>
        <draw:custom-shape draw:name="AutoShape 3" draw:style-name="gr3" draw:text-style-name="P8" draw:layer="layout" svg:width="15.205cm" svg:height="1.297cm" svg:x="4.855cm" svg:y="5.159cm">
          <text:list text:style-name="L4">
            <text:list-header>
              <text:p text:style-name="P7"><text:span text:style-name="T5"><text:s/></text:span><text:span text:style-name="T6">1. </text:span><text:span text:style-name="T7">모델링 개념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4" draw:text-style-name="P8" draw:layer="layout" svg:width="15.205cm" svg:height="1.297cm" svg:x="4.895cm" svg:y="7.139cm">
          <text:list text:style-name="L4">
            <text:list-header>
              <text:p text:style-name="P7"><text:span text:style-name="T5"><text:s/></text:span><text:span text:style-name="T6">2. ERD </text:span><text:span text:style-name="T7">표기법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gr5" draw:text-style-name="P8" draw:layer="layout" svg:width="15.205cm" svg:height="1.296cm" svg:x="4.855cm" svg:y="9.305cm">
          <text:list text:style-name="L4">
            <text:list-header>
              <text:p text:style-name="P7"><text:span text:style-name="T5"><text:s/></text:span><text:span text:style-name="T6">3. </text:span><text:span text:style-name="T7">모델링 샘플</text:span><text:span text:style-name="T6">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6" draw:text-style-name="P8" draw:layer="layout" svg:width="15.204cm" svg:height="1.296cm" svg:x="4.882cm" svg:y="13.6cm">
          <text:list text:style-name="L3">
            <text:list-header>
              <text:p text:style-name="P7"><text:span text:style-name="T6">5. Tes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gr7" draw:text-style-name="P8" draw:layer="layout" svg:width="15.205cm" svg:height="1.296cm" svg:x="4.837cm" svg:y="11.417cm">
          <text:list text:style-name="L4">
            <text:list-header>
              <text:p text:style-name="P7"><text:span text:style-name="T5"><text:s/></text:span><text:span text:style-name="T6">4. </text:span><text:span text:style-name="T7">모델링 샘플</text:span><text:span text:style-name="T6">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8">모델링 개념</text:span></text:p>
              </text:list-header>
            </text:list>
          </draw:text-box>
        </draw:frame>
        <draw:custom-shape draw:name="날짜 개체 틀 3" draw:style-name="gr8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9" draw:text-style-name="P10" draw:layer="layout" svg:width="21.828cm" svg:height="14.66cm" svg:x="1.588cm" svg:y="3.175cm">
          <text:list text:style-name="L5">
            <text:list-header>
              <text:p text:style-name="P9"><text:span text:style-name="T9">◈ </text:span><text:span text:style-name="T10">모델링을 하는 가장 큰 이유</text:span></text:p>
            </text:list-header>
          </text:list>
          <text:list text:style-name="L4">
            <text:list-header>
              <text:p text:style-name="P9"><text:span text:style-name="T11">데이터의 중복성 제거</text:span></text:p>
              <text:p text:style-name="P9"><text:span text:style-name="T12"/></text:p>
            </text:list-header>
          </text:list>
          <text:list text:style-name="L5">
            <text:list-header>
              <text:p text:style-name="P9"><text:span text:style-name="T9">◈ </text:span><text:span text:style-name="T10">모델링 단계</text:span></text:p>
            </text:list-header>
          </text:list>
          <text:list text:style-name="L4">
            <text:list-header>
              <text:p text:style-name="P9"><text:span text:style-name="T11">개념적 설계 </text:span><text:span text:style-name="T12">-&gt; </text:span><text:span text:style-name="T11">논리적 설계 </text:span><text:span text:style-name="T12">-&gt; </text:span><text:span text:style-name="T11">물리적 설계</text:span></text:p>
              <text:p text:style-name="P9"><text:span text:style-name="T12"/></text:p>
            </text:list-header>
          </text:list>
          <text:list text:style-name="L5">
            <text:list-header>
              <text:p text:style-name="P9"><text:span text:style-name="T9">◈ </text:span><text:span text:style-name="T10">관계</text:span></text:p>
            </text:list-header>
          </text:list>
          <text:list text:style-name="L4">
            <text:list-header>
              <text:p text:style-name="P9"><text:span text:style-name="T12">1. </text:span><text:span text:style-name="T11">일대일 관계 </text:span><text:span text:style-name="T12">: </text:span><text:span text:style-name="T11">한 테이블을 원 상태 그대로 둘 또는 그이상의</text:span></text:p>
              <text:p text:style-name="P9"><text:span text:style-name="T12"><text:s text:c="17"/></text:span><text:span text:style-name="T11">테이블로 나누어 놓은 경우 흔히 발생한다</text:span><text:span text:style-name="T12">.</text:span></text:p>
              <text:p text:style-name="P9"><text:span text:style-name="T12"><text:s text:c="17"/></text:span><text:span text:style-name="T11">만약 불필요하게 이런 관계가 발생한다면</text:span></text:p>
              <text:p text:style-name="P9"><text:span text:style-name="T12"><text:s text:c="17"/></text:span><text:span text:style-name="T11">차라리 테이블을 다시 합치는 것도 고려해 볼</text:span></text:p>
              <text:p text:style-name="P9"><text:span text:style-name="T12"><text:s text:c="17"/></text:span><text:span text:style-name="T11">필요가 있다</text:span><text:span text:style-name="T12">.</text:span></text:p>
              <text:p text:style-name="P9"><text:span text:style-name="T12">2. </text:span><text:span text:style-name="T11">일대다 관계 </text:span><text:span text:style-name="T12">: </text:span><text:span text:style-name="T11">제일 흔한 경우로 부모</text:span><text:span text:style-name="T12">-</text:span><text:span text:style-name="T11">자식 관계라고도 한다</text:span><text:span text:style-name="T12">.</text:span></text:p>
              <text:p text:style-name="P9"><text:span text:style-name="T12">3. </text:span><text:span text:style-name="T11">다대다 관계 </text:span><text:span text:style-name="T12">: RDB</text:span><text:span text:style-name="T11">에서는 일반적으로 인정되지 않는 관계로</text:span></text:p>
              <text:p text:style-name="P9"><text:span text:style-name="T12"><text:s text:c="17"/></text:span><text:span text:style-name="T11">피해야 한다</text:span><text:span text:style-name="T12">. </text:span><text:span text:style-name="T11">제</text:span><text:span text:style-name="T12">4</text:span><text:span text:style-name="T11">정규화를 거쳐야 한다</text:span><text:span text:style-name="T12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13">ERD </text:span><text:span text:style-name="T8">표기법</text:span></text:p>
              </text:list-header>
            </text:list>
          </draw:text-box>
        </draw:frame>
        <draw:custom-shape draw:name="날짜 개체 틀 3" draw:style-name="gr10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1" draw:text-style-name="P10" draw:layer="layout" svg:width="21.828cm" svg:height="1.446cm" svg:x="1.588cm" svg:y="3.175cm">
          <text:list text:style-name="L5">
            <text:list-header>
              <text:p text:style-name="P9"><text:span text:style-name="T14">◈ </text:span><text:span text:style-name="T15">초기의 </text:span><text:span text:style-name="T14">ERD </text:span><text:span text:style-name="T15">표기방법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직사각형 7" draw:style-name="gr12" draw:text-style-name="P11" draw:layer="layout" svg:width="4.167cm" svg:height="1.588cm" svg:x="4.366cm" svg:y="9.128cm">
          <text:list text:style-name="L4">
            <text:list-header>
              <text:p text:style-name="P1"><text:span text:style-name="T16">Entity Se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순서도: 판단 10" draw:style-name="gr13" draw:text-style-name="P11" draw:layer="layout" svg:width="4.366cm" svg:height="2.382cm" svg:x="10.914cm" svg:y="8.731cm">
          <text:list text:style-name="L4">
            <text:list-header>
              <text:p text:style-name="P1"><text:span text:style-name="T17">관계</text:span></text:p>
            </text:list-header>
          </text:list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타원 17" draw:style-name="gr14" draw:text-style-name="P12" draw:layer="layout" svg:width="4.366cm" svg:height="1.19cm" svg:x="3.572cm" svg:y="13.494cm">
          <text:list text:style-name="L4">
            <text:list-header>
              <text:p text:style-name="P6"><text:span text:style-name="T18">주식별자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8" draw:style-name="gr15" draw:text-style-name="P12" draw:layer="layout" svg:width="2.977cm" svg:height="1.191cm" svg:x="1.786cm" svg:y="6.57cm">
          <text:list text:style-name="L4">
            <text:list-header>
              <text:p text:style-name="P6"><text:span text:style-name="T8">속성</text:span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직선 연결선 35" draw:style-name="gr16" draw:text-style-name="P13" draw:layer="layout" svg:x1="8.533cm" svg:y1="9.922cm" svg:x2="10.914cm" svg:y2="9.926cm">
          <text:p/>
        </draw:line>
        <draw:custom-shape draw:name="타원 41" draw:style-name="gr15" draw:text-style-name="P12" draw:layer="layout" svg:width="2.977cm" svg:height="1.191cm" svg:x="5.159cm" svg:y="6.548cm">
          <text:list text:style-name="L4">
            <text:list-header>
              <text:p text:style-name="P6"><text:span text:style-name="T8">속성</text:span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42" draw:style-name="gr17" draw:text-style-name="P12" draw:layer="layout" svg:width="2.976cm" svg:height="1.191cm" svg:x="8.533cm" svg:y="6.548cm">
          <text:list text:style-name="L4">
            <text:list-header>
              <text:p text:style-name="P6"><text:span text:style-name="T8">속성</text:span><text:span text:style-name="T13">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직사각형 56" draw:style-name="gr12" draw:text-style-name="P11" draw:layer="layout" svg:width="4.167cm" svg:height="1.588cm" svg:x="17.661cm" svg:y="9.128cm">
          <text:list text:style-name="L4">
            <text:list-header>
              <text:p text:style-name="P1"><text:span text:style-name="T16">Entity Se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직선 연결선 59" draw:style-name="gr16" draw:text-style-name="P13" draw:layer="layout" svg:x1="15.28cm" svg:y1="9.922cm" svg:x2="17.661cm" svg:y2="9.926cm">
          <text:p/>
        </draw:line>
        <draw:custom-shape draw:name="타원 60" draw:style-name="gr17" draw:text-style-name="P12" draw:layer="layout" svg:width="2.976cm" svg:height="1.191cm" svg:x="13.891cm" svg:y="6.57cm">
          <text:list text:style-name="L4">
            <text:list-header>
              <text:p text:style-name="P6"><text:span text:style-name="T8">속성</text:span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61" draw:style-name="gr15" draw:text-style-name="P12" draw:layer="layout" svg:width="2.977cm" svg:height="1.191cm" svg:x="17.264cm" svg:y="6.548cm">
          <text:list text:style-name="L4">
            <text:list-header>
              <text:p text:style-name="P6"><text:span text:style-name="T8">속성</text:span><text:span text:style-name="T13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62" draw:style-name="gr17" draw:text-style-name="P12" draw:layer="layout" svg:width="2.976cm" svg:height="1.191cm" svg:x="20.638cm" svg:y="6.548cm">
          <text:list text:style-name="L4">
            <text:list-header>
              <text:p text:style-name="P6"><text:span text:style-name="T8">속성</text:span><text:span text:style-name="T13">n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63" draw:style-name="gr14" draw:text-style-name="P12" draw:layer="layout" svg:width="4.366cm" svg:height="1.19cm" svg:x="17.264cm" svg:y="13.494cm">
          <text:list text:style-name="L4">
            <text:list-header>
              <text:p text:style-name="P6"><text:span text:style-name="T18">주식별자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직선 연결선 67" draw:style-name="gr16" draw:text-style-name="P13" draw:layer="layout" svg:x1="4.324cm" svg:y1="7.589cm" svg:x2="4.761cm" svg:y2="9.128cm">
          <text:p/>
        </draw:line>
        <draw:line draw:name="직선 연결선 69" draw:style-name="gr16" draw:text-style-name="P13" draw:layer="layout" svg:x1="6.645cm" svg:y1="7.739cm" svg:x2="6.447cm" svg:y2="9.128cm">
          <text:p/>
        </draw:line>
        <draw:line draw:name="직선 연결선 71" draw:style-name="gr16" draw:text-style-name="P13" draw:layer="layout" svg:x1="10.018cm" svg:y1="7.739cm" svg:x2="7.937cm" svg:y2="9.128cm">
          <text:p/>
        </draw:line>
        <draw:line draw:name="직선 연결선 73" draw:style-name="gr16" draw:text-style-name="P13" draw:layer="layout" svg:x1="5.755cm" svg:y1="13.494cm" svg:x2="6.447cm" svg:y2="10.716cm">
          <text:p/>
        </draw:line>
        <draw:line draw:name="직선 연결선 75" draw:style-name="gr16" draw:text-style-name="P13" draw:layer="layout" svg:x1="19.747cm" svg:y1="10.716cm" svg:x2="19.447cm" svg:y2="13.494cm">
          <text:p/>
        </draw:line>
        <draw:line draw:name="직선 연결선 77" draw:style-name="gr16" draw:text-style-name="P13" draw:layer="layout" svg:x1="16.429cm" svg:y1="7.589cm" svg:x2="18.056cm" svg:y2="9.128cm">
          <text:p/>
        </draw:line>
        <draw:line draw:name="직선 연결선 79" draw:style-name="gr16" draw:text-style-name="P13" draw:layer="layout" svg:x1="18.755cm" svg:y1="7.739cm" svg:x2="19.747cm" svg:y2="9.128cm">
          <text:p/>
        </draw:line>
        <draw:line draw:name="직선 연결선 81" draw:style-name="gr16" draw:text-style-name="P13" draw:layer="layout" svg:x1="22.128cm" svg:y1="7.739cm" svg:x2="20.836cm" svg:y2="9.128cm">
          <text:p/>
        </draw:lin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13">ERD </text:span><text:span text:style-name="T8">표기법</text:span></text:p>
              </text:list-header>
            </text:list>
          </draw:text-box>
        </draw:frame>
        <draw:custom-shape draw:name="날짜 개체 틀 3" draw:style-name="gr18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19" draw:text-style-name="P10" draw:layer="layout" svg:width="21.828cm" svg:height="1.446cm" svg:x="1.588cm" svg:y="3.175cm">
          <text:list text:style-name="L5">
            <text:list-header>
              <text:p text:style-name="P9"><text:span text:style-name="T14">◈ </text:span><text:span text:style-name="T15">확장된 </text:span><text:span text:style-name="T14">ERD </text:span><text:span text:style-name="T15">표기방법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직사각형 5" draw:style-name="gr20" draw:text-style-name="P11" xml:id="id4" draw:id="id4" draw:layer="layout" svg:width="4.168cm" svg:height="2.183cm" svg:x="10.12cm" svg:y="4.961cm">
          <text:list text:style-name="L4">
            <text:list-header>
              <text:p text:style-name="P1"><text:span text:style-name="T19">사람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직선 연결선 7" draw:style-name="gr16" draw:text-style-name="P13" draw:layer="layout" svg:x1="14.288cm" svg:y1="5.159cm" svg:x2="15.081cm" svg:y2="5.164cm">
          <text:p/>
        </draw:line>
        <draw:line draw:name="직선 연결선 11" draw:style-name="gr16" draw:text-style-name="P13" draw:layer="layout" svg:x1="14.288cm" svg:y1="5.755cm" svg:x2="15.081cm" svg:y2="5.759cm">
          <text:p/>
        </draw:line>
        <draw:line draw:name="직선 연결선 12" draw:style-name="gr16" draw:text-style-name="P13" draw:layer="layout" svg:x1="14.288cm" svg:y1="6.35cm" svg:x2="15.081cm" svg:y2="6.354cm">
          <text:p/>
        </draw:line>
        <draw:custom-shape draw:name="순서도: 연결자 14" draw:style-name="gr21" draw:text-style-name="P2" draw:layer="layout" svg:width="0.397cm" svg:height="0.397cm" svg:x="15.081cm" svg:y="4.96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순서도: 연결자 15" draw:style-name="gr22" draw:text-style-name="P2" draw:layer="layout" svg:width="0.397cm" svg:height="0.397cm" svg:x="15.081cm" svg:y="5.55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순서도: 연결자 16" draw:style-name="gr23" draw:text-style-name="P2" draw:layer="layout" svg:width="0.397cm" svg:height="0.396cm" svg:x="15.081cm" svg:y="6.15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g draw:name="그룹 34">
          <draw:line draw:name="직선 연결선 13" draw:style-name="gr16" draw:text-style-name="P13" draw:layer="layout" svg:x1="14.288cm" svg:y1="6.945cm" svg:x2="15.081cm" svg:y2="6.949cm">
            <text:p/>
          </draw:line>
          <draw:custom-shape draw:name="순서도: 연결자 17" draw:style-name="gr22" draw:text-style-name="P2" draw:layer="layout" svg:width="0.396cm" svg:height="0.397cm" svg:x="15.081cm" svg:y="6.747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name="TextBox 18" draw:style-name="gr24" draw:text-style-name="P12" draw:layer="layout" svg:width="2.58cm" svg:height="0.853cm" svg:x="15.478cm" svg:y="4.763cm">
          <text:list text:style-name="L4">
            <text:list-header>
              <text:p text:style-name="P6"><text:span text:style-name="T20">주민번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9" draw:style-name="gr24" draw:text-style-name="P12" draw:layer="layout" svg:width="2.58cm" svg:height="0.853cm" svg:x="15.478cm" svg:y="5.358cm">
          <text:list text:style-name="L4">
            <text:list-header>
              <text:p text:style-name="P6"><text:span text:style-name="T20">이름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0" draw:style-name="gr24" draw:text-style-name="P12" draw:layer="layout" svg:width="2.58cm" svg:height="0.853cm" svg:x="15.478cm" svg:y="5.953cm">
          <text:list text:style-name="L4">
            <text:list-header>
              <text:p text:style-name="P6"><text:span text:style-name="T20">도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1" draw:style-name="gr24" draw:text-style-name="P12" draw:layer="layout" svg:width="2.58cm" svg:height="0.853cm" svg:x="15.478cm" svg:y="6.548cm">
          <text:list text:style-name="L4">
            <text:list-header>
              <text:p text:style-name="P6"><text:span text:style-name="T20">전화번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직사각형 22" draw:style-name="gr12" draw:text-style-name="P11" xml:id="id1" draw:id="id1" draw:layer="layout" svg:width="4.167cm" svg:height="1.588cm" svg:x="2.183cm" svg:y="9.128cm">
          <text:list text:style-name="L4">
            <text:list-header>
              <text:p text:style-name="P1"><text:span text:style-name="T19">소유자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직사각형 23" draw:style-name="gr25" draw:text-style-name="P11" xml:id="id3" draw:id="id3" draw:layer="layout" svg:width="4.168cm" svg:height="1.588cm" svg:x="10.12cm" svg:y="9.128cm">
          <text:list text:style-name="L4">
            <text:list-header>
              <text:p text:style-name="P1"><text:span text:style-name="T19">노동자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직사각형 24" draw:style-name="gr12" draw:text-style-name="P11" xml:id="id2" draw:id="id2" draw:layer="layout" svg:width="4.167cm" svg:height="1.588cm" svg:x="18.058cm" svg:y="9.128cm">
          <text:list text:style-name="L4">
            <text:list-header>
              <text:p text:style-name="P1"><text:span text:style-name="T19">조종사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꺾인 연결선 26" draw:style-name="gr26" draw:text-style-name="P13" draw:layer="layout" svg:x1="4.266cm" svg:y1="9.128cm" svg:x2="20.141cm" svg:y2="9.128cm" draw:start-shape="id1" draw:start-glue-point="0" draw:end-shape="id2" draw:end-glue-point="0" svg:d="M4266 9128v-643h15875v643" svg:viewBox="0 0 15876 644">
          <text:p/>
        </draw:connector>
        <draw:connector draw:name="직선 화살표 연결선 29" draw:style-name="gr27" draw:text-style-name="P13" draw:layer="layout" draw:type="line" svg:x1="12.204cm" svg:y1="9.128cm" svg:x2="12.204cm" svg:y2="7.144cm" draw:start-shape="id3" draw:start-glue-point="0" draw:end-shape="id4" draw:end-glue-point="2" svg:d="M12204 9128v-1984" svg:viewBox="0 0 1 1985">
          <text:p/>
        </draw:connector>
        <draw:g draw:name="그룹 46">
          <draw:line draw:name="직선 연결선 44" draw:style-name="gr16" draw:text-style-name="P13" draw:layer="layout" svg:x1="11.709cm" svg:y1="8.732cm" svg:x2="11.705cm" svg:y2="9.128cm">
            <text:p/>
          </draw:line>
          <draw:custom-shape draw:name="순서도: 연결자 45" draw:style-name="gr23" draw:text-style-name="P2" draw:layer="layout" svg:width="0.397cm" svg:height="0.396cm" svg:x="11.509cm" svg:y="8.334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 draw:name="그룹 47">
          <draw:line draw:name="직선 연결선 48" draw:style-name="gr16" draw:text-style-name="P13" draw:layer="layout" svg:x1="12.702cm" svg:y1="8.732cm" svg:x2="12.698cm" svg:y2="9.128cm">
            <text:p/>
          </draw:line>
          <draw:custom-shape draw:name="순서도: 연결자 49" draw:style-name="gr23" draw:text-style-name="P2" draw:layer="layout" svg:width="0.396cm" svg:height="0.396cm" svg:x="12.502cm" svg:y="8.334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name="TextBox 52" draw:style-name="gr24" draw:text-style-name="P12" draw:layer="layout" svg:width="1.588cm" svg:height="0.853cm" svg:x="10.12cm" svg:y="8.136cm">
          <text:list text:style-name="L4">
            <text:list-header>
              <text:p text:style-name="P6"><text:span text:style-name="T20">봉급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3" draw:style-name="gr24" draw:text-style-name="P12" draw:layer="layout" svg:width="2.58cm" svg:height="0.853cm" svg:x="12.898cm" svg:y="8.136cm">
          <text:list text:style-name="L4">
            <text:list-header>
              <text:p text:style-name="P6"><text:span text:style-name="T20">교대시간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그룹 54">
          <draw:line draw:name="직선 연결선 55" draw:style-name="gr16" draw:text-style-name="P13" draw:layer="layout" svg:x1="20.639cm" svg:y1="8.732cm" svg:x2="20.635cm" svg:y2="9.128cm">
            <text:p/>
          </draw:line>
          <draw:custom-shape draw:name="순서도: 연결자 56" draw:style-name="gr23" draw:text-style-name="P2" draw:layer="layout" svg:width="0.397cm" svg:height="0.396cm" svg:x="20.439cm" svg:y="8.334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name="TextBox 57" draw:style-name="gr24" draw:text-style-name="P12" draw:layer="layout" svg:width="2.579cm" svg:height="0.853cm" svg:x="20.638cm" svg:y="8.136cm">
          <text:list text:style-name="L4">
            <text:list-header>
              <text:p text:style-name="P6"><text:span text:style-name="T20">면허번호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그룹 58">
          <draw:line draw:name="직선 연결선 59" draw:style-name="gr16" draw:text-style-name="P13" draw:layer="layout" svg:x1="20.639cm" svg:y1="11.114cm" svg:x2="20.635cm" svg:y2="10.716cm">
            <text:p/>
          </draw:line>
          <draw:custom-shape draw:name="순서도: 연결자 60" draw:style-name="gr28" draw:text-style-name="P2" draw:layer="layout" svg:width="0.397cm" svg:height="0.398cm" svg:x="20.439cm" svg:y="11.116cm">
            <text:p/>
            <draw:enhanced-geometry svg:viewBox="0 0 21600 21600" draw:mirror-vertical="tru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name="TextBox 61" draw:style-name="gr24" draw:text-style-name="P12" draw:layer="layout" svg:width="2.579cm" svg:height="0.853cm" svg:x="20.638cm" svg:y="10.914cm">
          <text:list text:style-name="L4">
            <text:list-header>
              <text:p text:style-name="P6"><text:span text:style-name="T20">제약사항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3" draw:style-name="gr24" draw:text-style-name="P12" draw:layer="layout" svg:width="1.587cm" svg:height="0.853cm" svg:x="12.105cm" svg:y="7.144cm">
          <text:list text:style-name="L4">
            <text:list-header>
              <text:p text:style-name="P6"><text:span text:style-name="T21">(p, 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순서도: 판단 64" draw:style-name="gr29" draw:text-style-name="P11" xml:id="id5" draw:id="id5" draw:layer="layout" svg:width="4.365cm" svg:height="2.183cm" svg:x="2.064cm" svg:y="11.708cm">
          <text:list text:style-name="L4">
            <text:list-header>
              <text:p text:style-name="P1"><text:span text:style-name="T22">개인</text:span></text:p>
              <text:p text:style-name="P1"><text:span text:style-name="T22">소유</text:span></text:p>
            </text:list-header>
          </text:list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순서도: 판단 65" draw:style-name="gr30" draw:text-style-name="P11" draw:layer="layout" svg:width="4.366cm" svg:height="1.786cm" svg:x="10.001cm" svg:y="11.906cm">
          <text:list text:style-name="L4">
            <text:list-header>
              <text:p text:style-name="P1"><text:span text:style-name="T22">유지</text:span></text:p>
            </text:list-header>
          </text:list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순서도: 판단 66" draw:style-name="gr31" draw:text-style-name="P11" xml:id="id7" draw:id="id7" draw:layer="layout" svg:width="4.365cm" svg:height="1.786cm" svg:x="17.939cm" svg:y="11.906cm">
          <text:list text:style-name="L4">
            <text:list-header>
              <text:p text:style-name="P1"><text:span text:style-name="T22">서류</text:span></text:p>
            </text:list-header>
          </text:list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name="직선 연결선 68" draw:style-name="gr16" draw:text-style-name="P13" draw:layer="layout" svg:x1="4.263cm" svg:y1="10.716cm" svg:x2="4.246cm" svg:y2="11.708cm">
          <text:p/>
        </draw:line>
        <draw:line draw:name="직선 연결선 70" draw:style-name="gr16" draw:text-style-name="P13" draw:layer="layout" svg:x1="12.202cm" svg:y1="10.716cm" svg:x2="12.184cm" svg:y2="11.906cm">
          <text:p/>
        </draw:line>
        <draw:line draw:name="직선 연결선 72" draw:style-name="gr16" draw:text-style-name="P13" draw:layer="layout" svg:x1="20.144cm" svg:y1="10.716cm" svg:x2="20.122cm" svg:y2="11.906cm">
          <text:p/>
        </draw:line>
        <draw:custom-shape draw:name="TextBox 73" draw:style-name="gr24" draw:text-style-name="P12" draw:layer="layout" svg:width="1.984cm" svg:height="0.853cm" svg:x="4.366cm" svg:y="10.914cm">
          <text:list text:style-name="L4">
            <text:list-header>
              <text:p text:style-name="P6"><text:span text:style-name="T21">(1, 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4" draw:style-name="gr24" draw:text-style-name="P12" draw:layer="layout" svg:width="1.588cm" svg:height="0.853cm" svg:x="12.303cm" svg:y="10.914cm">
          <text:list text:style-name="L4">
            <text:list-header>
              <text:p text:style-name="P6"><text:span text:style-name="T21">(0, n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5" draw:style-name="gr24" draw:text-style-name="P12" draw:layer="layout" svg:width="1.588cm" svg:height="0.853cm" svg:x="18.256cm" svg:y="10.914cm">
          <text:list text:style-name="L4">
            <text:list-header>
              <text:p text:style-name="P6"><text:span text:style-name="T21">(1, n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그룹 77">
          <draw:line draw:name="직선 연결선 78" draw:style-name="gr16" draw:text-style-name="P13" draw:layer="layout" svg:x1="5.558cm" svg:y1="13.693cm" svg:x2="5.554cm" svg:y2="13.295cm">
            <text:p/>
          </draw:line>
          <draw:custom-shape draw:name="순서도: 연결자 79" draw:style-name="gr28" draw:text-style-name="P2" draw:layer="layout" svg:width="0.397cm" svg:height="0.398cm" svg:x="5.358cm" svg:y="13.695cm">
            <text:p/>
            <draw:enhanced-geometry svg:viewBox="0 0 21600 21600" draw:mirror-vertical="tru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name="TextBox 80" draw:style-name="gr24" draw:text-style-name="P12" draw:layer="layout" svg:width="1.587cm" svg:height="0.853cm" svg:x="5.755cm" svg:y="13.494cm">
          <text:list text:style-name="L4">
            <text:list-header>
              <text:p text:style-name="P6"><text:span text:style-name="T20">날짜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직사각형 83" draw:style-name="gr32" draw:text-style-name="P11" xml:id="id6" draw:id="id6" draw:layer="layout" svg:width="4.168cm" svg:height="1.587cm" svg:x="10.12cm" svg:y="14.486cm">
          <text:list text:style-name="L4">
            <text:list-header>
              <text:p text:style-name="P1"><text:span text:style-name="T19">비행기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직선 연결선 85" draw:style-name="gr16" draw:text-style-name="P13" draw:layer="layout" svg:x1="12.184cm" svg:y1="13.692cm" svg:x2="12.202cm" svg:y2="14.486cm">
          <text:p/>
        </draw:line>
        <draw:connector draw:name="Shape 87" draw:style-name="gr26" draw:text-style-name="P13" draw:layer="layout" svg:x1="4.247cm" svg:y1="13.891cm" svg:x2="10.12cm" svg:y2="15.279cm" draw:start-shape="id5" draw:start-glue-point="6" draw:end-shape="id6" draw:end-glue-point="3" svg:d="M4247 13891v1388h5873" svg:viewBox="0 0 5874 1389">
          <text:p/>
        </draw:connector>
        <draw:connector draw:name="Shape 89" draw:style-name="gr26" draw:text-style-name="P13" draw:layer="layout" svg:x1="20.122cm" svg:y1="13.692cm" svg:x2="14.288cm" svg:y2="15.279cm" draw:start-shape="id7" draw:start-glue-point="6" draw:end-shape="id6" draw:end-glue-point="1" svg:d="M20122 13692v1587h-5834" svg:viewBox="0 0 5835 1588">
          <text:p/>
        </draw:connector>
        <draw:custom-shape draw:name="TextBox 90" draw:style-name="gr24" draw:text-style-name="P12" draw:layer="layout" svg:width="1.985cm" svg:height="0.853cm" svg:x="6.945cm" svg:y="14.486cm">
          <text:list text:style-name="L4">
            <text:list-header>
              <text:p text:style-name="P6"><text:span text:style-name="T21">(1, 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1" draw:style-name="gr24" draw:text-style-name="P12" draw:layer="layout" svg:width="1.985cm" svg:height="0.853cm" svg:x="15.478cm" svg:y="14.486cm">
          <text:list text:style-name="L4">
            <text:list-header>
              <text:p text:style-name="P6"><text:span text:style-name="T21">(1, m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직선 연결선 95" draw:style-name="gr16" draw:text-style-name="P13" draw:layer="layout" svg:x1="14.288cm" svg:y1="15.677cm" svg:x2="15.081cm" svg:y2="15.681cm">
          <text:p/>
        </draw:line>
        <draw:custom-shape draw:name="순서도: 연결자 96" draw:style-name="gr21" draw:text-style-name="P2" draw:layer="layout" svg:width="0.397cm" svg:height="0.397cm" svg:x="15.081cm" svg:y="15.47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TextBox 97" draw:style-name="gr24" draw:text-style-name="P12" draw:layer="layout" svg:width="2.58cm" svg:height="0.853cm" svg:x="15.478cm" svg:y="15.28cm">
          <text:list text:style-name="L4">
            <text:list-header>
              <text:p text:style-name="P6"><text:span text:style-name="T20">등록번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자유형 100" draw:style-name="gr33" draw:text-style-name="P2" draw:layer="layout" svg:width="1.248cm" svg:height="0.401cm" svg:x="13.829cm" svg:y="16.087cm">
          <text:p/>
          <draw:enhanced-geometry svg:viewBox="0 0 449943 145143" draw:extrusion-allowed="true" draw:text-areas="0 0 449943 145143" draw:glue-points="0 0 0 145143 449943 130629 435429 145143" draw:type="mso-spt100" draw:enhanced-path="M 0 0 L 0 145143 449943 130629 435429 145143 N">
            <draw:equation draw:name="f0" draw:formula=""/>
            <draw:equation draw:name="f1" draw:formula="14071-2"/>
            <draw:equation draw:name="f2" draw:formula=""/>
            <draw:equation draw:name="f3" draw:formula=""/>
          </draw:enhanced-geometry>
        </draw:custom-shape>
        <draw:custom-shape draw:name="순서도: 연결자 101" draw:style-name="gr23" draw:text-style-name="P2" draw:layer="layout" svg:width="0.397cm" svg:height="0.396cm" svg:x="15.081cm" svg:y="16.19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name="TextBox 102" draw:style-name="gr24" draw:text-style-name="P12" draw:layer="layout" svg:width="1.588cm" svg:height="0.853cm" svg:x="15.438cm" svg:y="15.994cm">
          <text:list text:style-name="L4">
            <text:list-header>
              <text:p text:style-name="P6"><text:span text:style-name="T20">모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순서도: 판단 105" draw:style-name="gr34" draw:text-style-name="P11" xml:id="id8" draw:id="id8" draw:layer="layout" svg:width="7.937cm" svg:height="1.786cm" svg:x="1.786cm" svg:y="15.677cm">
          <text:list text:style-name="L4">
            <text:list-header>
              <text:p text:style-name="P1"><text:span text:style-name="T22">법인 대표 소유</text:span></text:p>
            </text:list-header>
          </text:list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Shape 107" draw:style-name="gr26" draw:text-style-name="P13" draw:layer="layout" svg:x1="12.204cm" svg:y1="16.073cm" svg:x2="9.723cm" svg:y2="16.57cm" draw:start-shape="id6" draw:start-glue-point="2" draw:end-shape="id8" draw:end-glue-point="7" svg:d="M12204 16073v497h-2481" svg:viewBox="0 0 2482 498">
          <text:p/>
        </draw:connecto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제목2" presentation:use-date-time-name="dtd1">
        <draw:custom-shape draw:name="날짜 개체 틀 3" draw:style-name="gr35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- </text:span><text:span text:style-name="T23">상황 가정</text:span></text:p>
              </text:list-header>
            </text:list>
          </draw:text-box>
        </draw:frame>
        <draw:frame presentation:style-name="pr6" draw:text-style-name="P2" draw:layer="layout" svg:width="21.167cm" svg:height="12.687cm" svg:x="1.983cm" svg:y="3.769cm" presentation:class="outline" presentation:user-transformed="true">
          <draw:text-box>
            <text:list text:style-name="L6">
              <text:list-header>
                <text:p text:style-name="P14"><text:span text:style-name="T25">Netsong7</text:span><text:span text:style-name="T26">전문학교에서는 수강신청을 관리하려고 한다</text:span><text:span text:style-name="T25">.</text:span></text:p>
                <text:p text:style-name="P14"><text:span text:style-name="T26">모든 과정은 과목코드를 가지고 있으며 과목명과 그 기간</text:span></text:p>
                <text:p text:style-name="P14"><text:span text:style-name="T26">을 알아야 한다</text:span><text:span text:style-name="T25">. </text:span></text:p>
                <text:p text:style-name="P14"><text:span text:style-name="T26">각 과정은 날짜에 따라 다른 강의실에서</text:span><text:span text:style-name="T25"> </text:span><text:span text:style-name="T26">여러 번 열릴 수 </text:span></text:p>
                <text:p text:style-name="P14"><text:span text:style-name="T26">있으나 하루에 동일한 과정이 여러 번</text:span><text:span text:style-name="T25"> </text:span><text:span text:style-name="T26">열리는 경우는 없다</text:span><text:span text:style-name="T25">. </text:span></text:p>
                <text:p text:style-name="P14"><text:span text:style-name="T26">각 과목의 강사는 본 학교 교사가</text:span><text:span text:style-name="T25"> </text:span><text:span text:style-name="T26">맡으며 한 강좌는 한명</text:span></text:p>
                <text:p text:style-name="P14"><text:span text:style-name="T26">이 전담한다</text:span><text:span text:style-name="T25">. <text:s/></text:span></text:p>
                <text:p text:style-name="P14"><text:span text:style-name="T26">하지만 <text:s/>한 과목만을</text:span><text:span text:style-name="T25"> </text:span><text:span text:style-name="T26">강의하는 교사도 있고 여러 과목을 </text:span></text:p>
                <text:p text:style-name="P14"><text:span text:style-name="T26">강의하는 교사도 있다</text:span><text:span text:style-name="T25">.</text:span></text:p>
                <text:p text:style-name="P14"><text:span text:style-name="T26">수강생들은 개설된 과정을 수강할 수 있고 각 학생에 대해</text:span></text:p>
                <text:p text:style-name="P15"><text:span text:style-name="T26">서는 그 사람의 주민번호와 이름을 알아야 한다</text:span><text:span text:style-name="T25">.</text:span><text:span text:style-name="T25"><text:line-break/></text:span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- </text:span><text:span text:style-name="T13">Entity </text:span><text:span text:style-name="T8">뽑기</text:span></text:p>
              </text:list-header>
            </text:list>
          </draw:text-box>
        </draw:frame>
        <draw:custom-shape draw:name="날짜 개체 틀 3" draw:style-name="gr36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7" draw:text-style-name="P18" draw:layer="layout" svg:width="21.167cm" svg:height="12.687cm" svg:x="1.984cm" svg:y="3.77cm">
          <text:list text:style-name="L4">
            <text:list-header>
              <text:p text:style-name="P16"><text:span text:style-name="T27">Netsong7</text:span><text:span text:style-name="T28">전문학교에서는 </text:span><text:span text:style-name="T29">수강신청을 관리</text:span><text:span text:style-name="T28">하려고 한다</text:span><text:span text:style-name="T27">.</text:span></text:p>
              <text:p text:style-name="P16"><text:span text:style-name="T28">모든 </text:span><text:span text:style-name="T29">과정</text:span><text:span text:style-name="T28">은 </text:span><text:span text:style-name="T30">[</text:span><text:span text:style-name="T31">과목코드</text:span><text:span text:style-name="T30">]</text:span><text:span text:style-name="T28">를 가지고 있으며 </text:span><text:span text:style-name="T30">[</text:span><text:span text:style-name="T31">과목명</text:span><text:span text:style-name="T30">]</text:span><text:span text:style-name="T28">과 </text:span></text:p>
              <text:p text:style-name="P16"><text:span text:style-name="T28">그 </text:span><text:span text:style-name="T30">[</text:span><text:span text:style-name="T31">기간</text:span><text:span text:style-name="T30">]</text:span><text:span text:style-name="T28">을 알아야 한다</text:span><text:span text:style-name="T27">. <text:s/></text:span><text:span text:style-name="T28">각 과정은 </text:span><text:span text:style-name="T30">[</text:span><text:span text:style-name="T31">날짜에 따라 다른 </text:span></text:p>
              <text:p text:style-name="P16"><text:span text:style-name="T31">강의실에서</text:span><text:span text:style-name="T30"> </text:span><text:span text:style-name="T31">여러번 열릴 수 있으나</text:span><text:span text:style-name="T30">]</text:span><text:span text:style-name="T28"> </text:span><text:span text:style-name="T28">하루에 동일한 과정</text:span></text:p>
              <text:p text:style-name="P16"><text:span text:style-name="T28">이 여러번</text:span><text:span text:style-name="T27"> </text:span><text:span text:style-name="T28">열리는 경우는 없다</text:span><text:span text:style-name="T27">. </text:span></text:p>
              <text:p text:style-name="P16"><text:span text:style-name="T28">각 과목의 강사는 본 학교 교사가</text:span><text:span text:style-name="T27"> </text:span><text:span text:style-name="T28">맡으며 </text:span><text:span text:style-name="T30">[</text:span><text:span text:style-name="T31">한 강좌는 한명</text:span></text:p>
              <text:p text:style-name="P16"><text:span text:style-name="T31">이 전담</text:span><text:span text:style-name="T30">]</text:span><text:span text:style-name="T28">한다</text:span><text:span text:style-name="T27">. <text:s/></text:span></text:p>
              <text:p text:style-name="P16"><text:span text:style-name="T28">하지만 <text:s/>한 과목만을</text:span><text:span text:style-name="T27"> </text:span><text:span text:style-name="T28">강의하는 교사도 있고 여러 과목을 </text:span></text:p>
              <text:p text:style-name="P16"><text:span text:style-name="T28">강의하는 교사도 있다</text:span><text:span text:style-name="T27">.</text:span></text:p>
              <text:p text:style-name="P16"><text:span text:style-name="T29">수강생들은</text:span><text:span text:style-name="T28"> 개설된 </text:span><text:span text:style-name="T30">[</text:span><text:span text:style-name="T31">과정</text:span><text:span text:style-name="T30">]</text:span><text:span text:style-name="T28">을 수강할 수 있고 각 학생에 </text:span></text:p>
              <text:p text:style-name="P17"><text:span text:style-name="T28">대해서는 그 사람의 </text:span><text:span text:style-name="T30">[</text:span><text:span text:style-name="T31">주민번호</text:span><text:span text:style-name="T30">]</text:span><text:span text:style-name="T28">와 </text:span><text:span text:style-name="T30">[</text:span><text:span text:style-name="T31">이름</text:span><text:span text:style-name="T30">]</text:span><text:span text:style-name="T28">을 알아야 한다</text:span><text:span text:style-name="T27">.</text:span><text:span text:style-name="T32"><text:line-break/></text:span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- </text:span><text:span text:style-name="T8">결과</text:span></text:p>
              </text:list-header>
            </text:list>
          </draw:text-box>
        </draw:frame>
        <draw:frame draw:style-name="standard" draw:layer="layout" svg:width="21.598cm" svg:height="5.008cm" svg:x="1.786cm" svg:y="3.572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3">
                  <text:list-header>
                    <text:p text:style-name="P19"><text:span text:style-name="T33">Netsong7</text:span><text:span text:style-name="T34">전문학교 </text:span><text:span text:style-name="T33">(Entity Set)</text:span></text:p>
                  </text:list-header>
                </text:list>
              </table:table-cell>
              <table:covered-table-cell table:style-name="ce2"/>
            </table:table-row>
            <table:table-row table:style-name="ro2" table:default-cell-style-name="ce3">
              <table:table-cell>
                <text:list text:style-name="L4">
                  <text:list-header>
                    <text:p text:style-name="P7"><text:span text:style-name="T35">과정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36"><text:s/></text:span><text:span text:style-name="T37">과목코드</text:span><text:span text:style-name="T36">, <text:s/></text:span><text:span text:style-name="T37">과목명</text:span><text:span text:style-name="T36">, <text:s/></text:span><text:span text:style-name="T37">기간</text:span><text:span text:style-name="T36">, <text:s/></text:span><text:span text:style-name="T37">강사</text:span></text:p>
                  </text:list-header>
                </text:list>
              </table:table-cell>
            </table:table-row>
            <table:table-row table:style-name="ro1" table:default-cell-style-name="ce4">
              <table:table-cell>
                <text:list text:continue-numbering="true" text:style-name="L4">
                  <text:list-header>
                    <text:p text:style-name="P7"><text:span text:style-name="T35">수강생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36"><text:s/></text:span><text:span text:style-name="T37">주민번호</text:span><text:span text:style-name="T36">, <text:s/></text:span><text:span text:style-name="T37">이름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날짜 개체 틀 3" draw:style-name="gr38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9" draw:text-style-name="P21" draw:layer="layout" svg:width="21.63cm" svg:height="7.739cm" svg:x="1.786cm" svg:y="8.93cm">
          <text:list text:style-name="L4">
            <text:list-header>
              <text:p text:style-name="P20"><text:span text:style-name="T38">이런 명사형 중 </text:span><text:span text:style-name="T39">Enitity</text:span><text:span text:style-name="T38">로 선택이 되려면 반드시 구성요소를 가져야 한다</text:span><text:span text:style-name="T39">.</text:span></text:p>
              <text:p text:style-name="P20"><text:span text:style-name="T38">명사들 중 다른 구성요소로 표현될 수 있는 명사들을 찾아보면 위와 같다</text:span><text:span text:style-name="T39">.</text:span></text:p>
              <text:p text:style-name="P20"><text:span text:style-name="T38">이런 구성요소를 </text:span><text:span text:style-name="T39">Attribute</text:span><text:span text:style-name="T38">라 하고</text:span><text:span text:style-name="T39">, Attribute</text:span><text:span text:style-name="T38">는 관리할 정보의 항목</text:span></text:p>
              <text:p text:style-name="P20"><text:span text:style-name="T38">이라고 보면 된다</text:span><text:span text:style-name="T39">.</text:span></text:p>
              <text:p text:style-name="P20"><text:span text:style-name="T38">만약 </text:span><text:span text:style-name="T39">Entity</text:span><text:span text:style-name="T38">가 될 수 있는 후보들을 단지 </text:span><text:span text:style-name="T39">Attribute</text:span><text:span text:style-name="T38">가 없다고 너무 쉽게</text:span></text:p>
              <text:p text:style-name="P20"><text:span text:style-name="T38">자격을 박탈하지는 말라</text:span><text:span text:style-name="T39">.</text:span></text:p>
              <text:p text:style-name="P20"><text:span text:style-name="T38">나중에 혹시 중요한 </text:span><text:span text:style-name="T39">Attribute</text:span><text:span text:style-name="T38">들이 나타날 수 있기 때문이다</text:span><text:span text:style-name="T39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- </text:span><text:span text:style-name="T13">RelationShip</text:span></text:p>
              </text:list-header>
            </text:list>
          </draw:text-box>
        </draw:frame>
        <draw:custom-shape draw:name="날짜 개체 틀 3" draw:style-name="gr40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직사각형 4" draw:style-name="gr41" draw:text-style-name="P11" draw:layer="layout" svg:width="4.167cm" svg:height="1.389cm" svg:x="2.58cm" svg:y="4.366cm">
          <text:list text:style-name="L4">
            <text:list-header>
              <text:p text:style-name="P1"><text:span text:style-name="T19">과정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순서도: 판단 5" draw:style-name="gr42" draw:text-style-name="P11" draw:layer="layout" svg:width="5.159cm" svg:height="1.786cm" svg:x="9.327cm" svg:y="4.167cm">
          <text:list text:style-name="L4">
            <text:list-header>
              <text:p text:style-name="P1"><text:span text:style-name="T19">수강</text:span></text:p>
            </text:list-header>
          </text:list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직사각형 6" draw:style-name="gr41" draw:text-style-name="P11" draw:layer="layout" svg:width="4.167cm" svg:height="1.389cm" svg:x="17.264cm" svg:y="4.366cm">
          <text:list text:style-name="L4">
            <text:list-header>
              <text:p text:style-name="P1"><text:span text:style-name="T19">수강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직선 연결선 8" draw:style-name="gr16" draw:text-style-name="P13" draw:layer="layout" svg:x1="6.747cm" svg:y1="5.058cm" svg:x2="9.327cm" svg:y2="5.062cm">
          <text:p/>
        </draw:line>
        <draw:line draw:name="직선 연결선 10" draw:style-name="gr16" draw:text-style-name="P13" draw:layer="layout" svg:x1="14.486cm" svg:y1="5.058cm" svg:x2="17.264cm" svg:y2="5.062cm">
          <text:p/>
        </draw:line>
        <draw:custom-shape draw:name="TextBox 11" draw:style-name="gr43" draw:text-style-name="P10" draw:layer="layout" svg:width="22.027cm" svg:height="2.547cm" svg:x="1.786cm" svg:y="6.548cm">
          <text:list text:style-name="L4">
            <text:list-header>
              <text:p text:style-name="P9"><text:span text:style-name="T40">“</text:span><text:span text:style-name="T41">수강생들은 개설된 강의를 수강할 수 있고</text:span><text:span text:style-name="T40">”</text:span><text:span text:style-name="T41">의 예시처럼 수강생은 </text:span></text:p>
              <text:p text:style-name="P9"><text:span text:style-name="T41">여러과정을 수강할 수 있고</text:span><text:span text:style-name="T40">, </text:span><text:span text:style-name="T41">한 과정은 여러 수강생이 수강할 수 있으니</text:span></text:p>
              <text:p text:style-name="P9"><text:span text:style-name="T41">위와 같은 다</text:span><text:span text:style-name="T40">:</text:span><text:span text:style-name="T41">다 관계가 나타날 수 있다</text:span><text:span text:style-name="T4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직사각형 12" draw:style-name="gr44" draw:text-style-name="P11" draw:layer="layout" svg:width="2.183cm" svg:height="1.19cm" svg:x="1.786cm" svg:y="10.319cm">
          <text:list text:style-name="L4">
            <text:list-header>
              <text:p text:style-name="P1"><text:span text:style-name="T19">과정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순서도: 판단 21" draw:style-name="gr45" draw:text-style-name="P11" draw:layer="layout" svg:width="3.373cm" svg:height="1.786cm" svg:x="5.358cm" svg:y="10.041cm">
          <text:list text:style-name="L4">
            <text:list-header>
              <text:p text:style-name="P1"><text:span text:style-name="T22">신청</text:span></text:p>
            </text:list-header>
          </text:list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직사각형 28" draw:style-name="gr46" draw:text-style-name="P11" draw:layer="layout" svg:width="3.572cm" svg:height="1.191cm" svg:x="10.517cm" svg:y="10.358cm">
          <text:list text:style-name="L4">
            <text:list-header>
              <text:p text:style-name="P1"><text:span text:style-name="T19">수강과정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순서도: 판단 29" draw:style-name="gr45" draw:text-style-name="P11" draw:layer="layout" svg:width="3.373cm" svg:height="1.786cm" svg:x="15.875cm" svg:y="10.085cm">
          <text:list text:style-name="L4">
            <text:list-header>
              <text:p text:style-name="P1"><text:span text:style-name="T22">수강</text:span></text:p>
            </text:list-header>
          </text:list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직사각형 30" draw:style-name="gr47" draw:text-style-name="P11" draw:layer="layout" svg:width="2.976cm" svg:height="1.191cm" svg:x="20.638cm" svg:y="10.398cm">
          <text:list text:style-name="L4">
            <text:list-header>
              <text:p text:style-name="P1"><text:span text:style-name="T19">수강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직선 연결선 32" draw:style-name="gr16" draw:text-style-name="P13" draw:layer="layout" svg:x1="3.969cm" svg:y1="10.914cm" svg:x2="5.358cm" svg:y2="10.932cm">
          <text:p/>
        </draw:line>
        <draw:line draw:name="직선 연결선 34" draw:style-name="gr16" draw:text-style-name="P13" draw:layer="layout" svg:x1="8.731cm" svg:y1="10.932cm" svg:x2="10.517cm" svg:y2="10.954cm">
          <text:p/>
        </draw:line>
        <draw:line draw:name="직선 연결선 36" draw:style-name="gr16" draw:text-style-name="P13" draw:layer="layout" svg:x1="14.089cm" svg:y1="10.954cm" svg:x2="15.875cm" svg:y2="10.976cm">
          <text:p/>
        </draw:line>
        <draw:line draw:name="직선 연결선 38" draw:style-name="gr16" draw:text-style-name="P13" draw:layer="layout" svg:x1="19.248cm" svg:y1="10.976cm" svg:x2="20.638cm" svg:y2="10.993cm">
          <text:p/>
        </draw:line>
        <draw:custom-shape draw:name="TextBox 39" draw:style-name="gr24" draw:text-style-name="P12" draw:layer="layout" svg:width="0.992cm" svg:height="1.446cm" svg:x="9.525cm" svg:y="9.525cm">
          <text:list text:style-name="L4">
            <text:list-header>
              <text:p text:style-name="P6"><text:span text:style-name="T42">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0" draw:style-name="gr24" draw:text-style-name="P12" draw:layer="layout" svg:width="0.992cm" svg:height="1.446cm" svg:x="14.089cm" svg:y="9.459cm">
          <text:list text:style-name="L4">
            <text:list-header>
              <text:p text:style-name="P6"><text:span text:style-name="T42">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1" draw:style-name="gr48" draw:text-style-name="P10" draw:layer="layout" svg:width="21.828cm" svg:height="4.833cm" svg:x="1.786cm" svg:y="12.303cm">
          <text:list text:style-name="L4">
            <text:list-header>
              <text:p text:style-name="P9"><text:span text:style-name="T41">수강생이 과정을 수강할 때 모든 과정을 다 수강하는 것이 아니다</text:span><text:span text:style-name="T40">.</text:span></text:p>
              <text:p text:style-name="P9"><text:span text:style-name="T41">과정 중 일부를 선택하여 신청하고</text:span><text:span text:style-name="T40">, </text:span><text:span text:style-name="T41">과정 또한 모든 학생이 선택하는</text:span></text:p>
              <text:p text:style-name="P9"><text:span text:style-name="T41">것이 아니라 일부 과정만 선택되는 것이다</text:span><text:span text:style-name="T40">.</text:span></text:p>
              <text:p text:style-name="P9"><text:span text:style-name="T41">수강생이 신청한 과정을 </text:span><text:span text:style-name="T40">“</text:span><text:span text:style-name="T41">수강과정</text:span><text:span text:style-name="T40">”</text:span><text:span text:style-name="T41">이라고 표현하고 관계를 나타내면</text:span></text:p>
              <text:p text:style-name="P9"><text:span text:style-name="T41">위와 같이 표현될 수 있다</text:span><text:span text:style-name="T40">.</text:span></text:p>
              <text:p text:style-name="P9"><text:span text:style-name="T41">결국 수강생은 수강과정을 신청하고</text:span><text:span text:style-name="T40">, </text:span><text:span text:style-name="T41">수강과정은 과정중의 하나이다</text:span><text:span text:style-name="T40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2" draw:layer="layout" svg:width="10.2cm" svg:height="0.6cm" svg:x="21.2cm" svg:y="8.8cm">
          <text:p text:style-name="P22">정규화</text:p>
          <text:p>모델링을 하는 과정에서 올바른 관계를 형성하도록 설계하는 과정</text:p>
          <draw:enhanced-geometry svg:viewBox="0 0 21600 21600" draw:text-areas="800 800 20800 20800" draw:type="round-rectangular-callout" draw:modifiers="1249.28928536418 44997.0049916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2" draw:layer="layout" svg:width="10.6cm" svg:height="1.2cm" svg:x="22cm" svg:y="12cm">
          <text:p text:style-name="P22">실제로는 제3정규화 까지 있다.</text:p>
          <text:p text:style-name="P22">제1정규화 </text:p>
          <text:p text:style-name="P22">데이터를 저장했을 때 가장 첫번째로</text:p>
          <text:p text:style-name="P22">검증 </text:p>
          <draw:enhanced-geometry svg:viewBox="0 0 21600 21600" draw:text-areas="800 800 20800 20800" draw:type="round-rectangular-callout" draw:modifiers="1762.47523818508 34854.954204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- </text:span><text:span text:style-name="T13">Entity</text:span><text:span text:style-name="T8">별로 속성 추가</text:span></text:p>
              </text:list-header>
            </text:list>
          </draw:text-box>
        </draw:frame>
        <draw:custom-shape draw:name="날짜 개체 틀 3" draw:style-name="gr51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직사각형 4" draw:style-name="gr52" draw:text-style-name="P11" draw:layer="layout" svg:width="2.183cm" svg:height="1.191cm" svg:x="2.381cm" svg:y="6.231cm">
          <text:list text:style-name="L4">
            <text:list-header>
              <text:p text:style-name="P1"><text:span text:style-name="T19">과정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순서도: 판단 5" draw:style-name="gr53" draw:text-style-name="P11" draw:layer="layout" svg:width="3.374cm" svg:height="1.786cm" svg:x="5.953cm" svg:y="5.953cm">
          <text:list text:style-name="L4">
            <text:list-header>
              <text:p text:style-name="P1"><text:span text:style-name="T22">신청</text:span></text:p>
            </text:list-header>
          </text:list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직사각형 6" draw:style-name="gr54" draw:text-style-name="P11" draw:layer="layout" svg:width="3.572cm" svg:height="1.19cm" svg:x="10.517cm" svg:y="6.271cm">
          <text:list text:style-name="L4">
            <text:list-header>
              <text:p text:style-name="P1"><text:span text:style-name="T19">수강과정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순서도: 판단 7" draw:style-name="gr45" draw:text-style-name="P11" draw:layer="layout" svg:width="3.373cm" svg:height="1.786cm" svg:x="15.875cm" svg:y="5.997cm">
          <text:list text:style-name="L4">
            <text:list-header>
              <text:p text:style-name="P1"><text:span text:style-name="T22">수강</text:span></text:p>
            </text:list-header>
          </text:list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직사각형 8" draw:style-name="gr47" draw:text-style-name="P11" draw:layer="layout" svg:width="2.976cm" svg:height="1.191cm" svg:x="20.638cm" svg:y="6.31cm">
          <text:list text:style-name="L4">
            <text:list-header>
              <text:p text:style-name="P1"><text:span text:style-name="T19">수강생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직선 연결선 9" draw:style-name="gr16" draw:text-style-name="P13" draw:layer="layout" svg:x1="4.564cm" svg:y1="6.826cm" svg:x2="5.953cm" svg:y2="6.844cm">
          <text:p/>
        </draw:line>
        <draw:line draw:name="직선 연결선 10" draw:style-name="gr16" draw:text-style-name="P13" draw:layer="layout" svg:x1="9.327cm" svg:y1="6.844cm" svg:x2="10.517cm" svg:y2="6.866cm">
          <text:p/>
        </draw:line>
        <draw:line draw:name="직선 연결선 11" draw:style-name="gr16" draw:text-style-name="P13" draw:layer="layout" svg:x1="14.089cm" svg:y1="6.866cm" svg:x2="15.875cm" svg:y2="6.888cm">
          <text:p/>
        </draw:line>
        <draw:line draw:name="직선 연결선 12" draw:style-name="gr16" draw:text-style-name="P13" draw:layer="layout" svg:x1="19.248cm" svg:y1="6.888cm" svg:x2="20.638cm" svg:y2="6.906cm">
          <text:p/>
        </draw:line>
        <draw:custom-shape draw:name="타원 13" draw:style-name="gr55" draw:text-style-name="P12" draw:layer="layout" svg:width="2.58cm" svg:height="1.19cm" svg:x="4.961cm" svg:y="3.969cm">
          <text:list text:style-name="L4">
            <text:list-header>
              <text:p text:style-name="P6"><text:span text:style-name="T8">기간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4" draw:style-name="gr56" draw:text-style-name="P12" draw:layer="layout" svg:width="4.366cm" svg:height="1.191cm" svg:x="1.984cm" svg:y="10.12cm">
          <text:list text:style-name="L4">
            <text:list-header>
              <text:p text:style-name="P6"><text:span text:style-name="T8">과목코드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5" draw:style-name="gr57" draw:text-style-name="P12" draw:layer="layout" svg:width="3.572cm" svg:height="1.191cm" svg:x="3.77cm" svg:y="8.334cm">
          <text:list text:style-name="L4">
            <text:list-header>
              <text:p text:style-name="P6"><text:span text:style-name="T8">과목명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6" draw:style-name="gr55" draw:text-style-name="P12" draw:layer="layout" svg:width="2.58cm" svg:height="1.19cm" svg:x="1.984cm" svg:y="3.969cm">
          <text:list text:style-name="L4">
            <text:list-header>
              <text:p text:style-name="P6"><text:span text:style-name="T8">강사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7" draw:style-name="gr58" draw:text-style-name="P12" draw:layer="layout" svg:width="3.572cm" svg:height="1.19cm" svg:x="8.731cm" svg:y="8.533cm">
          <text:list text:style-name="L4">
            <text:list-header>
              <text:p text:style-name="P6"><text:span text:style-name="T8">시작일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8" draw:style-name="gr58" draw:text-style-name="P12" draw:layer="layout" svg:width="3.572cm" svg:height="1.19cm" svg:x="12.7cm" svg:y="8.533cm">
          <text:list text:style-name="L4">
            <text:list-header>
              <text:p text:style-name="P6"><text:span text:style-name="T8">종료일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9" draw:style-name="gr58" draw:text-style-name="P12" draw:layer="layout" svg:width="3.572cm" svg:height="1.19cm" svg:x="10.716cm" svg:y="3.969cm">
          <text:list text:style-name="L4">
            <text:list-header>
              <text:p text:style-name="P6"><text:span text:style-name="T8">강의실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20" draw:style-name="gr14" draw:text-style-name="P12" draw:layer="layout" svg:width="4.366cm" svg:height="1.19cm" svg:x="18.653cm" svg:y="8.533cm">
          <text:list text:style-name="L4">
            <text:list-header>
              <text:p text:style-name="P6"><text:span text:style-name="T8">주민번호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21" draw:style-name="gr59" draw:text-style-name="P12" draw:layer="layout" svg:width="2.579cm" svg:height="1.19cm" svg:x="20.241cm" svg:y="3.969cm">
          <text:list text:style-name="L4">
            <text:list-header>
              <text:p text:style-name="P6"><text:span text:style-name="T8">이름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직선 연결선 43" draw:style-name="gr16" draw:text-style-name="P13" draw:layer="layout" svg:x1="3.47cm" svg:y1="7.422cm" svg:x2="2.624cm" svg:y2="10.297cm">
          <text:p/>
        </draw:line>
        <draw:line draw:name="직선 연결선 45" draw:style-name="gr16" draw:text-style-name="P13" draw:layer="layout" svg:x1="3.468cm" svg:y1="7.422cm" svg:x2="4.293cm" svg:y2="8.511cm">
          <text:p/>
        </draw:line>
        <draw:line draw:name="직선 연결선 49" draw:style-name="gr16" draw:text-style-name="P13" draw:layer="layout" svg:x1="3.47cm" svg:y1="6.231cm" svg:x2="3.272cm" svg:y2="5.159cm">
          <text:p/>
        </draw:line>
        <draw:line draw:name="직선 연결선 51" draw:style-name="gr16" draw:text-style-name="P13" draw:layer="layout" svg:x1="3.47cm" svg:y1="6.231cm" svg:x2="5.34cm" svg:y2="4.983cm">
          <text:p/>
        </draw:line>
        <draw:line draw:name="직선 연결선 53" draw:style-name="gr16" draw:text-style-name="P13" draw:layer="layout" svg:x1="12.303cm" svg:y1="7.461cm" svg:x2="10.517cm" svg:y2="8.533cm">
          <text:p/>
        </draw:line>
        <draw:line draw:name="직선 연결선 55" draw:style-name="gr16" draw:text-style-name="P13" draw:layer="layout" svg:x1="12.301cm" svg:y1="7.461cm" svg:x2="14.484cm" svg:y2="8.533cm">
          <text:p/>
        </draw:line>
        <draw:line draw:name="직선 연결선 57" draw:style-name="gr16" draw:text-style-name="P13" draw:layer="layout" svg:x1="12.301cm" svg:y1="6.271cm" svg:x2="12.5cm" svg:y2="5.159cm">
          <text:p/>
        </draw:line>
        <draw:line draw:name="직선 연결선 59" draw:style-name="gr16" draw:text-style-name="P13" draw:layer="layout" svg:x1="22.127cm" svg:y1="6.309cm" svg:x2="21.532cm" svg:y2="5.158cm">
          <text:p/>
        </draw:line>
        <draw:line draw:name="직선 연결선 63" draw:style-name="gr16" draw:text-style-name="P13" draw:layer="layout" svg:x1="22.128cm" svg:y1="7.501cm" svg:x2="20.836cm" svg:y2="8.533cm">
          <text:p/>
        </draw:line>
        <draw:custom-shape draw:name="TextBox 64" draw:style-name="gr60" draw:text-style-name="P10" draw:layer="layout" svg:width="21.034cm" svg:height="5.164cm" svg:x="2.183cm" svg:y="11.906cm">
          <text:list text:style-name="L5">
            <text:list-header>
              <text:p text:style-name="P9"><text:span text:style-name="T43">Entity</text:span><text:span text:style-name="T44">는 반드시 속성을 포함해야 한다</text:span><text:span text:style-name="T43">.</text:span></text:p>
            </text:list-header>
          </text:list>
          <text:list text:style-name="L4">
            <text:list-header>
              <text:p text:style-name="P9"><text:span text:style-name="T45">만약 새로운 </text:span><text:span text:style-name="T46">Entity</text:span><text:span text:style-name="T45">를 추가하지 않았다면 시작일</text:span><text:span text:style-name="T46">, </text:span><text:span text:style-name="T45">종료일</text:span><text:span text:style-name="T46">, </text:span><text:span text:style-name="T45">강의실의 관계가</text:span></text:p>
              <text:p text:style-name="P9"><text:span text:style-name="T45">모호해 진다</text:span><text:span text:style-name="T46">.</text:span></text:p>
              <text:p text:style-name="P9"><text:span text:style-name="T45">그래서 비록 </text:span><text:span text:style-name="T46">Entity</text:span><text:span text:style-name="T45">를 추출할 때 </text:span><text:span text:style-name="T46">Entity</text:span><text:span text:style-name="T45">로 선택되지 않은 명사형</text:span><text:span text:style-name="T46">(</text:span><text:span text:style-name="T45">후보</text:span><text:span text:style-name="T46">)</text:span><text:span text:style-name="T45">이 </text:span></text:p>
              <text:p text:style-name="P9"><text:span text:style-name="T45">있어도 모조건 박탈하지 말고 보류하라는 것이다</text:span><text:span text:style-name="T46">.</text:span></text:p>
              <text:p text:style-name="P9"><text:span text:style-name="T46"/></text:p>
              <text:p text:style-name="P9"><text:span text:style-name="T46">※ </text:span><text:span text:style-name="T45">각 </text:span><text:span text:style-name="T46">Entity</text:span><text:span text:style-name="T45">별로 기본키를 선택해보자</text:span><text:span text:style-name="T46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- </text:span><text:span text:style-name="T8">제</text:span><text:span text:style-name="T13">1</text:span><text:span text:style-name="T8">정규화</text:span></text:p>
              </text:list-header>
            </text:list>
          </draw:text-box>
        </draw:frame>
        <draw:frame draw:style-name="standard" draw:layer="layout" svg:width="21.597cm" svg:height="5.446cm" svg:x="1.901cm" svg:y="3.523cm">
          <table:table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list text:style-name="L3">
                  <text:list-header>
                    <text:p text:style-name="P7"><text:span text:style-name="T47">과정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수강과정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수강생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style-name="L4">
                  <text:list-header>
                    <text:p text:style-name="P7"><text:span text:style-name="T48">Int01 <text:s/>Internet <text:s/>2 <text:s/>A</text:span><text:span text:style-name="T49">강사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48">00-05-15 <text:s/>00-07-14 <text:s/>90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48">1111-1111 <text:s/></text:span><text:span text:style-name="T49">홍길동</text:span></text:p>
                  </text:list-header>
                </text:list>
              </table:table-cell>
            </table:table-row>
            <table:table-row table:style-name="ro4" table:default-cell-style-name="ce4">
              <table:table-cell>
                <text:list text:continue-numbering="true" text:style-name="L4">
                  <text:list-header>
                    <text:p text:style-name="P7"><text:span text:style-name="T48">Sql01 <text:s text:c="4"/>Sql <text:s text:c="5"/>2 <text:s/>B</text:span><text:span text:style-name="T49">강사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48">00-05-15 <text:s/>00-07-14 <text:s/>90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48">2222-2222 <text:s/></text:span><text:span text:style-name="T49">임꺽정</text:span></text:p>
                  </text:list-header>
                </text:list>
              </table:table-cell>
            </table:table-row>
            <table:table-row table:style-name="ro4" table:default-cell-style-name="ce6">
              <table:table-cell>
                <text:list text:continue-numbering="true" text:style-name="L4">
                  <text:list-header>
                    <text:p text:style-name="P7"><text:span text:style-name="T48">Html01 <text:s/>Html <text:s text:c="3"/>1 <text:s/>C</text:span><text:span text:style-name="T49">강사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48">00-07-08 <text:s/>00-08-07 <text:s/>90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48">3333-3333 <text:s/></text:span><text:span text:style-name="T49">장길산</text:span></text:p>
                  </text:list-header>
                </text:list>
              </table:table-cell>
            </table:table-row>
            <table:table-row table:style-name="ro5" table:default-cell-style-name="ce4">
              <table:table-cell>
                <text:list text:continue-numbering="true" text:style-name="L4">
                  <text:list-header>
                    <text:p text:style-name="P7"><text:span text:style-name="T48">ASP01 <text:s text:c="3"/>ASP <text:s text:c="4"/>2 <text:s/>D</text:span><text:span text:style-name="T49">강사</text:span><text:span text:style-name="T48"> <text:s text:c="5"/>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48">00-06-08 <text:s/>00-08-07 <text:s/>90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48">4444-4444 <text:s/></text:span><text:span text:style-name="T49">이순신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날짜 개체 틀 3" draw:style-name="gr61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62" draw:text-style-name="P10" draw:layer="layout" svg:width="21.828cm" svg:height="2.547cm" svg:x="1.786cm" svg:y="8.93cm">
          <text:list text:style-name="L4">
            <text:list-item>
              <text:p text:style-name="P9"><text:span text:style-name="T41">위의 표는 </text:span><text:span text:style-name="T50"><text:s/>하나의 속성은 오직 하나의 원자값을 취해야 한다</text:span><text:span text:style-name="T41">는 조건을 만족하지 못하는 관계이다</text:span><text:span text:style-name="T40">. </text:span><text:span text:style-name="T41">따라서 아래와 같이 바꾸는 것은 제</text:span><text:span text:style-name="T40">1</text:span><text:span text:style-name="T41">정규형이라 한다</text:span><text:span text:style-name="T40">.</text:span><text:span text:style-name="T41">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1.827cm" svg:height="5.56cm" svg:x="1.817cm" svg:y="11.54cm">
          <table:table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6" table:default-cell-style-name="ce5">
              <table:table-cell>
                <text:list text:style-name="L3">
                  <text:list-header>
                    <text:p text:style-name="P7"><text:span text:style-name="T51">과목</text:span></text:p>
                    <text:p text:style-name="P7"><text:span text:style-name="T51">코드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1">과목명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1">시작일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1">종료일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1">기간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1">강의</text:span></text:p>
                    <text:p text:style-name="P7"><text:span text:style-name="T51">실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1">강사</text:span></text:p>
                    <text:p text:style-name="P7"><text:span text:style-name="T51">명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1">주민번호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1">이름</text:span></text:p>
                  </text:list-header>
                </text:list>
              </table:table-cell>
            </table:table-row>
            <table:table-row table:style-name="ro7" table:default-cell-style-name="ce3">
              <table:table-cell>
                <text:list text:style-name="L4">
                  <text:list-header>
                    <text:p text:style-name="P7"><text:span text:style-name="T52">Int01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Internet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00-05-15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00-07-14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90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A</text:span><text:span text:style-name="T53">강사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1111-111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3">홍길동</text:span></text:p>
                  </text:list-header>
                </text:list>
              </table:table-cell>
            </table:table-row>
            <table:table-row table:style-name="ro8" table:default-cell-style-name="ce4">
              <table:table-cell>
                <text:list text:continue-numbering="true" text:style-name="L4">
                  <text:list-header>
                    <text:p text:style-name="P7"><text:span text:style-name="T52">Sql01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Sql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00-05-15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00-07-14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90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B</text:span><text:span text:style-name="T53">강사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2222-2222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3">임꺽정</text:span></text:p>
                  </text:list-header>
                </text:list>
              </table:table-cell>
            </table:table-row>
            <table:table-row table:style-name="ro9" table:default-cell-style-name="ce6">
              <table:table-cell>
                <text:list text:continue-numbering="true" text:style-name="L4">
                  <text:list-header>
                    <text:p text:style-name="P7"><text:span text:style-name="T52">Html01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Html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00-07-08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00-08-07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90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C</text:span><text:span text:style-name="T53">강사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3333-333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3">장길산</text:span></text:p>
                  </text:list-header>
                </text:list>
              </table:table-cell>
            </table:table-row>
            <table:table-row table:style-name="ro10" table:default-cell-style-name="ce4">
              <table:table-cell>
                <text:list text:continue-numbering="true" text:style-name="L4">
                  <text:list-header>
                    <text:p text:style-name="P7"><text:span text:style-name="T52">ASP01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ASP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00-06-08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00-08-07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90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D</text:span><text:span text:style-name="T53">강사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2">4444-4444 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3">이순신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- </text:span><text:span text:style-name="T8">제</text:span><text:span text:style-name="T13">2</text:span><text:span text:style-name="T8">정규화</text:span></text:p>
              </text:list-header>
            </text:list>
          </draw:text-box>
        </draw:frame>
        <draw:custom-shape draw:name="날짜 개체 틀 3" draw:style-name="gr63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64" draw:text-style-name="P10" draw:layer="layout" svg:width="21.828cm" svg:height="3.727cm" svg:x="1.588cm" svg:y="3.175cm">
          <text:list text:style-name="L5">
            <text:list-header>
              <text:p text:style-name="P9"><text:span text:style-name="T54">◈ </text:span><text:span text:style-name="T55">정의</text:span></text:p>
            </text:list-header>
          </text:list>
          <text:list text:style-name="L4">
            <text:list-header>
              <text:p text:style-name="P9"><text:span text:style-name="T56">모든</text:span><text:span text:style-name="T57"> </text:span><text:span text:style-name="T56">키가 아닌 컬럼은 기본키 전체에 의존적이어야 한다</text:span><text:span text:style-name="T57">.</text:span></text:p>
              <text:p text:style-name="P9"><text:span text:style-name="T56">기본키의 일부분에 의존적이어서는 안된다</text:span><text:span text:style-name="T57">.</text:span></text:p>
              <text:p text:style-name="P9"><text:span text:style-name="T57">1NF</text:span><text:span text:style-name="T56">를 </text:span><text:span text:style-name="T57">2NF</text:span><text:span text:style-name="T56">로 변환하기 위해서는 후보키에</text:span><text:span text:style-name="T57"> </text:span><text:span text:style-name="T56">종속되지 않는 키가 아닌</text:span></text:p>
              <text:p text:style-name="P9"><text:span text:style-name="T56">속성들을 모아 별도의 관계로 분리시켜야 한다</text:span><text:span text:style-name="T57">.</text:span><text:span text:style-name="T41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65" draw:text-style-name="P10" draw:layer="layout" svg:width="21.828cm" svg:height="7.697cm" svg:x="1.588cm" svg:y="7.541cm">
          <text:list text:style-name="L5">
            <text:list-header>
              <text:p text:style-name="P9"><text:span text:style-name="T54">◈ </text:span><text:span text:style-name="T54">Key</text:span><text:span text:style-name="T55">의 종류</text:span></text:p>
            </text:list-header>
          </text:list>
          <text:list text:style-name="L4">
            <text:list-header>
              <text:p text:style-name="P9"><text:span text:style-name="T57">1. </text:span><text:span text:style-name="T56">후보키</text:span><text:span text:style-name="T57">(candidate key) : </text:span><text:span text:style-name="T56">키가 될 수 있는 속성들의 집합</text:span></text:p>
              <text:p text:style-name="P23"><text:span text:style-name="T57"><text:tab/></text:span><text:span text:style-name="T56">예</text:span><text:span text:style-name="T57">) </text:span><text:span text:style-name="T56">학생의 후보키 </text:span><text:span text:style-name="T57">– </text:span><text:span text:style-name="T56">학번</text:span><text:span text:style-name="T57">, </text:span><text:span text:style-name="T56">주민번호</text:span><text:span text:style-name="T57">, </text:span><text:span text:style-name="T56">전자우편계정 등</text:span><text:span text:style-name="T57">.</text:span></text:p>
              <text:p text:style-name="P9"><text:span text:style-name="T57"/></text:p>
              <text:p text:style-name="P9"><text:span text:style-name="T57">2. </text:span><text:span text:style-name="T56">기본키</text:span><text:span text:style-name="T57">(primary key) : </text:span><text:span text:style-name="T56">후보키들 중 튜플들을 구분하는 식별자로 선정된 키</text:span></text:p>
              <text:p text:style-name="P9"><text:span text:style-name="T57"/></text:p>
              <text:p text:style-name="P9"><text:span text:style-name="T57">3. </text:span><text:span text:style-name="T56">보조키</text:span><text:span text:style-name="T57">(secondary key) : </text:span><text:span text:style-name="T56">후보키들 중에서 기본키로 선정되지 않은 나머지 키</text:span></text:p>
              <text:p text:style-name="P9"><text:span text:style-name="T57"/></text:p>
              <text:p text:style-name="P9"><text:span text:style-name="T57">4. </text:span><text:span text:style-name="T56">외래키</text:span><text:span text:style-name="T57">(foreign key) : </text:span><text:span text:style-name="T56">다른 관계의 기본키로 사용되는 속성들</text:span></text:p>
              <text:p text:style-name="P9"><text:span text:style-name="T57"/></text:p>
              <text:p text:style-name="P9"><text:span text:style-name="T57">5. </text:span><text:span text:style-name="T56">복합키</text:span><text:span text:style-name="T57">(composite key) : </text:span><text:span text:style-name="T56">두개 속성 이상의 집합으로 구성된 키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layer="layout" svg:width="15.239cm" svg:height="11.429cm" svg:x="1.905cm" svg:y="12.065cm" presentation:class="notes" presentation:placeholder="true" presentation:user-transformed="true">
            <draw:text-box/>
          </draw:frame>
          <draw:frame draw:style-name="gr66" draw:layer="layout" svg:width="7.6cm" svg:height="10.2cm" svg:x="1.8cm" svg:y="12.4cm">
            <draw:text-box>
              <text:p>모든 키가 아닌 컬럼(제약x)</text:p>
              <text:p>은 기본키 전체에는 의존적이고 일부분에는 의존적이여서는 안된다.</text:p>
              <text:p>기본키는 두개 이상의 컬럼</text:p>
            </draw:text-box>
          </draw:frame>
        </presentation:notes>
      </draw:page>
      <draw:page draw:name="page13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- </text:span><text:span text:style-name="T8">제</text:span><text:span text:style-name="T13">2</text:span><text:span text:style-name="T8">정규화</text:span></text:p>
              </text:list-header>
            </text:list>
          </draw:text-box>
        </draw:frame>
        <draw:frame draw:style-name="standard" draw:layer="layout" svg:width="21.597cm" svg:height="2.059cm" svg:x="1.901cm" svg:y="3.523cm">
          <table:table>
            <table:table-column table:style-name="co14"/>
            <table:table-column table:style-name="co15"/>
            <table:table-column table:style-name="co13"/>
            <table:table-column table:style-name="co16"/>
            <table:table-column table:style-name="co17"/>
            <table:table-column table:style-name="co18"/>
            <table:table-column table:style-name="co6"/>
            <table:table-column table:style-name="co19"/>
            <table:table-column table:style-name="co20"/>
            <table:table-row table:style-name="ro11" table:default-cell-style-name="ce5">
              <table:table-cell>
                <text:list text:style-name="L3">
                  <text:list-header>
                    <text:p text:style-name="P7"><text:span text:style-name="T58">과목코드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8">과목명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8">시작일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8">종료일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8">기간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8">강의실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8">강사명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8">주민번호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58">이름</text:span></text:p>
                  </text:list-header>
                </text:list>
              </table:table-cell>
            </table:table-row>
            <table:table-row table:style-name="ro10" table:default-cell-style-name="ce7">
              <table:table-cell>
                <text:list text:style-name="L4">
                  <text:list-header>
                    <text:p text:style-name="P19"><text:span text:style-name="T59">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9"><text:span text:style-name="T59">B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9"><text:span text:style-name="T59">C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9"><text:span text:style-name="T59">D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9"><text:span text:style-name="T59">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9"><text:span text:style-name="T59">F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9"><text:span text:style-name="T59">G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9"><text:span text:style-name="T59">H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9"><text:span text:style-name="T59">I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날짜 개체 틀 3" draw:style-name="gr67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68" draw:text-style-name="P10" draw:layer="layout" svg:width="21.828cm" svg:height="0.937cm" svg:x="1.786cm" svg:y="5.755cm">
          <text:list text:style-name="L4">
            <text:list-header>
              <text:p text:style-name="P9"><text:span text:style-name="T56">우선 키가 될 수 있는 속성을 골라내보자</text:span><text:span text:style-name="T57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69" draw:text-style-name="P10" draw:layer="layout" svg:width="21.828cm" svg:height="2.965cm" svg:x="1.588cm" svg:y="6.548cm">
          <text:list text:style-name="L5">
            <text:list-header>
              <text:p text:style-name="P9"><text:span text:style-name="T54">◈ </text:span><text:span text:style-name="T55">과목코드 기준</text:span></text:p>
            </text:list-header>
          </text:list>
          <text:list text:style-name="L4">
            <text:list-header>
              <text:p text:style-name="P23"><text:span text:style-name="T56">과목코드를 알면 과목명을 안다</text:span><text:span text:style-name="T57">. </text:span><text:span text:style-name="T57"><text:tab/></text:span><text:span text:style-name="T57">A -&gt; B</text:span></text:p>
              <text:p text:style-name="P23"><text:span text:style-name="T56">과목코드를 알면 기간을 안다</text:span><text:span text:style-name="T57">.</text:span><text:span text:style-name="T57"><text:tab/></text:span><text:span text:style-name="T57">A -&gt; E</text:span></text:p>
              <text:p text:style-name="P23"><text:span text:style-name="T56">과목코드를 알면 강사명을 안다</text:span><text:span text:style-name="T57">.</text:span><text:span text:style-name="T57"><text:tab/></text:span><text:span text:style-name="T57">A -&gt; G(</text:span><text:span text:style-name="T56">예시에 한 과목은 한명이 전담</text:span><text:span text:style-name="T57">)</text:span><text:span text:style-name="T56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70" draw:text-style-name="P10" draw:layer="layout" svg:width="21.828cm" svg:height="2.965cm" svg:x="1.588cm" svg:y="9.904cm">
          <text:list text:style-name="L5">
            <text:list-header>
              <text:p text:style-name="P9"><text:span text:style-name="T54">◈ </text:span><text:span text:style-name="T55">과목명 기준</text:span></text:p>
            </text:list-header>
          </text:list>
          <text:list text:style-name="L4">
            <text:list-header>
              <text:p text:style-name="P23"><text:span text:style-name="T56">과목명를 알면 과목코드을 안다</text:span><text:span text:style-name="T57">. </text:span><text:span text:style-name="T57"><text:tab/></text:span><text:span text:style-name="T57">B -&gt; A</text:span></text:p>
              <text:p text:style-name="P23"><text:span text:style-name="T56">과목명를 알면 기간을 안다</text:span><text:span text:style-name="T57">.</text:span><text:span text:style-name="T57"><text:tab/></text:span><text:span text:style-name="T57"><text:tab/></text:span><text:span text:style-name="T57">A -&gt; E</text:span></text:p>
              <text:p text:style-name="P23"><text:span text:style-name="T56">과목명를 알면 강사명을 안다</text:span><text:span text:style-name="T57">.</text:span><text:span text:style-name="T57"><text:tab/></text:span><text:span text:style-name="T57">B -&gt; G</text:span><text:span text:style-name="T56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71" draw:text-style-name="P24" draw:layer="layout" svg:width="21.828cm" svg:height="2.289cm" svg:x="1.588cm" svg:y="13.295cm">
          <text:list text:style-name="L5">
            <text:list-header>
              <text:p text:style-name="P23"><text:span text:style-name="T54">◈ </text:span><text:span text:style-name="T55">과목코드</text:span><text:span text:style-name="T54">,</text:span><text:span text:style-name="T55"> </text:span><text:span text:style-name="T55">시작일</text:span><text:span text:style-name="T54">,</text:span><text:span text:style-name="T55"> </text:span><text:span text:style-name="T55">종료일을 알면 강의실을 안다</text:span><text:span text:style-name="T54">.</text:span><text:span text:style-name="T54"><text:tab/></text:span><text:span text:style-name="T54">A, C, D -&gt; F</text:span></text:p>
            </text:list-header>
          </text:list>
          <text:list text:style-name="L4">
            <text:list-header>
              <text:p text:style-name="P9"><text:span text:style-name="T56">각 과정은 날짜에 따라 다른 강의실에서 여러 번 열릴 수 있으나</text:span><text:span text:style-name="T57">,</text:span></text:p>
              <text:p text:style-name="P9"><text:span text:style-name="T56">하루에 동일한 과정이 여러 번 열리는 경우는 없다</text:span><text:span text:style-name="T57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72" draw:text-style-name="P24" draw:layer="layout" svg:width="21.828cm" svg:height="0.937cm" svg:x="1.588cm" svg:y="15.729cm">
          <text:list text:style-name="L5">
            <text:list-header>
              <text:p text:style-name="P23"><text:span text:style-name="T54">◈ </text:span><text:span text:style-name="T55">주민번호를 알면 이름을 안다</text:span><text:span text:style-name="T54">.</text:span><text:span text:style-name="T54"><text:tab/></text:span><text:span text:style-name="T54">H -&gt; 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- </text:span><text:span text:style-name="T8">제</text:span><text:span text:style-name="T13">2</text:span><text:span text:style-name="T8">정규화</text:span></text:p>
              </text:list-header>
            </text:list>
          </draw:text-box>
        </draw:frame>
        <draw:custom-shape draw:name="날짜 개체 틀 3" draw:style-name="gr73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74" draw:text-style-name="P10" draw:layer="layout" svg:width="21.828cm" svg:height="1.785cm" svg:x="1.588cm" svg:y="3.175cm">
          <text:list text:style-name="L4">
            <text:list-header>
              <text:p text:style-name="P9"><text:span text:style-name="T41">과목코드를 기본키로 정하고</text:span><text:span text:style-name="T40">, </text:span><text:span text:style-name="T41">그 키를 통해 알수있는 속성과 알 수 없는</text:span></text:p>
              <text:p text:style-name="P9"><text:span text:style-name="T41">속성을 구분한다</text:span><text:span text:style-name="T40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6.932cm" svg:height="5.15cm" svg:x="1.786cm" svg:y="5.159cm">
          <table:table>
            <table:table-column table:style-name="co21"/>
            <table:table-column table:style-name="co22"/>
            <table:table-column table:style-name="co21"/>
            <table:table-column table:style-name="co21"/>
            <table:table-row table:style-name="ro11" table:default-cell-style-name="ce5">
              <table:table-cell>
                <text:list text:style-name="L3">
                  <text:list-header>
                    <text:p text:style-name="P7"><text:span text:style-name="T47">과목코드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과목명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기간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강사명</text:span></text:p>
                  </text:list-header>
                </text:list>
              </table:table-cell>
            </table:table-row>
            <table:table-row table:style-name="ro10" table:default-cell-style-name="ce3">
              <table:table-cell>
                <text:list text:style-name="L4">
                  <text:list-header>
                    <text:p text:style-name="P7"><text:span text:style-name="T59">Int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Internet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A</text:span><text:span text:style-name="T60">강사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Sql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Sql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B</text:span><text:span text:style-name="T60">강사</text:span></text:p>
                  </text:list-header>
                </text:list>
              </table:table-cell>
            </table:table-row>
            <table:table-row table:style-name="ro9" table:default-cell-style-name="ce6">
              <table:table-cell>
                <text:list text:continue-numbering="true" text:style-name="L4">
                  <text:list-header>
                    <text:p text:style-name="P7"><text:span text:style-name="T59">Html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Html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C</text:span><text:span text:style-name="T60">강사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Asp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Asp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D</text:span><text:span text:style-name="T60">강사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6.932cm" svg:height="5.149cm" svg:x="1.72cm" svg:y="10.923cm">
          <table:table>
            <table:table-column table:style-name="co23"/>
            <table:table-column table:style-name="co24"/>
            <table:table-column table:style-name="co7"/>
            <table:table-column table:style-name="co25"/>
            <table:table-column table:style-name="co7"/>
            <table:table-row table:style-name="ro11" table:default-cell-style-name="ce5">
              <table:table-cell>
                <text:list text:style-name="L3">
                  <text:list-header>
                    <text:p text:style-name="P7"><text:span text:style-name="T47">시작일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종료일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강의실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주민번호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이름</text:span></text:p>
                  </text:list-header>
                </text:list>
              </table:table-cell>
            </table:table-row>
            <table:table-row table:style-name="ro9" table:default-cell-style-name="ce3">
              <table:table-cell>
                <text:list text:style-name="L4">
                  <text:list-header>
                    <text:p text:style-name="P7"><text:span text:style-name="T59">00-05-1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7-1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90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1111-111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홍길동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00-05-1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7-1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90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2222-222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임꺽정</text:span></text:p>
                  </text:list-header>
                </text:list>
              </table:table-cell>
            </table:table-row>
            <table:table-row table:style-name="ro10" table:default-cell-style-name="ce6">
              <table:table-cell>
                <text:list text:continue-numbering="true" text:style-name="L4">
                  <text:list-header>
                    <text:p text:style-name="P7"><text:span text:style-name="T59">00-07-0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8-0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90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3333-333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장길산</text:span></text:p>
                  </text:list-header>
                </text:list>
              </table:table-cell>
            </table:table-row>
            <table:table-row table:style-name="ro7" table:default-cell-style-name="ce4">
              <table:table-cell>
                <text:list text:continue-numbering="true" text:style-name="L4">
                  <text:list-header>
                    <text:p text:style-name="P7"><text:span text:style-name="T59">00-06-0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8-0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90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4444-444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이순신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- </text:span><text:span text:style-name="T8">제</text:span><text:span text:style-name="T13">2</text:span><text:span text:style-name="T8">정규화</text:span></text:p>
              </text:list-header>
            </text:list>
          </draw:text-box>
        </draw:frame>
        <draw:custom-shape draw:name="날짜 개체 틀 3" draw:style-name="gr75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6.932cm" svg:height="5.149cm" svg:x="1.852cm" svg:y="3.969cm">
          <table:table>
            <table:table-column table:style-name="co21"/>
            <table:table-column table:style-name="co22"/>
            <table:table-column table:style-name="co21"/>
            <table:table-column table:style-name="co21"/>
            <table:table-row table:style-name="ro11" table:default-cell-style-name="ce5">
              <table:table-cell>
                <text:list text:style-name="L3">
                  <text:list-header>
                    <text:p text:style-name="P7"><text:span text:style-name="T47">과목코드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과목명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기간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강사명</text:span></text:p>
                  </text:list-header>
                </text:list>
              </table:table-cell>
            </table:table-row>
            <table:table-row table:style-name="ro9" table:default-cell-style-name="ce3">
              <table:table-cell>
                <text:list text:style-name="L4">
                  <text:list-header>
                    <text:p text:style-name="P7"><text:span text:style-name="T59">Int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Internet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A</text:span><text:span text:style-name="T60">강사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Sql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Sql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B</text:span><text:span text:style-name="T60">강사</text:span></text:p>
                  </text:list-header>
                </text:list>
              </table:table-cell>
            </table:table-row>
            <table:table-row table:style-name="ro9" table:default-cell-style-name="ce6">
              <table:table-cell>
                <text:list text:continue-numbering="true" text:style-name="L4">
                  <text:list-header>
                    <text:p text:style-name="P7"><text:span text:style-name="T59">Html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Html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C</text:span><text:span text:style-name="T60">강사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Asp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Asp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D</text:span><text:span text:style-name="T60">강사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1.43cm" svg:height="5.15cm" svg:x="1.786cm" svg:y="9.732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29"/>
            <table:table-row table:style-name="ro11" table:default-cell-style-name="ce5">
              <table:table-cell>
                <text:list text:style-name="L3">
                  <text:list-header>
                    <text:p text:style-name="P7"><text:span text:style-name="T47">과목코드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시작일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종료일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강의실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주민번호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이름</text:span></text:p>
                  </text:list-header>
                </text:list>
              </table:table-cell>
            </table:table-row>
            <table:table-row table:style-name="ro10" table:default-cell-style-name="ce3">
              <table:table-cell>
                <text:list text:style-name="L4">
                  <text:list-header>
                    <text:p text:style-name="P7"><text:span text:style-name="T59">Int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5-1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7-1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90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1111-111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홍길동</text:span></text:p>
                  </text:list-header>
                </text:list>
              </table:table-cell>
            </table:table-row>
            <table:table-row table:style-name="ro7" table:default-cell-style-name="ce4">
              <table:table-cell>
                <text:list text:continue-numbering="true" text:style-name="L4">
                  <text:list-header>
                    <text:p text:style-name="P7"><text:span text:style-name="T59">Sql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5-1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7-1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90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2222-222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임꺽정</text:span></text:p>
                  </text:list-header>
                </text:list>
              </table:table-cell>
            </table:table-row>
            <table:table-row table:style-name="ro10" table:default-cell-style-name="ce6">
              <table:table-cell>
                <text:list text:continue-numbering="true" text:style-name="L4">
                  <text:list-header>
                    <text:p text:style-name="P7"><text:span text:style-name="T59">Html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7-0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8-0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90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3333-333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장길산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Asp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6-0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8-0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90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4444-444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이순신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- </text:span><text:span text:style-name="T8">제</text:span><text:span text:style-name="T13">3</text:span><text:span text:style-name="T8">정규화</text:span></text:p>
              </text:list-header>
            </text:list>
          </draw:text-box>
        </draw:frame>
        <draw:custom-shape draw:name="날짜 개체 틀 3" draw:style-name="gr76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77" draw:text-style-name="P10" draw:layer="layout" svg:width="21.828cm" svg:height="6.345cm" svg:x="1.588cm" svg:y="3.175cm">
          <text:list text:style-name="L5">
            <text:list-header>
              <text:p text:style-name="P9"><text:span text:style-name="T54">◈ </text:span><text:span text:style-name="T55">정의</text:span></text:p>
            </text:list-header>
          </text:list>
          <text:list text:style-name="L4">
            <text:list-header>
              <text:p text:style-name="P9"><text:span text:style-name="T57">1. </text:span><text:span text:style-name="T56">제</text:span><text:span text:style-name="T57">2</text:span><text:span text:style-name="T56">정규화의 문제는 기본키를 보고 그 속성을 알 수 있지만</text:span><text:span text:style-name="T57">, </text:span><text:span text:style-name="T56">기본키가 아닌</text:span></text:p>
              <text:p text:style-name="P9"><text:span text:style-name="T57"><text:s text:c="3"/></text:span><text:span text:style-name="T56">다른</text:span><text:span text:style-name="T57"> </text:span><text:span text:style-name="T56">속성을 보고도 서로 관계를 알 수 있는 경우가 있다</text:span><text:span text:style-name="T57">.</text:span></text:p>
              <text:p text:style-name="P9"><text:span text:style-name="T57"><text:s text:c="3"/></text:span><text:span text:style-name="T56">이런 경우를 이행적 함수 종속이라고 하는데 이런 관계를 분리하는 것이 </text:span></text:p>
              <text:p text:style-name="P9"><text:span text:style-name="T57"><text:s text:c="3"/></text:span><text:span text:style-name="T56">제</text:span><text:span text:style-name="T57">3</text:span><text:span text:style-name="T56">정규화이다</text:span><text:span text:style-name="T57">.</text:span></text:p>
              <text:p text:style-name="P9"><text:span text:style-name="T57"/></text:p>
              <text:p text:style-name="P9"><text:span text:style-name="T57">2. </text:span><text:span text:style-name="T56">키가 아닌 컬럼은</text:span><text:span text:style-name="T57">, </text:span><text:span text:style-name="T56">다른 키가 아닌 컬럼에 의존적이어서는 안된다</text:span><text:span text:style-name="T57">.</text:span></text:p>
              <text:p text:style-name="P9"><text:span text:style-name="T57"/></text:p>
              <text:p text:style-name="P9"><text:span text:style-name="T57">3. </text:span><text:span text:style-name="T56">기본키가 아닌 </text:span><text:span text:style-name="T57">none key </text:span><text:span text:style-name="T56">간의 함수 종속</text:span><text:span text:style-name="T57">(</text:span><text:span text:style-name="T56">이행적 함수 종속</text:span><text:span text:style-name="T57">)</text:span><text:span text:style-name="T56">을</text:span><text:span text:style-name="T57"> </text:span><text:span text:style-name="T56">제거한다</text:span><text:span text:style-name="T57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78" draw:text-style-name="P10" draw:layer="layout" svg:width="21.828cm" svg:height="2.289cm" svg:x="1.588cm" svg:y="10.394cm">
          <text:list text:style-name="L5">
            <text:list-header>
              <text:p text:style-name="P9"><text:span text:style-name="T54">◈ </text:span><text:span text:style-name="T55">이행적 함수 종속</text:span></text:p>
            </text:list-header>
          </text:list>
          <text:list text:style-name="L4">
            <text:list-header>
              <text:p text:style-name="P9"><text:span text:style-name="T57">1. X -&gt; Y </text:span><text:span text:style-name="T56">이고 </text:span><text:span text:style-name="T57">Y -&gt; Z</text:span><text:span text:style-name="T56">이면 </text:span><text:span text:style-name="T57">X -&gt; Z</text:span><text:span text:style-name="T56">이다</text:span><text:span text:style-name="T57">. </text:span></text:p>
              <text:p text:style-name="P9"><text:span text:style-name="T57">2. </text:span><text:span text:style-name="T56">위 식이 성립하면 </text:span><text:span text:style-name="T57">{X, Y}, {Y, Z}</text:span><text:span text:style-name="T56">로 분해한다</text:span><text:span text:style-name="T57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79" draw:text-style-name="P26" draw:layer="layout" svg:width="21.828cm" svg:height="1.613cm" svg:x="1.588cm" svg:y="14.252cm">
          <text:list text:style-name="L4">
            <text:list-header>
              <text:p text:style-name="P25"><text:span text:style-name="T56">위의 표에서 기본키가 아닌 주민번호를 보면 이름을 알 수 있다</text:span><text:span text:style-name="T57">.</text:span></text:p>
              <text:p text:style-name="P25"><text:span text:style-name="T56">이를 분리해 보자</text:span><text:span text:style-name="T57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- </text:span><text:span text:style-name="T8">제</text:span><text:span text:style-name="T13">3</text:span><text:span text:style-name="T8">정규화</text:span></text:p>
              </text:list-header>
            </text:list>
          </draw:text-box>
        </draw:frame>
        <draw:custom-shape draw:name="날짜 개체 틀 3" draw:style-name="gr80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8.537cm" svg:height="5.149cm" svg:x="1.786cm" svg:y="3.969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11" table:default-cell-style-name="ce5">
              <table:table-cell>
                <text:list text:style-name="L3">
                  <text:list-header>
                    <text:p text:style-name="P7"><text:span text:style-name="T47">과목코드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시작일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종료일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강의실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주민번호</text:span></text:p>
                  </text:list-header>
                </text:list>
              </table:table-cell>
            </table:table-row>
            <table:table-row table:style-name="ro9" table:default-cell-style-name="ce3">
              <table:table-cell>
                <text:list text:style-name="L4">
                  <text:list-header>
                    <text:p text:style-name="P7"><text:span text:style-name="T59">Int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5-1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7-1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90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1111-1111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Sql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5-1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7-1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90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2222-2222</text:span></text:p>
                  </text:list-header>
                </text:list>
              </table:table-cell>
            </table:table-row>
            <table:table-row table:style-name="ro9" table:default-cell-style-name="ce6">
              <table:table-cell>
                <text:list text:continue-numbering="true" text:style-name="L4">
                  <text:list-header>
                    <text:p text:style-name="P7"><text:span text:style-name="T59">Html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7-0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8-0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90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3333-3333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Asp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6-0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00-08-0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90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4444-4444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235cm" svg:height="5.15cm" svg:x="1.786cm" svg:y="9.732cm">
          <table:table>
            <table:table-column table:style-name="co31"/>
            <table:table-column table:style-name="co32"/>
            <table:table-row table:style-name="ro11" table:default-cell-style-name="ce5">
              <table:table-cell>
                <text:list text:style-name="L3">
                  <text:list-header>
                    <text:p text:style-name="P7"><text:span text:style-name="T47">주민번호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이름</text:span></text:p>
                  </text:list-header>
                </text:list>
              </table:table-cell>
            </table:table-row>
            <table:table-row table:style-name="ro10" table:default-cell-style-name="ce3">
              <table:table-cell>
                <text:list text:style-name="L4">
                  <text:list-header>
                    <text:p text:style-name="P7"><text:span text:style-name="T59">1111-111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홍길동</text:span></text:p>
                  </text:list-header>
                </text:list>
              </table:table-cell>
            </table:table-row>
            <table:table-row table:style-name="ro7" table:default-cell-style-name="ce4">
              <table:table-cell>
                <text:list text:continue-numbering="true" text:style-name="L4">
                  <text:list-header>
                    <text:p text:style-name="P7"><text:span text:style-name="T59">2222-222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임꺽정</text:span></text:p>
                  </text:list-header>
                </text:list>
              </table:table-cell>
            </table:table-row>
            <table:table-row table:style-name="ro10" table:default-cell-style-name="ce6">
              <table:table-cell>
                <text:list text:continue-numbering="true" text:style-name="L4">
                  <text:list-header>
                    <text:p text:style-name="P7"><text:span text:style-name="T59">3333-333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장길산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4444-444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이순신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custom-shape draw:name="TextBox 6" draw:style-name="gr81" draw:text-style-name="P26" draw:layer="layout" svg:width="13.295cm" svg:height="0.937cm" svg:x="9.525cm" svg:y="9.723cm">
          <text:list text:style-name="L4">
            <text:list-header>
              <text:p text:style-name="P25"><text:span text:style-name="T56">주민번호를 알면 이름을 알 수 있으므로 분리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– </text:span><text:span text:style-name="T8">제</text:span><text:span text:style-name="T13">4</text:span><text:span text:style-name="T8">정규화</text:span></text:p>
              </text:list-header>
            </text:list>
          </draw:text-box>
        </draw:frame>
        <draw:custom-shape draw:name="날짜 개체 틀 3" draw:style-name="gr82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83" draw:text-style-name="P10" draw:layer="layout" svg:width="21.828cm" svg:height="1.955cm" svg:x="1.588cm" svg:y="3.175cm">
          <text:list text:style-name="L5">
            <text:list-header>
              <text:p text:style-name="P9"><text:span text:style-name="T9">◈ </text:span><text:span text:style-name="T10">정의</text:span></text:p>
            </text:list-header>
          </text:list>
          <text:list text:style-name="L4">
            <text:list-header>
              <text:p text:style-name="P9"><text:span text:style-name="T12">1. 3NF </text:span><text:span text:style-name="T11">테이블은 의존적인 다대다 관계를 가질 수 없다</text:span><text:span text:style-name="T12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0.24cm" svg:height="9.269cm" svg:x="2.381cm" svg:y="6.548cm">
          <table:table>
            <table:table-column table:style-name="co33"/>
            <table:table-column table:style-name="co34"/>
            <table:table-column table:style-name="co35"/>
            <table:table-column table:style-name="co33"/>
            <table:table-row table:style-name="ro11" table:default-cell-style-name="ce5">
              <table:table-cell>
                <text:list text:style-name="L3">
                  <text:list-header>
                    <text:p text:style-name="P7"><text:span text:style-name="T47">학번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이름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과목코드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과목명</text:span></text:p>
                  </text:list-header>
                </text:list>
              </table:table-cell>
            </table:table-row>
            <table:table-row table:style-name="ro10" table:default-cell-style-name="ce3">
              <table:table-cell>
                <text:list text:style-name="L4">
                  <text:list-header>
                    <text:p text:style-name="P7"><text:span text:style-name="T5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홍길동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K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국어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임꺽정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K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국어</text:span></text:p>
                  </text:list-header>
                </text:list>
              </table:table-cell>
            </table:table-row>
            <table:table-row table:style-name="ro9" table:default-cell-style-name="ce6">
              <table:table-cell>
                <text:list text:continue-numbering="true" text:style-name="L4">
                  <text:list-header>
                    <text:p text:style-name="P7"><text:span text:style-name="T59">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이순신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K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국어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이순신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M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수학</text:span></text:p>
                  </text:list-header>
                </text:list>
              </table:table-cell>
            </table:table-row>
            <table:table-row table:style-name="ro11" table:default-cell-style-name="ce6">
              <table:table-cell>
                <text:list text:continue-numbering="true" text:style-name="L4">
                  <text:list-header>
                    <text:p text:style-name="P7"><text:span text:style-name="T59">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이순신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영어</text:span></text:p>
                  </text:list-header>
                </text:list>
              </table:table-cell>
            </table:table-row>
            <table:table-row table:style-name="ro9" table:default-cell-style-name="ce4"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임꺽정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H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역사</text:span></text:p>
                  </text:list-header>
                </text:list>
              </table:table-cell>
            </table:table-row>
            <table:table-row table:style-name="ro11" table:default-cell-style-name="ce6"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임꺽정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P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정치</text:span></text:p>
                  </text:list-header>
                </text:list>
              </table:table-cell>
            </table:table-row>
            <table:table-row table:style-name="ro10" table:default-cell-style-name="ce4">
              <table:table-cell>
                <text:list text:continue-numbering="true" text:style-name="L4">
                  <text:list-header>
                    <text:p text:style-name="P7"><text:span text:style-name="T5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홍길동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P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정치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– </text:span><text:span text:style-name="T8">제</text:span><text:span text:style-name="T13">4</text:span><text:span text:style-name="T8">정규화</text:span></text:p>
              </text:list-header>
            </text:list>
          </draw:text-box>
        </draw:frame>
        <draw:custom-shape draw:name="날짜 개체 틀 3" draw:style-name="gr84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85" draw:text-style-name="P26" draw:layer="layout" svg:width="21.828cm" svg:height="1.108cm" svg:x="1.588cm" svg:y="3.175cm">
          <text:list text:style-name="L4">
            <text:list-header>
              <text:p text:style-name="P25"><text:span text:style-name="T11">다음과 같이 해결할 수 있다</text:span><text:span text:style-name="T12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4.563cm" svg:height="4.118cm" svg:x="1.786cm" svg:y="5.159cm">
          <table:table>
            <table:table-column table:style-name="co36"/>
            <table:table-column table:style-name="co37"/>
            <table:table-row table:style-name="ro11" table:default-cell-style-name="ce5">
              <table:table-cell>
                <text:list text:style-name="L3">
                  <text:list-header>
                    <text:p text:style-name="P7"><text:span text:style-name="T47">학번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이름</text:span></text:p>
                  </text:list-header>
                </text:list>
              </table:table-cell>
            </table:table-row>
            <table:table-row table:style-name="ro10" table:default-cell-style-name="ce3">
              <table:table-cell>
                <text:list text:style-name="L4">
                  <text:list-header>
                    <text:p text:style-name="P7"><text:span text:style-name="T5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홍길동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임꺽정</text:span></text:p>
                  </text:list-header>
                </text:list>
              </table:table-cell>
            </table:table-row>
            <table:table-row table:style-name="ro9" table:default-cell-style-name="ce6">
              <table:table-cell>
                <text:list text:continue-numbering="true" text:style-name="L4">
                  <text:list-header>
                    <text:p text:style-name="P7"><text:span text:style-name="T59">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이순신</text:span>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555cm" svg:height="9.268cm" svg:x="8.136cm" svg:y="5.217cm">
          <table:table>
            <table:table-column table:style-name="co38"/>
            <table:table-column table:style-name="co39"/>
            <table:table-row table:style-name="ro9" table:default-cell-style-name="ce5">
              <table:table-cell>
                <text:list text:style-name="L3">
                  <text:list-header>
                    <text:p text:style-name="P7"><text:span text:style-name="T47">학번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과목번호</text:span></text:p>
                  </text:list-header>
                </text:list>
              </table:table-cell>
            </table:table-row>
            <table:table-row table:style-name="ro11" table:default-cell-style-name="ce3">
              <table:table-cell>
                <text:list text:style-name="L4">
                  <text:list-header>
                    <text:p text:style-name="P7"><text:span text:style-name="T5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K</text:span></text:p>
                  </text:list-header>
                </text:list>
              </table:table-cell>
            </table:table-row>
            <table:table-row table:style-name="ro10" table:default-cell-style-name="ce4"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K</text:span></text:p>
                  </text:list-header>
                </text:list>
              </table:table-cell>
            </table:table-row>
            <table:table-row table:style-name="ro7" table:default-cell-style-name="ce6">
              <table:table-cell>
                <text:list text:continue-numbering="true" text:style-name="L4">
                  <text:list-header>
                    <text:p text:style-name="P7"><text:span text:style-name="T59">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K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M</text:span></text:p>
                  </text:list-header>
                </text:list>
              </table:table-cell>
            </table:table-row>
            <table:table-row table:style-name="ro10" table:default-cell-style-name="ce6">
              <table:table-cell>
                <text:list text:continue-numbering="true" text:style-name="L4">
                  <text:list-header>
                    <text:p text:style-name="P7"><text:span text:style-name="T59">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E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H</text:span></text:p>
                  </text:list-header>
                </text:list>
              </table:table-cell>
            </table:table-row>
            <table:table-row table:style-name="ro9" table:default-cell-style-name="ce6"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P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P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6.481cm" svg:height="6.182cm" svg:x="15.478cm" svg:y="5.159cm">
          <table:table>
            <table:table-column table:style-name="co40"/>
            <table:table-column table:style-name="co40"/>
            <table:table-row table:style-name="ro11" table:default-cell-style-name="ce5">
              <table:table-cell>
                <text:list text:style-name="L3">
                  <text:list-header>
                    <text:p text:style-name="P7"><text:span text:style-name="T47">과목번호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과목명</text:span></text:p>
                  </text:list-header>
                </text:list>
              </table:table-cell>
            </table:table-row>
            <table:table-row table:style-name="ro10" table:default-cell-style-name="ce3">
              <table:table-cell>
                <text:list text:style-name="L4">
                  <text:list-header>
                    <text:p text:style-name="P7"><text:span text:style-name="T59">K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국어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M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수학</text:span></text:p>
                  </text:list-header>
                </text:list>
              </table:table-cell>
            </table:table-row>
            <table:table-row table:style-name="ro9" table:default-cell-style-name="ce6">
              <table:table-cell>
                <text:list text:continue-numbering="true" text:style-name="L4">
                  <text:list-header>
                    <text:p text:style-name="P7"><text:span text:style-name="T59">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영어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H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역사</text:span></text:p>
                  </text:list-header>
                </text:list>
              </table:table-cell>
            </table:table-row>
            <table:table-row table:style-name="ro11" table:default-cell-style-name="ce6">
              <table:table-cell>
                <text:list text:continue-numbering="true" text:style-name="L4">
                  <text:list-header>
                    <text:p text:style-name="P7"><text:span text:style-name="T59">P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정치</text:span>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– Denomalization</text:span></text:p>
              </text:list-header>
            </text:list>
          </draw:text-box>
        </draw:frame>
        <draw:custom-shape draw:name="날짜 개체 틀 3" draw:style-name="gr86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87" draw:text-style-name="P10" draw:layer="layout" svg:width="21.828cm" svg:height="13.215cm" svg:x="1.588cm" svg:y="3.166cm">
          <text:list text:style-name="L4">
            <text:list-header>
              <text:p text:style-name="P9"><text:span text:style-name="T41">정규화를 하는것은 되도록 중복된 데이터를 제거해서 성능향상에 도움을</text:span></text:p>
              <text:p text:style-name="P9"><text:span text:style-name="T41">주는것에 초점을 두고 있다</text:span><text:span text:style-name="T40">.</text:span></text:p>
              <text:p text:style-name="P9"><text:span text:style-name="T41">그러나 경우에 따라서는 나누어 놓은 테이블을 성능상의 목적으로 다시</text:span></text:p>
              <text:p text:style-name="P9"><text:span text:style-name="T41">합쳐야 할 경우가 생길 수도 있다</text:span><text:span text:style-name="T40">.</text:span></text:p>
              <text:p text:style-name="P9"><text:span text:style-name="T40"/></text:p>
              <text:p text:style-name="P9"><text:span text:style-name="T41">나누어 놓은 테이블을 함께 연결해서 사용하려면 </text:span><text:span text:style-name="T40">JOIN</text:span><text:span text:style-name="T41">이라는 방법을</text:span></text:p>
              <text:p text:style-name="P9"><text:span text:style-name="T41">사용하는데</text:span><text:span text:style-name="T40">, </text:span><text:span text:style-name="T41">이를 위해 어느정도의 부하가 걸리는 것이 사실이다</text:span><text:span text:style-name="T40">.</text:span></text:p>
              <text:p text:style-name="P9"><text:span text:style-name="T41">따라서 지나치게 자주 </text:span><text:span text:style-name="T40">JOIN</text:span><text:span text:style-name="T41">을 사용한다면 차라리 테이블을 다시 합치는</text:span></text:p>
              <text:p text:style-name="P9"><text:span text:style-name="T41">것에 대해 고려해 보아야 한다</text:span><text:span text:style-name="T40">. </text:span><text:span text:style-name="T41">이것이 바로 비</text:span><text:span text:style-name="T40">(</text:span><text:span text:style-name="T41">역</text:span><text:span text:style-name="T40">)</text:span><text:span text:style-name="T41">정규화이다</text:span><text:span text:style-name="T40">.</text:span></text:p>
              <text:p text:style-name="P9"><text:span text:style-name="T40"/></text:p>
              <text:p text:style-name="P9"><text:span text:style-name="T41">단순히 테이블을 합치는 것만이 비정규화는 아니다</text:span><text:span text:style-name="T40">.</text:span></text:p>
              <text:p text:style-name="P9"><text:span text:style-name="T41">다음과 같은 경우도 비정규화에 해당된다</text:span><text:span text:style-name="T40">.</text:span></text:p>
              <text:p text:style-name="P9"><text:span text:style-name="T40"/></text:p>
            </text:list-header>
          </text:list>
          <text:list text:style-name="L7">
            <text:list-item>
              <text:p text:style-name="P9"><text:span text:style-name="T41">그룹에 대한 합계와 같은 값을 미리 계산하여 테이블에 저장해 둔다</text:span><text:span text:style-name="T40">.</text:span></text:p>
            </text:list-item>
          </text:list>
          <text:list text:style-name="L4">
            <text:list-header>
              <text:p text:style-name="P9"><text:span text:style-name="T40"><text:s text:c="3"/></text:span><text:span text:style-name="T40">(</text:span><text:span text:style-name="T41">일반적으로 트리거가 필요하게 된다</text:span><text:span text:style-name="T40">.)</text:span></text:p>
              <text:p text:style-name="P9"><text:span text:style-name="T40"><text:s text:c="3"/></text:span><text:span text:style-name="T41">예</text:span><text:span text:style-name="T40">) </text:span><text:span text:style-name="T41">판매테이블에 새로운 데이터가 변경될 때마다 제품 테이블의 </text:span></text:p>
              <text:p text:style-name="P9"><text:span text:style-name="T41"><text:s text:c="7"/></text:span><text:span text:style-name="T41">총</text:span><text:span text:style-name="T40"> </text:span><text:span text:style-name="T41">판매 수량 컬럼이 변경된다</text:span><text:span text:style-name="T40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– Denomalization</text:span></text:p>
              </text:list-header>
            </text:list>
          </draw:text-box>
        </draw:frame>
        <draw:custom-shape draw:name="날짜 개체 틀 3" draw:style-name="gr88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89" draw:text-style-name="P26" draw:layer="layout" svg:width="21.828cm" svg:height="8.643cm" svg:x="1.588cm" svg:y="3.166cm">
          <text:list text:style-name="L4">
            <text:list-header>
              <text:p text:style-name="P25"><text:span text:style-name="T40">2. </text:span><text:span text:style-name="T41">한 테이블에서 자주 사용되는 행들과 그렇지 않은 행들을 분리하여</text:span></text:p>
              <text:p text:style-name="P25"><text:span text:style-name="T40"><text:s text:c="3"/></text:span><text:span text:style-name="T41">두개의 테이블로 둔다</text:span><text:span text:style-name="T40">.</text:span></text:p>
              <text:p text:style-name="P25"><text:span text:style-name="T40"><text:s text:c="3"/></text:span><text:span text:style-name="T40">(</text:span><text:span text:style-name="T41">이럴때는 </text:span><text:span text:style-name="T40">UNION</text:span><text:span text:style-name="T41">으로 다시 연결할 수 있다</text:span><text:span text:style-name="T40">.)</text:span></text:p>
              <text:p text:style-name="P25"><text:span text:style-name="T40"><text:s text:c="3"/></text:span><text:span text:style-name="T41">예</text:span><text:span text:style-name="T40">) </text:span><text:span text:style-name="T41">고객테이블에 </text:span><text:span text:style-name="T40">200</text:span><text:span text:style-name="T41">만건의 고객이 있다</text:span><text:span text:style-name="T40">.</text:span></text:p>
              <text:p text:style-name="P25"><text:span text:style-name="T40"><text:s text:c="7"/></text:span><text:span text:style-name="T41">그 중 약 </text:span><text:span text:style-name="T40">10%</text:span><text:span text:style-name="T41">에 해당하는 </text:span><text:span text:style-name="T40">20</text:span><text:span text:style-name="T41">만명 정도의 고객들만이 자주 거래를</text:span></text:p>
              <text:p text:style-name="P25"><text:span text:style-name="T40"><text:s text:c="7"/></text:span><text:span text:style-name="T41">하고 나머지 고객들은 </text:span><text:span text:style-name="T40">1</text:span><text:span text:style-name="T41">년이 넘게 거래가 없다고 하자</text:span><text:span text:style-name="T40">.</text:span></text:p>
              <text:p text:style-name="P25"><text:span text:style-name="T40"><text:s text:c="7"/></text:span><text:span text:style-name="T41">그럼 이 두 부류를 테이블로 나눌 수 있다</text:span><text:span text:style-name="T40">.</text:span></text:p>
              <text:p text:style-name="P25"><text:span text:style-name="T40"/></text:p>
              <text:p text:style-name="P25"><text:span text:style-name="T40">3. </text:span><text:span text:style-name="T41">다른 테이블에 의존적이지만 자주 </text:span><text:span text:style-name="T40">JOIN</text:span><text:span text:style-name="T41">에서 사용되는 컬럼을 중복</text:span></text:p>
              <text:p text:style-name="P25"><text:span text:style-name="T40"><text:s text:c="3"/></text:span><text:span text:style-name="T41">하여 테이블 안에 하나 더 만든다</text:span><text:span text:style-name="T40">.</text:span></text:p>
              <text:p text:style-name="P25"><text:span text:style-name="T40"><text:s text:c="3"/></text:span><text:span text:style-name="T41">예</text:span><text:span text:style-name="T40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6.481cm" svg:height="5.149cm" svg:x="4.167cm" svg:y="11.708cm">
          <table:table>
            <table:table-column table:style-name="co41"/>
            <table:table-row table:style-name="ro11">
              <table:table-cell table:style-name="ce5">
                <text:list text:style-name="L3">
                  <text:list-header>
                    <text:p text:style-name="P7"><text:span text:style-name="T47">판매테이블</text:span></text:p>
                  </text:list-header>
                </text:list>
              </table:table-cell>
            </table:table-row>
            <table:table-row table:style-name="ro9">
              <table:table-cell table:style-name="ce3">
                <text:list text:style-name="L4">
                  <text:list-header>
                    <text:p text:style-name="P7"><text:span text:style-name="T60">상품코드</text:span></text:p>
                  </text:list-header>
                </text:list>
              </table:table-cell>
            </table:table-row>
            <table:table-row table:style-name="ro11">
              <table:table-cell table:style-name="ce4">
                <text:list text:continue-numbering="true" text:style-name="L4">
                  <text:list-header>
                    <text:p text:style-name="P7"><text:span text:style-name="T60">고객코드</text:span></text:p>
                  </text:list-header>
                </text:list>
              </table:table-cell>
            </table:table-row>
            <table:table-row table:style-name="ro9">
              <table:table-cell table:style-name="ce6">
                <text:list text:continue-numbering="true" text:style-name="L4">
                  <text:list-header>
                    <text:p text:style-name="P7"><text:span text:style-name="T60">대리점코드</text:span></text:p>
                  </text:list-header>
                </text:list>
              </table:table-cell>
            </table:table-row>
            <table:table-row table:style-name="ro11">
              <table:table-cell table:style-name="ce4">
                <text:list text:continue-numbering="true" text:style-name="L4">
                  <text:list-header>
                    <text:p text:style-name="P7"><text:span text:style-name="T60">대리점의 지역코드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5.291cm" svg:height="3.09cm" svg:x="11.906cm" svg:y="11.708cm">
          <table:table>
            <table:table-column table:style-name="co42"/>
            <table:table-row table:style-name="ro11">
              <table:table-cell table:style-name="ce5">
                <text:list text:style-name="L3">
                  <text:list-header>
                    <text:p text:style-name="P7"><text:span text:style-name="T47">대리점테이블</text:span></text:p>
                  </text:list-header>
                </text:list>
              </table:table-cell>
            </table:table-row>
            <table:table-row table:style-name="ro9">
              <table:table-cell table:style-name="ce3">
                <text:list text:style-name="L4">
                  <text:list-header>
                    <text:p text:style-name="P7"><text:span text:style-name="T60">대리점코드</text:span></text:p>
                  </text:list-header>
                </text:list>
              </table:table-cell>
            </table:table-row>
            <table:table-row table:style-name="ro11">
              <table:table-cell table:style-name="ce4">
                <text:list text:continue-numbering="true" text:style-name="L4">
                  <text:list-header>
                    <text:p text:style-name="P7"><text:span text:style-name="T60">지역코드</text:span>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– Denomalization</text:span></text:p>
              </text:list-header>
            </text:list>
          </draw:text-box>
        </draw:frame>
        <draw:custom-shape draw:name="날짜 개체 틀 3" draw:style-name="gr90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91" draw:text-style-name="P26" draw:layer="layout" svg:width="21.828cm" svg:height="7.881cm" svg:x="1.588cm" svg:y="3.166cm">
          <text:list text:style-name="L4">
            <text:list-header>
              <text:p text:style-name="P25"><text:span text:style-name="T41">위의 예에서는 대리점의 지역코드는 대리점테이블에 있기 때문에</text:span></text:p>
              <text:p text:style-name="P25"><text:span text:style-name="T41">불필요하다</text:span><text:span text:style-name="T40">.</text:span></text:p>
              <text:p text:style-name="P25"><text:span text:style-name="T40">JOIN</text:span><text:span text:style-name="T41">을 이용하여 얼마든지 가져올 수 있지만</text:span><text:span text:style-name="T40">, </text:span><text:span text:style-name="T41">매우 빈번히 이런 일이</text:span></text:p>
              <text:p text:style-name="P25"><text:span text:style-name="T41">발생한다면 이렇게 판매테이블에 중복시켜 넣어두는 것도 성능향상의</text:span></text:p>
              <text:p text:style-name="P25"><text:span text:style-name="T41">한 방법이 될 수도 있다</text:span><text:span text:style-name="T40">.</text:span></text:p>
              <text:p text:style-name="P25"><text:span text:style-name="T40"/></text:p>
              <text:p text:style-name="P25"><text:span text:style-name="T41">거듭 말하지만</text:span><text:span text:style-name="T40">, </text:span><text:span text:style-name="T41">이에 대해서는 반드시 검증이 필요하다</text:span><text:span text:style-name="T40">.</text:span></text:p>
              <text:p text:style-name="P25"><text:span text:style-name="T41">먼저 정규화를 거쳐 완전히 나누어 놓은 상태에서 성능테스를 해보고</text:span><text:span text:style-name="T40">,</text:span></text:p>
              <text:p text:style-name="P25"><text:span text:style-name="T41">다시 비정규화를 하고 성능테스트를 해보아 어느것이 더 빠른지 검증해</text:span></text:p>
              <text:p text:style-name="P25"><text:span text:style-name="T41">보아야 한다</text:span><text:span text:style-name="T40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1</text:span><text:span text:style-name="T23"> </text:span><text:span text:style-name="T24">– L</text:span><text:span text:style-name="T23">자 모양의 테이블</text:span></text:p>
              </text:list-header>
            </text:list>
          </draw:text-box>
        </draw:frame>
        <draw:custom-shape draw:name="날짜 개체 틀 3" draw:style-name="gr92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1.629cm" svg:height="7.668cm" svg:x="1.786cm" svg:y="4.498cm">
          <table:table>
            <table:table-column table:style-name="co36"/>
            <table:table-column table:style-name="co43"/>
            <table:table-column table:style-name="co6"/>
            <table:table-column table:style-name="co44"/>
            <table:table-column table:style-name="co45"/>
            <table:table-column table:style-name="co46"/>
            <table:table-row table:style-name="ro3" table:default-cell-style-name="ce5">
              <table:table-cell>
                <text:list text:style-name="L3">
                  <text:list-header>
                    <text:p text:style-name="P7"><text:span text:style-name="T47">학번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이름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전공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부전공 여부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부전공 이수학점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부전공 과목</text:span></text:p>
                  </text:list-header>
                </text:list>
              </table:table-cell>
            </table:table-row>
            <table:table-row table:style-name="ro12" table:default-cell-style-name="ce3">
              <table:table-cell>
                <text:list text:style-name="L4">
                  <text:list-header>
                    <text:p text:style-name="P7"><text:span text:style-name="T5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홍길동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심리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N</text:span></text:p>
                  </text:list-header>
                </text:list>
              </table:table-cell>
              <table:table-cell/>
              <table:table-cell/>
            </table:table-row>
            <table:table-row table:style-name="ro12" table:default-cell-style-name="ce4"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임꺽정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영문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N</text:span></text:p>
                  </text:list-header>
                </text:list>
              </table:table-cell>
              <table:table-cell/>
              <table:table-cell/>
            </table:table-row>
            <table:table-row table:style-name="ro3" table:default-cell-style-name="ce6">
              <table:table-cell>
                <text:list text:continue-numbering="true" text:style-name="L4">
                  <text:list-header>
                    <text:p text:style-name="P7"><text:span text:style-name="T59">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이순신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사회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Y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심리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4">
                  <text:list-header>
                    <text:p text:style-name="P7"><text:span text:style-name="T59">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유관순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수학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Y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1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전산</text:span></text:p>
                  </text:list-header>
                </text:list>
              </table:table-cell>
            </table:table-row>
            <table:table-row table:style-name="ro3" table:default-cell-style-name="ce6">
              <table:table-cell>
                <text:list text:continue-numbering="true" text:style-name="L4">
                  <text:list-header>
                    <text:p text:style-name="P7"><text:span text:style-name="T59">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이산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영문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Y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1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경영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4">
                  <text:list-header>
                    <text:p text:style-name="P7"><text:span text:style-name="T59">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홍국영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정보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Y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1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교육</text:span></text:p>
                  </text:list-header>
                </text:list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2</text:span><text:span text:style-name="T23"> </text:span><text:span text:style-name="T24">– </text:span><text:span text:style-name="T8">제</text:span><text:span text:style-name="T13">1</text:span><text:span text:style-name="T8">정규화</text:span></text:p>
              </text:list-header>
            </text:list>
          </draw:text-box>
        </draw:frame>
        <draw:custom-shape draw:name="날짜 개체 틀 3" draw:style-name="gr93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0.835cm" svg:height="3.836cm" svg:x="2.183cm" svg:y="3.77cm">
          <table:table>
            <table:table-column table:style-name="co47"/>
            <table:table-column table:style-name="co47"/>
            <table:table-column table:style-name="co48"/>
            <table:table-row table:style-name="ro10" table:default-cell-style-name="ce5">
              <table:table-cell>
                <text:list text:style-name="L3">
                  <text:list-header>
                    <text:p text:style-name="P7"><text:span text:style-name="T47">고객번호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고객명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취미</text:span></text:p>
                  </text:list-header>
                </text:list>
              </table:table-cell>
            </table:table-row>
            <table:table-row table:style-name="ro13" table:default-cell-style-name="ce3">
              <table:table-cell>
                <text:list text:style-name="L4">
                  <text:list-header>
                    <text:p text:style-name="P7"><text:span text:style-name="T5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로미오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영화</text:span></text:p>
                    <text:p text:style-name="P7"><text:span text:style-name="T60">여행</text:span></text:p>
                  </text:list-header>
                </text:list>
              </table:table-cell>
            </table:table-row>
            <table:table-row table:style-name="ro14" table:default-cell-style-name="ce4"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줄리엣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등산</text:span></text:p>
                  </text:list-header>
                </text:list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94" draw:text-style-name="P22" draw:layer="layout" svg:width="8.2cm" svg:height="1.2cm" svg:x="8.8cm" svg:y="9cm">
          <text:p text:style-name="P22">실제로 저장되는 값은 로미오,영화로 저장</text:p>
          <text:p text:style-name="P22">하나의 필드에는 하나의 값만을 갖게 한다.</text:p>
          <draw:enhanced-geometry svg:viewBox="0 0 21600 21600" draw:text-areas="800 800 20800 20800" draw:type="round-rectangular-callout" draw:modifiers="18392.0009754908 -38811.6569525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21.123cm" svg:height="12.042cm" svg:x="15.461cm" svg:y="2.618cm">
          <table:table table:template-name="default" table:use-first-row-styles="true" table:use-banding-rows-styles="true">
            <table:table-column table:style-name="co49"/>
            <table:table-column table:style-name="co49"/>
            <table:table-column table:style-name="co50"/>
            <table:table-column table:style-name="co51"/>
            <table:table-column table:style-name="co52"/>
            <table:table-column table:style-name="co53"/>
            <table:table-row table:style-name="ro15" table:default-cell-style-name="ce2">
              <table:table-cell>
                <text:p>고객번호</text:p>
              </table:table-cell>
              <table:table-cell>
                <text:p>고객</text:p>
              </table:table-cell>
              <table:table-cell>
                <text:p>취미</text:p>
              </table:table-cell>
              <table:table-cell>
                <text:p>고객주소</text:p>
              </table:table-cell>
              <table:table-cell>
                <text:p>고객전화</text:p>
              </table:table-cell>
              <table:table-cell>
                <text:p>고객등급</text:p>
              </table:table-cell>
            </table:table-row>
            <table:table-row table:style-name="ro3" table:default-cell-style-name="ce2">
              <table:table-cell>
                <text:p text:style-name="P27">1</text:p>
              </table:table-cell>
              <table:table-cell>
                <text:p><text:span text:style-name="T61">로미오</text:span></text:p>
              </table:table-cell>
              <table:table-cell>
                <text:p><text:span text:style-name="T61">여행</text:span></text:p>
              </table:table-cell>
              <table:table-cell>
                <text:p><text:span text:style-name="T61">…</text:span></text:p>
              </table:table-cell>
              <table:table-cell>
                <text:p><text:span text:style-name="T61">…</text:span></text:p>
              </table:table-cell>
              <table:table-cell>
                <text:p><text:span text:style-name="T61">…</text:span></text:p>
              </table:table-cell>
            </table:table-row>
            <table:table-row table:style-name="ro3" table:default-cell-style-name="ce2">
              <table:table-cell>
                <text:p text:style-name="P27">2</text:p>
              </table:table-cell>
              <table:table-cell>
                <text:p>줄리엣 </text:p>
              </table:table-cell>
              <table:table-cell>
                <text:p>등산</text:p>
              </table:table-cell>
              <table:table-cell>
                <text:p>…</text:p>
              </table:table-cell>
              <table:table-cell>
                <text:p>…</text:p>
              </table:table-cell>
              <table:table-cell>
                <text:p>…</text:p>
              </table:table-cell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>고객번호</text:p>
              </table:table-cell>
              <table:table-cell>
                <text:p>취미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27">1</text:p>
              </table:table-cell>
              <table:table-cell>
                <text:p>여행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27">1</text:p>
              </table:table-cell>
              <table:table-cell>
                <text:p>영화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27">2</text:p>
              </table:table-cell>
              <table:table-cell>
                <text:p>등산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3">모델링 샘플</text:span><text:span text:style-name="T24">2</text:span><text:span text:style-name="T23"> </text:span><text:span text:style-name="T24">– </text:span><text:span text:style-name="T8">제</text:span><text:span text:style-name="T13">2</text:span><text:span text:style-name="T8">정규화</text:span></text:p>
              </text:list-header>
            </text:list>
          </draw:text-box>
        </draw:frame>
        <draw:custom-shape draw:name="날짜 개체 틀 3" draw:style-name="gr95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xml:id="id9" draw:id="id9" draw:layer="layout" svg:width="16.933cm" svg:height="6.181cm" svg:x="1.984cm" svg:y="3.969cm">
          <table:table>
            <table:table-column table:style-name="co18"/>
            <table:table-column table:style-name="co54"/>
            <table:table-column table:style-name="co6"/>
            <table:table-column table:style-name="co55"/>
            <table:table-column table:style-name="co56"/>
            <table:table-row table:style-name="ro11" table:default-cell-style-name="ce5">
              <table:table-cell>
                <text:list text:style-name="L3">
                  <text:list-header>
                    <text:p text:style-name="P7"><text:span text:style-name="T47">사번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프로젝트 번호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부서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프로젝트 역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47">고과율</text:span></text:p>
                  </text:list-header>
                </text:list>
              </table:table-cell>
            </table:table-row>
            <table:table-row table:style-name="ro9" table:default-cell-style-name="ce3">
              <table:table-cell>
                <text:list text:style-name="L4">
                  <text:list-header>
                    <text:p text:style-name="P7"><text:span text:style-name="T5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a-0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전산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팀장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A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b-0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전산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조원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C</text:span></text:p>
                  </text:list-header>
                </text:list>
              </table:table-cell>
            </table:table-row>
            <table:table-row table:style-name="ro9" table:default-cell-style-name="ce6">
              <table:table-cell>
                <text:list text:continue-numbering="true" text:style-name="L4">
                  <text:list-header>
                    <text:p text:style-name="P7"><text:span text:style-name="T59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c-0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전산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부팀장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B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59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c-0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경리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팀장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A</text:span></text:p>
                  </text:list-header>
                </text:list>
              </table:table-cell>
            </table:table-row>
            <table:table-row table:style-name="ro11" table:default-cell-style-name="ce6">
              <table:table-cell>
                <text:list text:continue-numbering="true" text:style-name="L4">
                  <text:list-header>
                    <text:p text:style-name="P7"><text:span text:style-name="T59">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C-0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기획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0">팀장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59">A</text:span></text:p>
                  </text:list-header>
                </text:list>
              </table:table-cell>
            </table:table-row>
          </table:table>
          <draw:image xlink:href="Pictures/TablePreview20.svm" xlink:type="simple" xlink:show="embed" xlink:actuate="onLoad"/>
        </draw:frame>
        <draw:connector draw:style-name="gr96" draw:layer="layout" svg:x1="18.917cm" svg:y1="7.059cm" svg:x2="18.917cm" svg:y2="7.059cm" draw:start-shape="id9" draw:end-shape="id9" svg:d="M18917 7059z" svg:viewBox="0 0 1 1">
          <text:p/>
        </draw:connector>
        <draw:connector draw:style-name="gr96" draw:layer="layout" svg:x1="18.917cm" svg:y1="7.059cm" svg:x2="18.917cm" svg:y2="7.059cm" draw:start-shape="id9" draw:end-shape="id9" svg:d="M18917 7059z" svg:viewBox="0 0 1 1">
          <text:p/>
        </draw:connector>
        <draw:custom-shape draw:style-name="gr97" draw:text-style-name="P22" draw:layer="layout" svg:width="14.6cm" svg:height="0.8cm" svg:x="2.2cm" svg:y="11.2cm">
          <text:p text:style-name="P22">부서가 기본키에 의존적이라는 것은 관련이 있느냐.</text:p>
          <text:p text:style-name="P22">사번과만 관련이 있으면 쫓아내는 것이 좋다.</text:p>
          <draw:enhanced-geometry svg:viewBox="0 0 21600 21600" draw:text-areas="800 800 20800 20800" draw:type="round-rectangular-callout" draw:modifiers="10608.4240805424 -20925.8426966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layer="layout" svg:width="7.4cm" svg:height="1.013cm" svg:x="2.6cm" svg:y="3cm">
          <draw:text-box>
            <text:p>1:多 : 기본키를 복합키 </text:p>
          </draw:text-box>
        </draw:frame>
        <draw:frame draw:style-name="standard" draw:layer="layout" svg:width="13.672cm" svg:height="6.899cm" svg:x="6.058cm" svg:y="6.219cm">
          <table:table table:template-name="default" table:use-first-row-styles="true" table:use-banding-rows-styles="true">
            <table:table-column table:style-name="co57"/>
            <table:table-column table:style-name="co58"/>
            <table:table-column table:style-name="co59"/>
            <table:table-column table:style-name="co60"/>
            <table:table-column table:style-name="co61"/>
            <table:table-row table:style-name="ro16" table:default-cell-style-name="ce2">
              <table:table-cell>
                <text:p>사번</text:p>
              </table:table-cell>
              <table:table-cell>
                <text:p>프로젝트 번호</text:p>
              </table:table-cell>
              <table:table-cell/>
              <table:table-cell>
                <text:p>프로젝트 역할</text:p>
              </table:table-cell>
              <table:table-cell>
                <text:p>고과율</text:p>
              </table:table-cell>
            </table:table-row>
            <table:table-row table:style-name="ro17" table:default-cell-style-name="ce2">
              <table:table-cell>
                <text:p text:style-name="P27">1</text:p>
              </table:table-cell>
              <table:table-cell>
                <text:p>a-001</text:p>
              </table:table-cell>
              <table:table-cell/>
              <table:table-cell>
                <text:p>팀장</text:p>
              </table:table-cell>
              <table:table-cell>
                <text:p>A</text:p>
              </table:table-cell>
            </table:table-row>
            <table:table-row table:style-name="ro17" table:default-cell-style-name="ce2">
              <table:table-cell>
                <text:p text:style-name="P27">1</text:p>
              </table:table-cell>
              <table:table-cell>
                <text:p>b-001</text:p>
              </table:table-cell>
              <table:table-cell/>
              <table:table-cell>
                <text:p>조원</text:p>
              </table:table-cell>
              <table:table-cell>
                <text:p>C</text:p>
              </table:table-cell>
            </table:table-row>
            <table:table-row table:style-name="ro17" table:default-cell-style-name="ce2">
              <table:table-cell>
                <text:p text:style-name="P27">1</text:p>
              </table:table-cell>
              <table:table-cell>
                <text:p>c-001</text:p>
              </table:table-cell>
              <table:table-cell/>
              <table:table-cell>
                <text:p>부팀장</text:p>
              </table:table-cell>
              <table:table-cell>
                <text:p>B</text:p>
              </table:table-cell>
            </table:table-row>
            <table:table-row table:style-name="ro17" table:default-cell-style-name="ce2">
              <table:table-cell>
                <text:p text:style-name="P27">2</text:p>
              </table:table-cell>
              <table:table-cell>
                <text:p>c-001</text:p>
              </table:table-cell>
              <table:table-cell/>
              <table:table-cell>
                <text:p>팀장</text:p>
              </table:table-cell>
              <table:table-cell>
                <text:p>A</text:p>
              </table:table-cell>
            </table:table-row>
            <table:table-row table:style-name="ro17" table:default-cell-style-name="ce2">
              <table:table-cell>
                <text:p text:style-name="P27">3</text:p>
              </table:table-cell>
              <table:table-cell>
                <text:p>C-001</text:p>
              </table:table-cell>
              <table:table-cell/>
              <table:table-cell>
                <text:p>팀장</text:p>
              </table:table-cell>
              <table:table-cell>
                <text:p>A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6.85cm" svg:height="4.005cm" svg:x="8.405cm" svg:y="13.655cm">
          <table:table table:template-name="default" table:use-first-row-styles="true" table:use-banding-rows-styles="true">
            <table:table-column table:style-name="co62"/>
            <table:table-column table:style-name="co63"/>
            <table:table-row table:style-name="ro18" table:default-cell-style-name="ce2">
              <table:table-cell>
                <text:p>사번</text:p>
              </table:table-cell>
              <table:table-cell>
                <text:p>부서</text:p>
              </table:table-cell>
            </table:table-row>
            <table:table-row table:style-name="ro17" table:default-cell-style-name="ce2">
              <table:table-cell>
                <text:p text:style-name="P27">1</text:p>
              </table:table-cell>
              <table:table-cell>
                <text:p>전산</text:p>
              </table:table-cell>
            </table:table-row>
            <table:table-row table:style-name="ro17" table:default-cell-style-name="ce2">
              <table:table-cell>
                <text:p text:style-name="P27">2</text:p>
              </table:table-cell>
              <table:table-cell>
                <text:p>경리</text:p>
              </table:table-cell>
            </table:table-row>
            <table:table-row table:style-name="ro17" table:default-cell-style-name="ce2">
              <table:table-cell>
                <text:p text:style-name="P27">3</text:p>
              </table:table-cell>
              <table:table-cell>
                <text:p>기획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제목2" presentation:use-date-time-name="dtd1">
        <draw:custom-shape draw:name="제목 1" draw:style-name="gr99" draw:text-style-name="P8" draw:layer="layout" svg:width="22.004cm" svg:height="1.403cm" svg:x="1.588cm" svg:y="0.198cm">
          <text:list text:style-name="L1">
            <text:list-header>
              <text:p text:style-name="P7"><text:span text:style-name="T62">모델링 샘플</text:span><text:span text:style-name="T63">2</text:span><text:span text:style-name="T62"> </text:span><text:span text:style-name="T63">– </text:span><text:span text:style-name="T62">제</text:span><text:span text:style-name="T63">3</text:span><text:span text:style-name="T62">정규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날짜 개체 틀 3" draw:style-name="gr100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4.551cm" svg:height="6.19cm" svg:x="1.984cm" svg:y="4.167cm">
          <table:table>
            <table:table-column table:style-name="co18"/>
            <table:table-column table:style-name="co54"/>
            <table:table-column table:style-name="co55"/>
            <table:table-column table:style-name="co64"/>
            <table:table-row table:style-name="ro11" table:default-cell-style-name="ce5">
              <table:table-cell>
                <text:list text:style-name="L3">
                  <text:list-header>
                    <text:p text:style-name="P7"><text:span text:style-name="T64">사번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64">프로젝트 번호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64">프로젝트 역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7"><text:span text:style-name="T64">고과율</text:span></text:p>
                  </text:list-header>
                </text:list>
              </table:table-cell>
            </table:table-row>
            <table:table-row table:style-name="ro11" table:default-cell-style-name="ce3">
              <table:table-cell>
                <text:list text:style-name="L4">
                  <text:list-header>
                    <text:p text:style-name="P7"><text:span text:style-name="T65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5">a-0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6">팀장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5">A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65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5">b-0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6">조원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5">C</text:span></text:p>
                  </text:list-header>
                </text:list>
              </table:table-cell>
            </table:table-row>
            <table:table-row table:style-name="ro11" table:default-cell-style-name="ce6">
              <table:table-cell>
                <text:list text:continue-numbering="true" text:style-name="L4">
                  <text:list-header>
                    <text:p text:style-name="P7"><text:span text:style-name="T65">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5">c-0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6">부팀장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5">B</text:span></text:p>
                  </text:list-header>
                </text:list>
              </table:table-cell>
            </table:table-row>
            <table:table-row table:style-name="ro11" table:default-cell-style-name="ce4">
              <table:table-cell>
                <text:list text:continue-numbering="true" text:style-name="L4">
                  <text:list-header>
                    <text:p text:style-name="P7"><text:span text:style-name="T65">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5">c-0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6">팀장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5">A</text:span></text:p>
                  </text:list-header>
                </text:list>
              </table:table-cell>
            </table:table-row>
            <table:table-row table:style-name="ro7" table:default-cell-style-name="ce6">
              <table:table-cell>
                <text:list text:continue-numbering="true" text:style-name="L4">
                  <text:list-header>
                    <text:p text:style-name="P7"><text:span text:style-name="T65">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5">C-0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6">팀장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7"><text:span text:style-name="T65">A</text:span></text:p>
                  </text:list-header>
                </text:list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4">Test – </text:span><text:span text:style-name="T23">학원관리 응용</text:span></text:p>
              </text:list-header>
            </text:list>
          </draw:text-box>
        </draw:frame>
        <draw:custom-shape draw:name="날짜 개체 틀 3" draw:style-name="gr101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02" draw:text-style-name="P29" draw:layer="layout" svg:width="21.828cm" svg:height="13.891cm" svg:x="1.786cm" svg:y="3.373cm">
          <text:list text:style-name="L4">
            <text:list-header>
              <text:p text:style-name="P28"><text:span text:style-name="T67">수강생들은 학원에 과정을 수강등록을 한다</text:span><text:span text:style-name="T68">.</text:span></text:p>
              <text:p text:style-name="P28"><text:span text:style-name="T67">수강생들은 주민번호</text:span><text:span text:style-name="T68">, </text:span><text:span text:style-name="T67">등록날짜</text:span><text:span text:style-name="T68">, </text:span><text:span text:style-name="T67">이름</text:span><text:span text:style-name="T68">, </text:span><text:span text:style-name="T67">거주지에 대한 정보를 가진다</text:span><text:span text:style-name="T68">.</text:span></text:p>
              <text:p text:style-name="P28"><text:span text:style-name="T67">한 수강생은 여러 과정을 수강할 수 있으며 등록 후에 수강료 지불도 가능하다</text:span><text:span text:style-name="T68">.</text:span></text:p>
              <text:p text:style-name="P28"><text:span text:style-name="T67">학원에서 일하는 사람은 과정을 가르치는 강사와 각 강의실의 관리를 책임지는 직원</text:span></text:p>
              <text:p text:style-name="P28"><text:span text:style-name="T67">으로 나누어진다</text:span><text:span text:style-name="T68">. </text:span><text:span text:style-name="T67">이들은 주민번호</text:span><text:span text:style-name="T68">, </text:span><text:span text:style-name="T67">이름</text:span><text:span text:style-name="T68">, </text:span><text:span text:style-name="T67">거주지에 대한 정보를 가진다</text:span><text:span text:style-name="T68">.</text:span></text:p>
              <text:p text:style-name="P28"><text:span text:style-name="T67">강사는 자격증 번호</text:span><text:span text:style-name="T68">, </text:span><text:span text:style-name="T67">자격증 이름을 포함하고 직원은 담당 강의실로 표시한다</text:span><text:span text:style-name="T68">.</text:span></text:p>
              <text:p text:style-name="P28"><text:span text:style-name="T67">또한 강사는 학원전속 여부와 함께 시급을 받으며 직원은 월급을 받는다</text:span><text:span text:style-name="T68">.</text:span></text:p>
              <text:p text:style-name="P28"><text:span text:style-name="T67">한 강사가 여러 과정을 맡을 수 있으며 한 직원은 여러 강의실을 관리한다</text:span><text:span text:style-name="T68">.</text:span></text:p>
              <text:p text:style-name="P28"><text:span text:style-name="T67">각 과정은 과정번호와 강의실 번호</text:span><text:span text:style-name="T68">, </text:span><text:span text:style-name="T67">담당강사</text:span><text:span text:style-name="T68">, </text:span><text:span text:style-name="T67">배정강의실</text:span><text:span text:style-name="T68">, </text:span><text:span text:style-name="T67">교재</text:span><text:span text:style-name="T68">, </text:span><text:span text:style-name="T67">수강료가 포함된다</text:span><text:span text:style-name="T68">.</text:span><text:span text:style-name="T67"> </text:span></text:p>
              <text:p text:style-name="P28"><text:span text:style-name="T67">강의실은 강의실번호</text:span><text:span text:style-name="T68">, </text:span><text:span text:style-name="T67">컴퓨터 개수</text:span><text:span text:style-name="T68">, </text:span><text:span text:style-name="T67">프로젝트기기의 설치여부를 표시한다</text:span><text:span text:style-name="T68">.</text:span></text:p>
              <text:p text:style-name="P28"><text:span text:style-name="T67">교재는 과정을 듣는 수강생들에게 무료로 나누어주고 수강등록 마감 후 바로 공급자</text:span></text:p>
              <text:p text:style-name="P28"><text:span text:style-name="T67">에게 주문하여 수강 시작하는 날 수강생들에게 나누어 주게 된다</text:span><text:span text:style-name="T68">.</text:span></text:p>
              <text:p text:style-name="P28"><text:span text:style-name="T67">각 교재는 여러 공급자에게 주문하되 하나의 교재는 하나의 공급자에게 배급받는다</text:span><text:span text:style-name="T68">.</text:span></text:p>
              <text:p text:style-name="P28"><text:span text:style-name="T67">주문시 주문번호</text:span><text:span text:style-name="T68">, </text:span><text:span text:style-name="T67">교재</text:span><text:span text:style-name="T68">, </text:span><text:span text:style-name="T67">주문량</text:span><text:span text:style-name="T68">, </text:span><text:span text:style-name="T67">주문날짜의 정보를 가진다</text:span><text:span text:style-name="T68">.</text:span></text:p>
              <text:p text:style-name="P28"><text:span text:style-name="T67">교재는 교재번호</text:span><text:span text:style-name="T68">, </text:span><text:span text:style-name="T67">출판사</text:span><text:span text:style-name="T68">, </text:span><text:span text:style-name="T67">교재비를 정보로 가지며 공급자는 공급자번호</text:span><text:span text:style-name="T68">, </text:span><text:span text:style-name="T67">상호를 </text:span></text:p>
              <text:p text:style-name="P28"><text:span text:style-name="T67">지닌다</text:span><text:span text:style-name="T68">. <text:s/></text:span><text:span text:style-name="T67">학원은 수강생들로부터 수강료를 납부받고 납부날짜를 기록한다</text:span><text:span text:style-name="T68">.</text:span></text:p>
              <text:p text:style-name="P28"><text:span text:style-name="T67">또한 공급자에게 대금을 지불하고 지불날짜를 기록한다</text:span><text:span text:style-name="T68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제목2" presentation:use-date-time-name="dtd1">
        <draw:frame presentation:style-name="pr4" draw:text-style-name="P2" draw:layer="layout" svg:width="22.004cm" svg:height="1.402cm" svg:x="1.698cm" svg:y="0.322cm" presentation:class="title" presentation:user-transformed="true">
          <draw:text-box>
            <text:list text:style-name="L1">
              <text:list-header>
                <text:p text:style-name="P6"><text:span text:style-name="T24">Test – </text:span><text:span text:style-name="T23">비디오 대여 관리</text:span></text:p>
              </text:list-header>
            </text:list>
          </draw:text-box>
        </draw:frame>
        <draw:custom-shape draw:name="날짜 개체 틀 3" draw:style-name="gr103" draw:text-style-name="P5" draw:layer="layout" svg:width="6.403cm" svg:height="0.648cm" svg:x="16.7cm" svg:y="17.326cm">
          <text:list text:style-name="L3">
            <text:list-header>
              <text:p text:style-name="P4"><text:span text:style-name="T3">www.netsong7.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104" draw:text-style-name="P10" draw:layer="layout" svg:width="22.225cm" svg:height="13.781cm" svg:x="1.588cm" svg:y="3.175cm">
          <text:list text:style-name="L5">
            <text:list-header>
              <text:p text:style-name="P9"><text:span text:style-name="T54">◈ </text:span><text:span text:style-name="T55">목적</text:span></text:p>
            </text:list-header>
          </text:list>
          <text:list text:style-name="L4">
            <text:list-header>
              <text:p text:style-name="P9"><text:span text:style-name="T56">비디오 대여점은 고객들에게 비디오를 대여하고 고객들은 비디오를 일정기간동안</text:span></text:p>
              <text:p text:style-name="P9"><text:span text:style-name="T56">보고 반납한다</text:span><text:span text:style-name="T57">.</text:span></text:p>
              <text:p text:style-name="P9"><text:span text:style-name="T56">비디오 대여관리 </text:span><text:span text:style-name="T57">database</text:span><text:span text:style-name="T56">는 이러한 비디오와 고객간의 대여와 반납에 대한 관리</text:span></text:p>
              <text:p text:style-name="P9"><text:span text:style-name="T56">를 목적으로 한다</text:span><text:span text:style-name="T57">.</text:span></text:p>
            </text:list-header>
          </text:list>
          <text:list text:style-name="L5">
            <text:list-header>
              <text:p text:style-name="P9"><text:span text:style-name="T54">◈ </text:span><text:span text:style-name="T55">구현</text:span></text:p>
            </text:list-header>
          </text:list>
          <text:list text:style-name="L4">
            <text:list-header>
              <text:p text:style-name="P9"><text:span text:style-name="T56">비디오 대여점에 있는 모든 비디오를 고객들이 대여하고 반납할 수 있다</text:span><text:span text:style-name="T57">.</text:span></text:p>
              <text:p text:style-name="P9"><text:span text:style-name="T56">각 고객은 회원제로 운영되며</text:span><text:span text:style-name="T57">, </text:span><text:span text:style-name="T56">고객이 회원번호를 기억하지 못하거나</text:span><text:span text:style-name="T57">, </text:span><text:span text:style-name="T56">가족이</text:span></text:p>
              <text:p text:style-name="P9"><text:span text:style-name="T56">오면 전화번호로 확인을 하고 대여할 수 있다</text:span><text:span text:style-name="T57">.</text:span></text:p>
              <text:p text:style-name="P9"><text:span text:style-name="T56">각 비디오는 비디오 번호</text:span><text:span text:style-name="T57">, </text:span><text:span text:style-name="T56">제목</text:span><text:span text:style-name="T57">, </text:span><text:span text:style-name="T56">장르</text:span><text:span text:style-name="T57">, </text:span><text:span text:style-name="T56">제한나이</text:span><text:span text:style-name="T57">, </text:span><text:span text:style-name="T56">대여비</text:span><text:span text:style-name="T57">, </text:span><text:span text:style-name="T56">비디오 출시일</text:span><text:span text:style-name="T57">, </text:span><text:span text:style-name="T56">대여료</text:span></text:p>
              <text:p text:style-name="P9"><text:span text:style-name="T56">연체료</text:span><text:span text:style-name="T57">, </text:span><text:span text:style-name="T56">대여여부</text:span><text:span text:style-name="T57">, </text:span><text:span text:style-name="T56">거래처번호를 갖는다</text:span><text:span text:style-name="T57">.</text:span></text:p>
              <text:p text:style-name="P9"><text:span text:style-name="T56">각 고객에 대해 고객번호</text:span><text:span text:style-name="T57">, </text:span><text:span text:style-name="T56">이름</text:span><text:span text:style-name="T57">, </text:span><text:span text:style-name="T56">주소</text:span><text:span text:style-name="T57">, </text:span><text:span text:style-name="T56">전화번호</text:span><text:span text:style-name="T57">, </text:span><text:span text:style-name="T56">나이 등을 기록한다</text:span><text:span text:style-name="T57">.</text:span></text:p>
              <text:p text:style-name="P9"><text:span text:style-name="T56">비디오 대여시 대여한 날짜를 기록하고</text:span><text:span text:style-name="T57">, </text:span><text:span text:style-name="T56">반납시에는 반납날짜와</text:span><text:span text:style-name="T57">, </text:span><text:span text:style-name="T56">만약 연체했다면</text:span></text:p>
              <text:p text:style-name="P9"><text:span text:style-name="T56">연체일과 연체비를 기록한다</text:span><text:span text:style-name="T57">.</text:span></text:p>
              <text:p text:style-name="P9"><text:span text:style-name="T56">각 고객들에게 가족이 있다면</text:span><text:span text:style-name="T57">, </text:span><text:span text:style-name="T56">가족들의 이름</text:span><text:span text:style-name="T57">, </text:span><text:span text:style-name="T56">관계를 기록한다</text:span><text:span text:style-name="T57">.</text:span></text:p>
              <text:p text:style-name="P9"><text:span text:style-name="T56">전체 비디오를 검색할 수 있다</text:span><text:span text:style-name="T57">.</text:span></text:p>
              <text:p text:style-name="P9"><text:span text:style-name="T56">가족이 없는 고객을 검색할 수 있다</text:span><text:span text:style-name="T57">. </text:span><text:span text:style-name="T56">고객들의 가족을 찾을 수 있다</text:span><text:span text:style-name="T57">.</text:span></text:p>
              <text:p text:style-name="P9"><text:span text:style-name="T56">아직 반납하지 않은 비디오를 검색할 수 있다</text:span><text:span text:style-name="T57">.</text:span></text:p>
              <text:p text:style-name="P9"><text:span text:style-name="T56">고객의 특정일에 빌린 비디오를 검색할 수 있다</text:span><text:span text:style-name="T57">.</text:span></text:p>
              <text:p text:style-name="P9"><text:span text:style-name="T56">특정기간이 지나면 비디오 대여 기록을 삭제할 수 있다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굴림체1" svg:font-family="굴림체" style:font-family-generic="modern" style:font-pitch="fixed"/>
    <style:font-face style:name="Arial" svg:font-family="Arial" style:font-pitch="variable"/>
    <style:font-face style:name="Times New Roman2" svg:font-family="'Times New Roman'" style:font-pitch="variable"/>
    <style:font-face style:name="Mangal1" svg:font-family="Mangal" style:font-family-generic="modern" style:font-pitch="variable"/>
    <style:font-face style:name="Tahoma1" svg:font-family="Tahoma" style:font-family-generic="modern" style:font-pitch="variable"/>
    <style:font-face style:name="Times New Roman3" svg:font-family="'Times New Roman'" style:font-family-generic="modern" style:font-pitch="variable"/>
    <style:font-face style:name="굴림2" svg:font-family="굴림" style:font-family-generic="modern" style:font-pitch="variable"/>
    <style:font-face style:name="굴림체" svg:font-family="굴림체" style:font-family-generic="modern" style:font-pitch="variable"/>
    <style:font-face style:name="맑은 고딕1" svg:font-family="'맑은 고딕'" style:font-family-generic="modern" style:font-pitch="variable"/>
    <style:font-face style:name="바탕3" svg:font-family="바탕" style:font-family-generic="moder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휴먼엑스포" svg:font-family="휴먼엑스포" style:font-family-generic="roman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바탕1" svg:font-family="바탕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2" svg:font-family="바탕" style:font-family-generic="system" style:font-pitch="variable"/>
  </office:font-face-decls>
  <office:styles>
    <draw:gradient draw:name="Gradient_20_10" draw:display-name="Gradient 10" draw:style="axial" draw:start-color="#006666" draw:end-color="#002f2f" draw:start-intensity="100%" draw:end-intensity="100%" draw:angle="0" draw:border="0%"/>
    <draw:gradient draw:name="Gradient_20_11" draw:display-name="Gradient 11" draw:style="axial" draw:start-color="#cc9900" draw:end-color="#5e4700" draw:start-intensity="100%" draw:end-intensity="100%" draw:angle="0" draw:border="0%"/>
    <draw:gradient draw:name="Gradient_20_12" draw:display-name="Gradient 12" draw:style="axial" draw:start-color="#83a6a7" draw:end-color="#3d4d4d" draw:start-intensity="100%" draw:end-intensity="100%" draw:angle="0" draw:border="0%"/>
    <draw:gradient draw:name="Gradient_20_7" draw:display-name="Gradient 7" draw:style="linear" draw:start-color="#002f2f" draw:end-color="#006666" draw:start-intensity="100%" draw:end-intensity="100%" draw:angle="0" draw:border="0%"/>
    <draw:gradient draw:name="Gradient_20_8" draw:display-name="Gradient 8" draw:style="linear" draw:start-color="#006666" draw:end-color="#002f2f" draw:start-intensity="100%" draw:end-intensity="100%" draw:angle="0" draw:border="0%"/>
    <draw:gradient draw:name="Gradient_20_9" draw:display-name="Gradient 9" draw:style="axial" draw:start-color="#99cc00" draw:end-color="#475e00" draw:start-intensity="100%" draw:end-intensity="100%" draw:angle="0" draw:border="0%"/>
    <draw:fill-image draw:name="Bitmap_20_1" draw:display-name="Bitmap 1" xlink:href="Pictures/1000000000000320000002582015B9DA.jpg" xlink:type="simple" xlink:show="embed" xlink:actuate="onLoad"/>
    <draw:fill-image draw:name="Bitmap_20_2" draw:display-name="Bitmap 2" xlink:href="Pictures/1000000000000320000002581A35AB7C.jpg" xlink:type="simple" xlink:show="embed" xlink:actuate="onLoad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굴림1" style:font-family-asian="굴림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굴림" fo:font-family="굴림" style:font-family-generic="roman" style:font-pitch="variable" fo:font-size="18pt" style:font-name-asian="굴림1" style:font-family-asian="굴림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기본값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기본값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기본값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기본값-notes" style:family="presentation">
      <style:graphic-properties draw:stroke="none" draw:fill="none">
        <text:list-style style:name="기본값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기본값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기본값-outline3" style:family="presentation" style:parent-style-name="기본값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기본값-outline4" style:family="presentation" style:parent-style-name="기본값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기본값-outline5" style:family="presentation" style:parent-style-name="기본값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기본값-outline6" style:family="presentation" style:parent-style-name="기본값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기본값-outline7" style:family="presentation" style:parent-style-name="기본값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기본값-outline8" style:family="presentation" style:parent-style-name="기본값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기본값-outline9" style:family="presentation" style:parent-style-name="기본값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기본값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제목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1-notes" style:family="presentation">
      <style:graphic-properties draw:stroke="none" draw:fill="none">
        <text:list-style style:name="제목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제목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1-outline2" style:family="presentation" style:parent-style-name="제목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1-outline3" style:family="presentation" style:parent-style-name="제목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1-outline4" style:family="presentation" style:parent-style-name="제목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-outline5" style:family="presentation" style:parent-style-name="제목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-outline6" style:family="presentation" style:parent-style-name="제목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-outline7" style:family="presentation" style:parent-style-name="제목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-outline8" style:family="presentation" style:parent-style-name="제목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-outline9" style:family="presentation" style:parent-style-name="제목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-subtitle" style:family="presentation">
      <style:graphic-properties draw:stroke="none" draw:fill="none" draw:textarea-vertical-align="middle">
        <text:list-style style:name="제목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제목1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제목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제목2-notes" style:family="presentation">
      <style:graphic-properties draw:stroke="none" draw:fill="none">
        <text:list-style style:name="제목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제목2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2-outline2" style:family="presentation" style:parent-style-name="제목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2-outline3" style:family="presentation" style:parent-style-name="제목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2-outline4" style:family="presentation" style:parent-style-name="제목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2-outline5" style:family="presentation" style:parent-style-name="제목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2-outline6" style:family="presentation" style:parent-style-name="제목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2-outline7" style:family="presentation" style:parent-style-name="제목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2-outline8" style:family="presentation" style:parent-style-name="제목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2-outline9" style:family="presentation" style:parent-style-name="제목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2-subtitle" style:family="presentation">
      <style:graphic-properties draw:stroke="none" draw:fill="none" draw:textarea-vertical-align="middle">
        <text:list-style style:name="제목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제목2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제목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제목3-notes" style:family="presentation">
      <style:graphic-properties draw:stroke="none" draw:fill="none">
        <text:list-style style:name="제목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제목3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3-outline2" style:family="presentation" style:parent-style-name="제목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3-outline3" style:family="presentation" style:parent-style-name="제목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3-outline4" style:family="presentation" style:parent-style-name="제목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3-outline5" style:family="presentation" style:parent-style-name="제목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3-outline6" style:family="presentation" style:parent-style-name="제목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3-outline7" style:family="presentation" style:parent-style-name="제목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3-outline8" style:family="presentation" style:parent-style-name="제목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3-outline9" style:family="presentation" style:parent-style-name="제목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3-subtitle" style:family="presentation">
      <style:graphic-properties draw:stroke="none" draw:fill="none" draw:textarea-vertical-align="middle">
        <text:list-style style:name="제목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제목3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4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제목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제목4-notes" style:family="presentation">
      <style:graphic-properties draw:stroke="none" draw:fill="none">
        <text:list-style style:name="제목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제목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4-outline2" style:family="presentation" style:parent-style-name="제목4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4-outline3" style:family="presentation" style:parent-style-name="제목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4-outline4" style:family="presentation" style:parent-style-name="제목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4-outline5" style:family="presentation" style:parent-style-name="제목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4-outline6" style:family="presentation" style:parent-style-name="제목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4-outline7" style:family="presentation" style:parent-style-name="제목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4-outline8" style:family="presentation" style:parent-style-name="제목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4-outline9" style:family="presentation" style:parent-style-name="제목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4-subtitle" style:family="presentation">
      <style:graphic-properties draw:stroke="none" draw:fill="none" draw:textarea-vertical-align="middle">
        <text:list-style style:name="제목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4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제목4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5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제목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제목5-notes" style:family="presentation">
      <style:graphic-properties draw:stroke="none" draw:fill="none">
        <text:list-style style:name="제목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제목5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5-outline2" style:family="presentation" style:parent-style-name="제목5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5-outline3" style:family="presentation" style:parent-style-name="제목5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5-outline4" style:family="presentation" style:parent-style-name="제목5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5-outline5" style:family="presentation" style:parent-style-name="제목5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5-outline6" style:family="presentation" style:parent-style-name="제목5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5-outline7" style:family="presentation" style:parent-style-name="제목5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5-outline8" style:family="presentation" style:parent-style-name="제목5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5-outline9" style:family="presentation" style:parent-style-name="제목5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5-subtitle" style:family="presentation">
      <style:graphic-properties draw:stroke="none" draw:fill="none" draw:textarea-vertical-align="middle">
        <text:list-style style:name="제목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5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제목5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6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제목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제목6-notes" style:family="presentation">
      <style:graphic-properties draw:stroke="none" draw:fill="none">
        <text:list-style style:name="제목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제목6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6-outline2" style:family="presentation" style:parent-style-name="제목6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6-outline3" style:family="presentation" style:parent-style-name="제목6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6-outline4" style:family="presentation" style:parent-style-name="제목6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6-outline5" style:family="presentation" style:parent-style-name="제목6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6-outline6" style:family="presentation" style:parent-style-name="제목6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6-outline7" style:family="presentation" style:parent-style-name="제목6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6-outline8" style:family="presentation" style:parent-style-name="제목6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6-outline9" style:family="presentation" style:parent-style-name="제목6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6-subtitle" style:family="presentation">
      <style:graphic-properties draw:stroke="none" draw:fill="none" draw:textarea-vertical-align="middle">
        <text:list-style style:name="제목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6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제목6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7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제목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제목7-notes" style:family="presentation">
      <style:graphic-properties draw:stroke="none" draw:fill="none">
        <text:list-style style:name="제목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7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제목7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7-outline2" style:family="presentation" style:parent-style-name="제목7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7-outline3" style:family="presentation" style:parent-style-name="제목7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7-outline4" style:family="presentation" style:parent-style-name="제목7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7-outline5" style:family="presentation" style:parent-style-name="제목7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7-outline6" style:family="presentation" style:parent-style-name="제목7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7-outline7" style:family="presentation" style:parent-style-name="제목7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7-outline8" style:family="presentation" style:parent-style-name="제목7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7-outline9" style:family="presentation" style:parent-style-name="제목7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7-subtitle" style:family="presentation">
      <style:graphic-properties draw:stroke="none" draw:fill="none" draw:textarea-vertical-align="middle">
        <text:list-style style:name="제목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7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제목7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8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제목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제목8-notes" style:family="presentation">
      <style:graphic-properties draw:stroke="none" draw:fill="none">
        <text:list-style style:name="제목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제목8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8-outline2" style:family="presentation" style:parent-style-name="제목8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8-outline3" style:family="presentation" style:parent-style-name="제목8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8-outline4" style:family="presentation" style:parent-style-name="제목8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8-outline5" style:family="presentation" style:parent-style-name="제목8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8-outline6" style:family="presentation" style:parent-style-name="제목8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8-outline7" style:family="presentation" style:parent-style-name="제목8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8-outline8" style:family="presentation" style:parent-style-name="제목8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8-outline9" style:family="presentation" style:parent-style-name="제목8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8-subtitle" style:family="presentation">
      <style:graphic-properties draw:stroke="none" draw:fill="none" draw:textarea-vertical-align="middle">
        <text:list-style style:name="제목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8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제목8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9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제목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제목9-notes" style:family="presentation">
      <style:graphic-properties draw:stroke="none" draw:fill="none">
        <text:list-style style:name="제목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9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제목9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9-outline2" style:family="presentation" style:parent-style-name="제목9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9-outline3" style:family="presentation" style:parent-style-name="제목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9-outline4" style:family="presentation" style:parent-style-name="제목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9-outline5" style:family="presentation" style:parent-style-name="제목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9-outline6" style:family="presentation" style:parent-style-name="제목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9-outline7" style:family="presentation" style:parent-style-name="제목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9-outline8" style:family="presentation" style:parent-style-name="제목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9-outline9" style:family="presentation" style:parent-style-name="제목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9-subtitle" style:family="presentation">
      <style:graphic-properties draw:stroke="none" draw:fill="none" draw:textarea-vertical-align="middle">
        <text:list-style style:name="제목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9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제목9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10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제목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제목10-notes" style:family="presentation">
      <style:graphic-properties draw:stroke="none" draw:fill="none">
        <text:list-style style:name="제목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10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제목10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10-outline2" style:family="presentation" style:parent-style-name="제목10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10-outline3" style:family="presentation" style:parent-style-name="제목10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10-outline4" style:family="presentation" style:parent-style-name="제목10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0-outline5" style:family="presentation" style:parent-style-name="제목10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0-outline6" style:family="presentation" style:parent-style-name="제목10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0-outline7" style:family="presentation" style:parent-style-name="제목10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0-outline8" style:family="presentation" style:parent-style-name="제목10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0-outline9" style:family="presentation" style:parent-style-name="제목10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0-subtitle" style:family="presentation">
      <style:graphic-properties draw:stroke="none" draw:fill="none" draw:textarea-vertical-align="middle">
        <text:list-style style:name="제목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10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제목10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1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제목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제목11-notes" style:family="presentation">
      <style:graphic-properties draw:stroke="none" draw:fill="none">
        <text:list-style style:name="제목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1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제목11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11-outline2" style:family="presentation" style:parent-style-name="제목1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11-outline3" style:family="presentation" style:parent-style-name="제목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11-outline4" style:family="presentation" style:parent-style-name="제목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1-outline5" style:family="presentation" style:parent-style-name="제목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1-outline6" style:family="presentation" style:parent-style-name="제목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1-outline7" style:family="presentation" style:parent-style-name="제목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1-outline8" style:family="presentation" style:parent-style-name="제목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1-outline9" style:family="presentation" style:parent-style-name="제목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1-subtitle" style:family="presentation">
      <style:graphic-properties draw:stroke="none" draw:fill="none" draw:textarea-vertical-align="middle">
        <text:list-style style:name="제목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1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제목11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1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제목1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제목12-notes" style:family="presentation">
      <style:graphic-properties draw:stroke="none" draw:fill="none">
        <text:list-style style:name="제목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맑은 고딕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맑은 고딕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맑은 고딕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맑은 고딕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맑은 고딕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style:font-family-generic="modern" style:font-pitch="variable" fo:font-size="1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제목1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제목12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12-outline2" style:family="presentation" style:parent-style-name="제목1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12-outline3" style:family="presentation" style:parent-style-name="제목1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제목12-outline4" style:family="presentation" style:parent-style-name="제목1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2-outline5" style:family="presentation" style:parent-style-name="제목1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2-outline6" style:family="presentation" style:parent-style-name="제목1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2-outline7" style:family="presentation" style:parent-style-name="제목1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2-outline8" style:family="presentation" style:parent-style-name="제목1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2-outline9" style:family="presentation" style:parent-style-name="제목1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제목12-subtitle" style:family="presentation">
      <style:graphic-properties draw:stroke="none" draw:fill="none" draw:textarea-vertical-align="middle">
        <text:list-style style:name="제목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ffcc" fo:font-size="6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83a6a7" fo:font-size="6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99cc00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66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제목1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제목12-title">
          <text:list-level-style-number text:level="1" style:num-format="">
            <style:list-level-properties/>
            <style:text-properties fo:color="#ccff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cffcc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6666" draw:textarea-horizontal-align="left" draw:textarea-vertical-align="middle" draw:auto-grow-height="false" fo:min-height="1.561cm" fo:min-width="21.698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002f2f" draw:fill-gradient-name="Gradient_20_7" draw:textarea-horizontal-align="left" draw:textarea-vertical-align="middle" draw:auto-grow-height="false" fo:min-height="3.643cm" fo:min-width="20.30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gradient" draw:fill-color="#006666" draw:fill-gradient-name="Gradient_20_8" draw:textarea-horizontal-align="left" draw:textarea-vertical-align="middle" draw:auto-grow-height="false" fo:min-height="3.519cm" fo:min-width="20.305cm" fo:padding-top="0.13cm" fo:padding-bottom="0.13cm" fo:padding-left="0.25cm" fo:padding-right="0.25cm" fo:wrap-option="no-wrap" draw:shadow-color="#808080"/>
    </style:style>
    <style:style style:name="Mpr1" style:family="presentation" style:parent-style-name="기본값-backgroundobjects">
      <style:graphic-properties draw:stroke="none" draw:fill="none" draw:fill-color="#ffffff" draw:auto-grow-height="false" draw:auto-grow-width="false" fo:min-height="0.649cm" fo:min-width="0cm" fo:wrap-option="wrap"/>
    </style:style>
    <style:style style:name="Mpr2" style:family="presentation" style:parent-style-name="기본값-backgroundobjects">
      <style:graphic-properties draw:stroke="none" draw:fill="none" draw:fill-color="#ffffff" draw:auto-grow-height="false" draw:auto-grow-width="false" fo:min-height="0.847cm" fo:min-width="0cm" fo:wrap-option="wrap"/>
    </style:style>
    <style:style style:name="Mpr3" style:family="presentation" style:parent-style-name="제목2-backgroundobjects" style:list-style-name="ML2">
      <style:graphic-properties draw:stroke="none" draw:fill="none" draw:fill-color="#ffffff" draw:auto-grow-height="false" draw:auto-grow-width="false" fo:min-height="0.649cm" fo:min-width="0cm" fo:wrap-option="wrap"/>
    </style:style>
    <style:style style:name="Mpr4" style:family="presentation" style:parent-style-name="제목2-backgroundobjects" style:list-style-name="ML2">
      <style:graphic-properties draw:stroke="none" draw:fill="none" draw:fill-color="#ffffff" draw:auto-grow-height="false" draw:auto-grow-width="false" fo:min-height="0.847cm" fo:min-width="0cm" fo:wrap-option="wrap"/>
    </style:style>
    <style:style style:name="Mpr5" style:family="presentation" style:parent-style-name="제목3-backgroundobjects" style:list-style-name="ML2">
      <style:graphic-properties draw:stroke="none" draw:fill="none" draw:fill-color="#ffffff" draw:auto-grow-height="false" draw:auto-grow-width="false" fo:min-height="0.649cm" fo:min-width="0cm" fo:wrap-option="wrap"/>
    </style:style>
    <style:style style:name="Mpr6" style:family="presentation" style:parent-style-name="제목3-backgroundobjects" style:list-style-name="ML2">
      <style:graphic-properties draw:stroke="none" draw:fill="none" draw:fill-color="#ffffff" draw:auto-grow-height="false" draw:auto-grow-width="false" fo:min-height="0.847cm" fo:min-width="0cm" fo:wrap-option="wrap"/>
    </style:style>
    <style:style style:name="Mpr7" style:family="presentation" style:parent-style-name="제목4-backgroundobjects" style:list-style-name="ML2">
      <style:graphic-properties draw:stroke="none" draw:fill="none" draw:fill-color="#ffffff" draw:auto-grow-height="false" draw:auto-grow-width="false" fo:min-height="0.649cm" fo:min-width="0cm" fo:wrap-option="wrap"/>
    </style:style>
    <style:style style:name="Mpr8" style:family="presentation" style:parent-style-name="제목4-backgroundobjects" style:list-style-name="ML2">
      <style:graphic-properties draw:stroke="none" draw:fill="none" draw:fill-color="#ffffff" draw:auto-grow-height="false" draw:auto-grow-width="false" fo:min-height="0.847cm" fo:min-width="0cm" fo:wrap-option="wrap"/>
    </style:style>
    <style:style style:name="Mpr9" style:family="presentation" style:parent-style-name="제목5-backgroundobjects" style:list-style-name="ML2">
      <style:graphic-properties draw:stroke="none" draw:fill="none" draw:fill-color="#ffffff" draw:auto-grow-height="false" draw:auto-grow-width="false" fo:min-height="0.649cm" fo:min-width="0cm" fo:wrap-option="wrap"/>
    </style:style>
    <style:style style:name="Mpr10" style:family="presentation" style:parent-style-name="제목5-backgroundobjects" style:list-style-name="ML2">
      <style:graphic-properties draw:stroke="none" draw:fill="none" draw:fill-color="#ffffff" draw:auto-grow-height="false" draw:auto-grow-width="false" fo:min-height="0.847cm" fo:min-width="0cm" fo:wrap-option="wrap"/>
    </style:style>
    <style:style style:name="Mpr11" style:family="presentation" style:parent-style-name="제목6-backgroundobjects" style:list-style-name="ML2">
      <style:graphic-properties draw:stroke="none" draw:fill="none" draw:fill-color="#ffffff" draw:auto-grow-height="false" draw:auto-grow-width="false" fo:min-height="0.649cm" fo:min-width="0cm" fo:wrap-option="wrap"/>
    </style:style>
    <style:style style:name="Mpr12" style:family="presentation" style:parent-style-name="제목6-backgroundobjects" style:list-style-name="ML2">
      <style:graphic-properties draw:stroke="none" draw:fill="none" draw:fill-color="#ffffff" draw:auto-grow-height="false" draw:auto-grow-width="false" fo:min-height="0.847cm" fo:min-width="0cm" fo:wrap-option="wrap"/>
    </style:style>
    <style:style style:name="Mpr13" style:family="presentation" style:parent-style-name="제목7-backgroundobjects" style:list-style-name="ML2">
      <style:graphic-properties draw:stroke="none" draw:fill="none" draw:fill-color="#ffffff" draw:auto-grow-height="false" draw:auto-grow-width="false" fo:min-height="0.649cm" fo:min-width="0cm" fo:wrap-option="wrap"/>
    </style:style>
    <style:style style:name="Mpr14" style:family="presentation" style:parent-style-name="제목7-backgroundobjects" style:list-style-name="ML2">
      <style:graphic-properties draw:stroke="none" draw:fill="none" draw:fill-color="#ffffff" draw:auto-grow-height="false" draw:auto-grow-width="false" fo:min-height="0.847cm" fo:min-width="0cm" fo:wrap-option="wrap"/>
    </style:style>
    <style:style style:name="Mpr15" style:family="presentation" style:parent-style-name="제목8-backgroundobjects" style:list-style-name="ML2">
      <style:graphic-properties draw:stroke="none" draw:fill="none" draw:fill-color="#ffffff" draw:auto-grow-height="false" draw:auto-grow-width="false" fo:min-height="0.649cm" fo:min-width="0cm" fo:wrap-option="wrap"/>
    </style:style>
    <style:style style:name="Mpr16" style:family="presentation" style:parent-style-name="제목8-backgroundobjects" style:list-style-name="ML2">
      <style:graphic-properties draw:stroke="none" draw:fill="none" draw:fill-color="#ffffff" draw:auto-grow-height="false" draw:auto-grow-width="false" fo:min-height="0.847cm" fo:min-width="0cm" fo:wrap-option="wrap"/>
    </style:style>
    <style:style style:name="Mpr17" style:family="presentation" style:parent-style-name="제목9-backgroundobjects" style:list-style-name="ML2">
      <style:graphic-properties draw:stroke="none" draw:fill="none" draw:fill-color="#ffffff" draw:auto-grow-height="false" draw:auto-grow-width="false" fo:min-height="0.649cm" fo:min-width="0cm" fo:wrap-option="wrap"/>
    </style:style>
    <style:style style:name="Mpr18" style:family="presentation" style:parent-style-name="제목9-backgroundobjects" style:list-style-name="ML2">
      <style:graphic-properties draw:stroke="none" draw:fill="none" draw:fill-color="#ffffff" draw:auto-grow-height="false" draw:auto-grow-width="false" fo:min-height="0.847cm" fo:min-width="0cm" fo:wrap-option="wrap"/>
    </style:style>
    <style:style style:name="Mpr19" style:family="presentation" style:parent-style-name="제목10-backgroundobjects" style:list-style-name="ML2">
      <style:graphic-properties draw:stroke="none" draw:fill="none" draw:fill-color="#ffffff" draw:auto-grow-height="false" draw:auto-grow-width="false" fo:min-height="0.649cm" fo:min-width="0cm" fo:wrap-option="wrap"/>
    </style:style>
    <style:style style:name="Mpr20" style:family="presentation" style:parent-style-name="제목10-backgroundobjects" style:list-style-name="ML2">
      <style:graphic-properties draw:stroke="none" draw:fill="none" draw:fill-color="#ffffff" draw:auto-grow-height="false" draw:auto-grow-width="false" fo:min-height="0.847cm" fo:min-width="0cm" fo:wrap-option="wrap"/>
    </style:style>
    <style:style style:name="Mpr21" style:family="presentation" style:parent-style-name="제목11-backgroundobjects" style:list-style-name="ML2">
      <style:graphic-properties draw:stroke="none" draw:fill="none" draw:fill-color="#ffffff" draw:auto-grow-height="false" draw:auto-grow-width="false" fo:min-height="0.649cm" fo:min-width="0cm" fo:wrap-option="wrap"/>
    </style:style>
    <style:style style:name="Mpr22" style:family="presentation" style:parent-style-name="제목11-backgroundobjects" style:list-style-name="ML2">
      <style:graphic-properties draw:stroke="none" draw:fill="none" draw:fill-color="#ffffff" draw:auto-grow-height="false" draw:auto-grow-width="false" fo:min-height="0.847cm" fo:min-width="0cm" fo:wrap-option="wrap"/>
    </style:style>
    <style:style style:name="Mpr23" style:family="presentation" style:parent-style-name="제목12-backgroundobjects" style:list-style-name="ML2">
      <style:graphic-properties draw:stroke="none" draw:fill="none" draw:fill-color="#ffffff" draw:auto-grow-height="false" draw:auto-grow-width="false" fo:min-height="0.649cm" fo:min-width="0cm" fo:wrap-option="wrap"/>
    </style:style>
    <style:style style:name="Mpr24" style:family="presentation" style:parent-style-name="제목12-backgroundobjects" style:list-style-name="ML2">
      <style:graphic-properties draw:stroke="none" draw:fill="none" draw:fill-color="#ffffff" draw:auto-grow-height="false" draw:auto-grow-width="false" fo:min-height="0.84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font-name-asian="굴림2" style:language-asian="en" style:country-asian="US" style:font-name-complex="굴림2" style:language-complex="en" style:country-complex="US"/>
    </style:style>
    <style:style style:name="MT3" style:family="text">
      <style:text-properties fo:language="ko" fo:country="KR" style:font-name-asian="굴림2" style:language-asian="ko" style:country-asian="KR" style:font-name-complex="굴림2" style:language-complex="ko" style:country-complex="KR"/>
    </style:style>
    <style:style style:name="MT4" style:family="text">
      <style:text-properties fo:color="#ffffff" style:font-name="Verdana1" fo:font-size="10pt" fo:language="en" fo:country="US" fo:font-weight="bold" style:font-name-asian="굴림2" style:font-size-asian="10pt" style:language-asian="en" style:country-asian="US" style:font-weight-asian="bold" style:font-name-complex="굴림2" style:font-size-complex="10pt" style:language-complex="en" style:country-complex="US" style:font-weight-complex="bold"/>
    </style:style>
    <style:style style:name="MT5" style:family="text">
      <style:text-properties fo:color="#ffffff" style:font-name="Verdana1" fo:font-size="14pt" fo:language="ko" fo:country="KR" fo:font-weight="bold" style:font-name-asian="굴림2" style:font-size-asian="14pt" style:language-asian="ko" style:country-asian="KR" style:font-weight-asian="bold" style:font-name-complex="굴림2" style:font-size-complex="14pt" style:language-complex="ko" style:country-complex="K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custom-shape draw:name="Rectangle 33" draw:style-name="Mgr3" draw:text-style-name="MP3" draw:layer="backgroundobjects" svg:width="22.198cm" svg:height="1.821cm" svg:x="1.592cm" svg:y="0cm">
        <text:p/>
        <draw:enhanced-geometry svg:viewBox="0 0 21600 21600" draw:type="rectangle" draw:enhanced-path="M 0 0 L 21600 0 21600 21600 0 21600 0 0 Z N"/>
      </draw:custom-shape>
      <draw:frame presentation:style-name="기본값-title" draw:layer="backgroundobjects" svg:width="22.004cm" svg:height="1.402cm" svg:x="1.698cm" svg:y="0.322cm" presentation:class="title" presentation:placeholder="true">
        <draw:text-box/>
      </draw:frame>
      <draw:frame presentation:style-name="기본값-outline1" draw:layer="backgroundobjects" svg:width="21.598cm" svg:height="13.604cm" svg:x="1.901cm" svg:y="3.523cm" presentation:class="outline" presentation:placeholder="true">
        <draw:text-box/>
      </draw:frame>
      <draw:frame presentation:style-name="Mpr1" draw:layer="backgroundobjects" svg:width="6.403cm" svg:height="0.648cm" svg:x="16.699cm" svg:y="17.326cm" presentation:class="date-time">
        <draw:text-box>
          <text:list text:style-name="ML1">
            <text:list-header>
              <text:p><text:span text:style-name="MT2">www.themegallery.com</text:span></text:p>
            </text:list-header>
          </text:list>
        </draw:text-box>
      </draw:frame>
      <draw:frame presentation:style-name="Mpr2" draw:layer="backgroundobjects" svg:width="5.926cm" svg:height="0.846cm" svg:x="9.102cm" svg:y="17.992cm" presentation:class="page-number">
        <draw:text-box>
          <text:list text:style-name="ML1">
            <text:list-header>
              <text:p><text:span text:style-name="MT3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기본값-title" draw:layer="backgroundobjects" svg:width="0.001cm" svg:height="0.001cm" svg:x="0cm" svg:y="1.93cm" presentation:class="page"/>
        <draw:frame presentation:style-name="기본값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1" style:page-layout-name="PM1" draw:style-name="Mdp2">
      <draw:custom-shape draw:name="Rectangle 33" draw:style-name="Mgr4" draw:text-style-name="MP3" draw:layer="backgroundobjects" svg:width="20.805cm" svg:height="3.903cm" svg:x="2.35cm" svg:y="15.147cm">
        <text:p/>
        <draw:enhanced-geometry svg:viewBox="0 0 21600 21600" draw:type="rectangle" draw:enhanced-path="M 0 0 L 21600 0 21600 21600 0 21600 0 0 Z N"/>
      </draw:custom-shape>
      <draw:custom-shape draw:name="Rectangle 32" draw:style-name="Mgr5" draw:text-style-name="MP3" draw:layer="backgroundobjects" svg:width="20.805cm" svg:height="3.779cm" svg:x="2.35cm" svg:y="0cm">
        <text:p/>
        <draw:enhanced-geometry svg:viewBox="0 0 21600 21600" draw:type="rectangle" draw:enhanced-path="M 0 0 L 21600 0 21600 21600 0 21600 0 0 Z N"/>
      </draw:custom-shape>
      <draw:frame presentation:style-name="제목1-title" draw:layer="backgroundobjects" svg:width="22.004cm" svg:height="1.402cm" svg:x="1.698cm" svg:y="0.322cm" presentation:class="title" presentation:placeholder="true">
        <draw:text-box/>
      </draw:frame>
      <draw:frame presentation:style-name="제목1-outline1" draw:layer="backgroundobjects" svg:width="21.598cm" svg:height="13.604cm" svg:x="1.901cm" svg:y="3.523cm" presentation:class="outline" presentation:placeholder="true">
        <draw:text-box/>
      </draw:frame>
      <presentation:notes style:page-layout-name="PM0">
        <draw:page-thumbnail presentation:style-name="제목1-title" draw:layer="backgroundobjects" svg:width="0.001cm" svg:height="0.001cm" svg:x="0cm" svg:y="1.93cm" presentation:class="page"/>
        <draw:frame presentation:style-name="제목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2" style:page-layout-name="PM1" draw:style-name="Mdp1">
      <draw:custom-shape draw:name="Rectangle 33" draw:style-name="Mgr3" draw:text-style-name="MP3" draw:layer="backgroundobjects" svg:width="22.198cm" svg:height="1.821cm" svg:x="1.592cm" svg:y="0cm">
        <text:p/>
        <draw:enhanced-geometry svg:viewBox="0 0 21600 21600" draw:type="rectangle" draw:enhanced-path="M 0 0 L 21600 0 21600 21600 0 21600 0 0 Z N"/>
      </draw:custom-shape>
      <draw:frame presentation:style-name="제목2-title" draw:layer="backgroundobjects" svg:width="22.004cm" svg:height="1.402cm" svg:x="1.698cm" svg:y="0.322cm" presentation:class="title" presentation:placeholder="true">
        <draw:text-box/>
      </draw:frame>
      <draw:frame presentation:style-name="제목2-outline1" draw:layer="backgroundobjects" svg:width="21.598cm" svg:height="13.604cm" svg:x="1.901cm" svg:y="3.523cm" presentation:class="outline" presentation:placeholder="true">
        <draw:text-box/>
      </draw:frame>
      <draw:frame presentation:style-name="Mpr3" draw:text-style-name="MP5" draw:layer="backgroundobjects" svg:width="6.403cm" svg:height="0.648cm" svg:x="16.699cm" svg:y="17.326cm" presentation:class="date-time">
        <draw:text-box>
          <text:list text:style-name="ML2">
            <text:list-header>
              <text:p text:style-name="MP4"><text:span text:style-name="MT4">www.netsong7.net</text:span></text:p>
            </text:list-header>
          </text:list>
        </draw:text-box>
      </draw:frame>
      <draw:frame presentation:style-name="Mpr4" draw:text-style-name="MP7" draw:layer="backgroundobjects" svg:width="5.926cm" svg:height="0.846cm" svg:x="9.102cm" svg:y="17.992cm" presentation:class="page-number">
        <draw:text-box>
          <text:list text:style-name="ML2">
            <text:list-header>
              <text:p text:style-name="MP6"><text:span text:style-name="MT5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제목2-title" draw:layer="backgroundobjects" svg:width="0.001cm" svg:height="0.001cm" svg:x="0cm" svg:y="1.93cm" presentation:class="page"/>
        <draw:frame presentation:style-name="제목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3" style:page-layout-name="PM1" draw:style-name="Mdp1">
      <draw:custom-shape draw:name="Rectangle 33" draw:style-name="Mgr3" draw:text-style-name="MP3" draw:layer="backgroundobjects" svg:width="22.198cm" svg:height="1.821cm" svg:x="1.592cm" svg:y="0cm">
        <text:p/>
        <draw:enhanced-geometry svg:viewBox="0 0 21600 21600" draw:type="rectangle" draw:enhanced-path="M 0 0 L 21600 0 21600 21600 0 21600 0 0 Z N"/>
      </draw:custom-shape>
      <draw:frame presentation:style-name="제목3-title" draw:layer="backgroundobjects" svg:width="22.004cm" svg:height="1.402cm" svg:x="1.698cm" svg:y="0.322cm" presentation:class="title" presentation:placeholder="true">
        <draw:text-box/>
      </draw:frame>
      <draw:frame presentation:style-name="제목3-outline1" draw:layer="backgroundobjects" svg:width="21.598cm" svg:height="13.604cm" svg:x="1.901cm" svg:y="3.523cm" presentation:class="outline" presentation:placeholder="true">
        <draw:text-box/>
      </draw:frame>
      <draw:frame presentation:style-name="Mpr5" draw:text-style-name="MP5" draw:layer="backgroundobjects" svg:width="6.403cm" svg:height="0.648cm" svg:x="16.699cm" svg:y="17.326cm" presentation:class="date-time">
        <draw:text-box>
          <text:list text:style-name="ML2">
            <text:list-header>
              <text:p text:style-name="MP4"><text:span text:style-name="MT4">www.netsong7.net</text:span></text:p>
            </text:list-header>
          </text:list>
        </draw:text-box>
      </draw:frame>
      <draw:frame presentation:style-name="Mpr6" draw:text-style-name="MP7" draw:layer="backgroundobjects" svg:width="5.926cm" svg:height="0.846cm" svg:x="9.102cm" svg:y="17.992cm" presentation:class="page-number">
        <draw:text-box>
          <text:list text:style-name="ML2">
            <text:list-header>
              <text:p text:style-name="MP6"><text:span text:style-name="MT5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제목3-title" draw:layer="backgroundobjects" svg:width="0.001cm" svg:height="0.001cm" svg:x="0cm" svg:y="1.93cm" presentation:class="page"/>
        <draw:frame presentation:style-name="제목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4" style:page-layout-name="PM1" draw:style-name="Mdp1">
      <draw:custom-shape draw:name="Rectangle 33" draw:style-name="Mgr3" draw:text-style-name="MP3" draw:layer="backgroundobjects" svg:width="22.198cm" svg:height="1.821cm" svg:x="1.592cm" svg:y="0cm">
        <text:p/>
        <draw:enhanced-geometry svg:viewBox="0 0 21600 21600" draw:type="rectangle" draw:enhanced-path="M 0 0 L 21600 0 21600 21600 0 21600 0 0 Z N"/>
      </draw:custom-shape>
      <draw:frame presentation:style-name="제목4-title" draw:layer="backgroundobjects" svg:width="22.004cm" svg:height="1.402cm" svg:x="1.698cm" svg:y="0.322cm" presentation:class="title" presentation:placeholder="true">
        <draw:text-box/>
      </draw:frame>
      <draw:frame presentation:style-name="제목4-outline1" draw:layer="backgroundobjects" svg:width="21.598cm" svg:height="13.604cm" svg:x="1.901cm" svg:y="3.523cm" presentation:class="outline" presentation:placeholder="true">
        <draw:text-box/>
      </draw:frame>
      <draw:frame presentation:style-name="Mpr7" draw:text-style-name="MP5" draw:layer="backgroundobjects" svg:width="6.403cm" svg:height="0.648cm" svg:x="16.699cm" svg:y="17.326cm" presentation:class="date-time">
        <draw:text-box>
          <text:list text:style-name="ML2">
            <text:list-header>
              <text:p text:style-name="MP4"><text:span text:style-name="MT4">www.netsong7.net</text:span></text:p>
            </text:list-header>
          </text:list>
        </draw:text-box>
      </draw:frame>
      <draw:frame presentation:style-name="Mpr8" draw:text-style-name="MP7" draw:layer="backgroundobjects" svg:width="5.926cm" svg:height="0.846cm" svg:x="9.102cm" svg:y="17.992cm" presentation:class="page-number">
        <draw:text-box>
          <text:list text:style-name="ML2">
            <text:list-header>
              <text:p text:style-name="MP6"><text:span text:style-name="MT5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제목4-title" draw:layer="backgroundobjects" svg:width="0.001cm" svg:height="0.001cm" svg:x="0cm" svg:y="1.93cm" presentation:class="page"/>
        <draw:frame presentation:style-name="제목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5" style:page-layout-name="PM1" draw:style-name="Mdp1">
      <draw:custom-shape draw:name="Rectangle 33" draw:style-name="Mgr3" draw:text-style-name="MP3" draw:layer="backgroundobjects" svg:width="22.198cm" svg:height="1.821cm" svg:x="1.592cm" svg:y="0cm">
        <text:p/>
        <draw:enhanced-geometry svg:viewBox="0 0 21600 21600" draw:type="rectangle" draw:enhanced-path="M 0 0 L 21600 0 21600 21600 0 21600 0 0 Z N"/>
      </draw:custom-shape>
      <draw:frame presentation:style-name="제목5-title" draw:layer="backgroundobjects" svg:width="22.004cm" svg:height="1.402cm" svg:x="1.698cm" svg:y="0.322cm" presentation:class="title" presentation:placeholder="true">
        <draw:text-box/>
      </draw:frame>
      <draw:frame presentation:style-name="제목5-outline1" draw:layer="backgroundobjects" svg:width="21.598cm" svg:height="13.604cm" svg:x="1.901cm" svg:y="3.523cm" presentation:class="outline" presentation:placeholder="true">
        <draw:text-box/>
      </draw:frame>
      <draw:frame presentation:style-name="Mpr9" draw:text-style-name="MP5" draw:layer="backgroundobjects" svg:width="6.403cm" svg:height="0.648cm" svg:x="16.699cm" svg:y="17.326cm" presentation:class="date-time">
        <draw:text-box>
          <text:list text:style-name="ML2">
            <text:list-header>
              <text:p text:style-name="MP4"><text:span text:style-name="MT4">www.netsong7.net</text:span></text:p>
            </text:list-header>
          </text:list>
        </draw:text-box>
      </draw:frame>
      <draw:frame presentation:style-name="Mpr10" draw:text-style-name="MP7" draw:layer="backgroundobjects" svg:width="5.926cm" svg:height="0.846cm" svg:x="9.102cm" svg:y="17.992cm" presentation:class="page-number">
        <draw:text-box>
          <text:list text:style-name="ML2">
            <text:list-header>
              <text:p text:style-name="MP6"><text:span text:style-name="MT5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제목5-title" draw:layer="backgroundobjects" svg:width="0.001cm" svg:height="0.001cm" svg:x="0cm" svg:y="1.93cm" presentation:class="page"/>
        <draw:frame presentation:style-name="제목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6" style:page-layout-name="PM1" draw:style-name="Mdp1">
      <draw:custom-shape draw:name="Rectangle 33" draw:style-name="Mgr3" draw:text-style-name="MP3" draw:layer="backgroundobjects" svg:width="22.198cm" svg:height="1.821cm" svg:x="1.592cm" svg:y="0cm">
        <text:p/>
        <draw:enhanced-geometry svg:viewBox="0 0 21600 21600" draw:type="rectangle" draw:enhanced-path="M 0 0 L 21600 0 21600 21600 0 21600 0 0 Z N"/>
      </draw:custom-shape>
      <draw:frame presentation:style-name="제목6-title" draw:layer="backgroundobjects" svg:width="22.004cm" svg:height="1.402cm" svg:x="1.698cm" svg:y="0.322cm" presentation:class="title" presentation:placeholder="true">
        <draw:text-box/>
      </draw:frame>
      <draw:frame presentation:style-name="제목6-outline1" draw:layer="backgroundobjects" svg:width="21.598cm" svg:height="13.604cm" svg:x="1.901cm" svg:y="3.523cm" presentation:class="outline" presentation:placeholder="true">
        <draw:text-box/>
      </draw:frame>
      <draw:frame presentation:style-name="Mpr11" draw:text-style-name="MP5" draw:layer="backgroundobjects" svg:width="6.403cm" svg:height="0.648cm" svg:x="16.699cm" svg:y="17.326cm" presentation:class="date-time">
        <draw:text-box>
          <text:list text:style-name="ML2">
            <text:list-header>
              <text:p text:style-name="MP4"><text:span text:style-name="MT4">www.netsong7.net</text:span></text:p>
            </text:list-header>
          </text:list>
        </draw:text-box>
      </draw:frame>
      <draw:frame presentation:style-name="Mpr12" draw:text-style-name="MP7" draw:layer="backgroundobjects" svg:width="5.926cm" svg:height="0.846cm" svg:x="9.102cm" svg:y="17.992cm" presentation:class="page-number">
        <draw:text-box>
          <text:list text:style-name="ML2">
            <text:list-header>
              <text:p text:style-name="MP6"><text:span text:style-name="MT5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제목6-title" draw:layer="backgroundobjects" svg:width="0.001cm" svg:height="0.001cm" svg:x="0cm" svg:y="1.93cm" presentation:class="page"/>
        <draw:frame presentation:style-name="제목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7" style:page-layout-name="PM1" draw:style-name="Mdp1">
      <draw:custom-shape draw:name="Rectangle 33" draw:style-name="Mgr3" draw:text-style-name="MP3" draw:layer="backgroundobjects" svg:width="22.198cm" svg:height="1.821cm" svg:x="1.592cm" svg:y="0cm">
        <text:p/>
        <draw:enhanced-geometry svg:viewBox="0 0 21600 21600" draw:type="rectangle" draw:enhanced-path="M 0 0 L 21600 0 21600 21600 0 21600 0 0 Z N"/>
      </draw:custom-shape>
      <draw:frame presentation:style-name="제목7-title" draw:layer="backgroundobjects" svg:width="22.004cm" svg:height="1.402cm" svg:x="1.698cm" svg:y="0.322cm" presentation:class="title" presentation:placeholder="true">
        <draw:text-box/>
      </draw:frame>
      <draw:frame presentation:style-name="제목7-outline1" draw:layer="backgroundobjects" svg:width="21.598cm" svg:height="13.604cm" svg:x="1.901cm" svg:y="3.523cm" presentation:class="outline" presentation:placeholder="true">
        <draw:text-box/>
      </draw:frame>
      <draw:frame presentation:style-name="Mpr13" draw:text-style-name="MP5" draw:layer="backgroundobjects" svg:width="6.403cm" svg:height="0.648cm" svg:x="16.699cm" svg:y="17.326cm" presentation:class="date-time">
        <draw:text-box>
          <text:list text:style-name="ML2">
            <text:list-header>
              <text:p text:style-name="MP4"><text:span text:style-name="MT4">www.netsong7.net</text:span></text:p>
            </text:list-header>
          </text:list>
        </draw:text-box>
      </draw:frame>
      <draw:frame presentation:style-name="Mpr14" draw:text-style-name="MP7" draw:layer="backgroundobjects" svg:width="5.926cm" svg:height="0.846cm" svg:x="9.102cm" svg:y="17.992cm" presentation:class="page-number">
        <draw:text-box>
          <text:list text:style-name="ML2">
            <text:list-header>
              <text:p text:style-name="MP6"><text:span text:style-name="MT5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제목7-title" draw:layer="backgroundobjects" svg:width="0.001cm" svg:height="0.001cm" svg:x="0cm" svg:y="1.93cm" presentation:class="page"/>
        <draw:frame presentation:style-name="제목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8" style:page-layout-name="PM1" draw:style-name="Mdp1">
      <draw:custom-shape draw:name="Rectangle 33" draw:style-name="Mgr3" draw:text-style-name="MP3" draw:layer="backgroundobjects" svg:width="22.198cm" svg:height="1.821cm" svg:x="1.592cm" svg:y="0cm">
        <text:p/>
        <draw:enhanced-geometry svg:viewBox="0 0 21600 21600" draw:type="rectangle" draw:enhanced-path="M 0 0 L 21600 0 21600 21600 0 21600 0 0 Z N"/>
      </draw:custom-shape>
      <draw:frame presentation:style-name="제목8-title" draw:layer="backgroundobjects" svg:width="22.004cm" svg:height="1.402cm" svg:x="1.698cm" svg:y="0.322cm" presentation:class="title" presentation:placeholder="true">
        <draw:text-box/>
      </draw:frame>
      <draw:frame presentation:style-name="제목8-outline1" draw:layer="backgroundobjects" svg:width="21.598cm" svg:height="13.604cm" svg:x="1.901cm" svg:y="3.523cm" presentation:class="outline" presentation:placeholder="true">
        <draw:text-box/>
      </draw:frame>
      <draw:frame presentation:style-name="Mpr15" draw:text-style-name="MP5" draw:layer="backgroundobjects" svg:width="6.403cm" svg:height="0.648cm" svg:x="16.699cm" svg:y="17.326cm" presentation:class="date-time">
        <draw:text-box>
          <text:list text:style-name="ML2">
            <text:list-header>
              <text:p text:style-name="MP4"><text:span text:style-name="MT4">www.netsong7.net</text:span></text:p>
            </text:list-header>
          </text:list>
        </draw:text-box>
      </draw:frame>
      <draw:frame presentation:style-name="Mpr16" draw:text-style-name="MP7" draw:layer="backgroundobjects" svg:width="5.926cm" svg:height="0.846cm" svg:x="9.102cm" svg:y="17.992cm" presentation:class="page-number">
        <draw:text-box>
          <text:list text:style-name="ML2">
            <text:list-header>
              <text:p text:style-name="MP6"><text:span text:style-name="MT5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제목8-title" draw:layer="backgroundobjects" svg:width="0.001cm" svg:height="0.001cm" svg:x="0cm" svg:y="1.93cm" presentation:class="page"/>
        <draw:frame presentation:style-name="제목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9" style:page-layout-name="PM1" draw:style-name="Mdp1">
      <draw:custom-shape draw:name="Rectangle 33" draw:style-name="Mgr3" draw:text-style-name="MP3" draw:layer="backgroundobjects" svg:width="22.198cm" svg:height="1.821cm" svg:x="1.592cm" svg:y="0cm">
        <text:p/>
        <draw:enhanced-geometry svg:viewBox="0 0 21600 21600" draw:type="rectangle" draw:enhanced-path="M 0 0 L 21600 0 21600 21600 0 21600 0 0 Z N"/>
      </draw:custom-shape>
      <draw:frame presentation:style-name="제목9-title" draw:layer="backgroundobjects" svg:width="22.004cm" svg:height="1.402cm" svg:x="1.698cm" svg:y="0.322cm" presentation:class="title" presentation:placeholder="true">
        <draw:text-box/>
      </draw:frame>
      <draw:frame presentation:style-name="제목9-outline1" draw:layer="backgroundobjects" svg:width="21.598cm" svg:height="13.604cm" svg:x="1.901cm" svg:y="3.523cm" presentation:class="outline" presentation:placeholder="true">
        <draw:text-box/>
      </draw:frame>
      <draw:frame presentation:style-name="Mpr17" draw:text-style-name="MP5" draw:layer="backgroundobjects" svg:width="6.403cm" svg:height="0.648cm" svg:x="16.699cm" svg:y="17.326cm" presentation:class="date-time">
        <draw:text-box>
          <text:list text:style-name="ML2">
            <text:list-header>
              <text:p text:style-name="MP4"><text:span text:style-name="MT4">www.netsong7.net</text:span></text:p>
            </text:list-header>
          </text:list>
        </draw:text-box>
      </draw:frame>
      <draw:frame presentation:style-name="Mpr18" draw:text-style-name="MP7" draw:layer="backgroundobjects" svg:width="5.926cm" svg:height="0.846cm" svg:x="9.102cm" svg:y="17.992cm" presentation:class="page-number">
        <draw:text-box>
          <text:list text:style-name="ML2">
            <text:list-header>
              <text:p text:style-name="MP6"><text:span text:style-name="MT5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제목9-title" draw:layer="backgroundobjects" svg:width="0.001cm" svg:height="0.001cm" svg:x="0cm" svg:y="1.93cm" presentation:class="page"/>
        <draw:frame presentation:style-name="제목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10" style:page-layout-name="PM1" draw:style-name="Mdp1">
      <draw:custom-shape draw:name="Rectangle 33" draw:style-name="Mgr3" draw:text-style-name="MP3" draw:layer="backgroundobjects" svg:width="22.198cm" svg:height="1.821cm" svg:x="1.592cm" svg:y="0cm">
        <text:p/>
        <draw:enhanced-geometry svg:viewBox="0 0 21600 21600" draw:type="rectangle" draw:enhanced-path="M 0 0 L 21600 0 21600 21600 0 21600 0 0 Z N"/>
      </draw:custom-shape>
      <draw:frame presentation:style-name="제목10-title" draw:layer="backgroundobjects" svg:width="22.004cm" svg:height="1.402cm" svg:x="1.698cm" svg:y="0.322cm" presentation:class="title" presentation:placeholder="true">
        <draw:text-box/>
      </draw:frame>
      <draw:frame presentation:style-name="제목10-outline1" draw:layer="backgroundobjects" svg:width="21.598cm" svg:height="13.604cm" svg:x="1.901cm" svg:y="3.523cm" presentation:class="outline" presentation:placeholder="true">
        <draw:text-box/>
      </draw:frame>
      <draw:frame presentation:style-name="Mpr19" draw:text-style-name="MP5" draw:layer="backgroundobjects" svg:width="6.403cm" svg:height="0.648cm" svg:x="16.699cm" svg:y="17.326cm" presentation:class="date-time">
        <draw:text-box>
          <text:list text:style-name="ML2">
            <text:list-header>
              <text:p text:style-name="MP4"><text:span text:style-name="MT4">www.netsong7.net</text:span></text:p>
            </text:list-header>
          </text:list>
        </draw:text-box>
      </draw:frame>
      <draw:frame presentation:style-name="Mpr20" draw:text-style-name="MP7" draw:layer="backgroundobjects" svg:width="5.926cm" svg:height="0.846cm" svg:x="9.102cm" svg:y="17.992cm" presentation:class="page-number">
        <draw:text-box>
          <text:list text:style-name="ML2">
            <text:list-header>
              <text:p text:style-name="MP6"><text:span text:style-name="MT5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제목10-title" draw:layer="backgroundobjects" svg:width="0.001cm" svg:height="0.001cm" svg:x="0cm" svg:y="1.93cm" presentation:class="page"/>
        <draw:frame presentation:style-name="제목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11" style:page-layout-name="PM1" draw:style-name="Mdp1">
      <draw:custom-shape draw:name="Rectangle 33" draw:style-name="Mgr3" draw:text-style-name="MP3" draw:layer="backgroundobjects" svg:width="22.198cm" svg:height="1.821cm" svg:x="1.592cm" svg:y="0cm">
        <text:p/>
        <draw:enhanced-geometry svg:viewBox="0 0 21600 21600" draw:type="rectangle" draw:enhanced-path="M 0 0 L 21600 0 21600 21600 0 21600 0 0 Z N"/>
      </draw:custom-shape>
      <draw:frame presentation:style-name="제목11-title" draw:layer="backgroundobjects" svg:width="22.004cm" svg:height="1.402cm" svg:x="1.698cm" svg:y="0.322cm" presentation:class="title" presentation:placeholder="true">
        <draw:text-box/>
      </draw:frame>
      <draw:frame presentation:style-name="제목11-outline1" draw:layer="backgroundobjects" svg:width="21.598cm" svg:height="13.604cm" svg:x="1.901cm" svg:y="3.523cm" presentation:class="outline" presentation:placeholder="true">
        <draw:text-box/>
      </draw:frame>
      <draw:frame presentation:style-name="Mpr21" draw:text-style-name="MP5" draw:layer="backgroundobjects" svg:width="6.403cm" svg:height="0.648cm" svg:x="16.699cm" svg:y="17.326cm" presentation:class="date-time">
        <draw:text-box>
          <text:list text:style-name="ML2">
            <text:list-header>
              <text:p text:style-name="MP4"><text:span text:style-name="MT4">www.netsong7.net</text:span></text:p>
            </text:list-header>
          </text:list>
        </draw:text-box>
      </draw:frame>
      <draw:frame presentation:style-name="Mpr22" draw:text-style-name="MP7" draw:layer="backgroundobjects" svg:width="5.926cm" svg:height="0.846cm" svg:x="9.102cm" svg:y="17.992cm" presentation:class="page-number">
        <draw:text-box>
          <text:list text:style-name="ML2">
            <text:list-header>
              <text:p text:style-name="MP6"><text:span text:style-name="MT5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제목11-title" draw:layer="backgroundobjects" svg:width="0.001cm" svg:height="0.001cm" svg:x="0cm" svg:y="1.93cm" presentation:class="page"/>
        <draw:frame presentation:style-name="제목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제목12" style:page-layout-name="PM1" draw:style-name="Mdp1">
      <draw:custom-shape draw:name="Rectangle 33" draw:style-name="Mgr3" draw:text-style-name="MP3" draw:layer="backgroundobjects" svg:width="22.198cm" svg:height="1.821cm" svg:x="1.592cm" svg:y="0cm">
        <text:p/>
        <draw:enhanced-geometry svg:viewBox="0 0 21600 21600" draw:type="rectangle" draw:enhanced-path="M 0 0 L 21600 0 21600 21600 0 21600 0 0 Z N"/>
      </draw:custom-shape>
      <draw:frame presentation:style-name="제목12-title" draw:layer="backgroundobjects" svg:width="22.004cm" svg:height="1.402cm" svg:x="1.698cm" svg:y="0.322cm" presentation:class="title" presentation:placeholder="true">
        <draw:text-box/>
      </draw:frame>
      <draw:frame presentation:style-name="제목12-outline1" draw:layer="backgroundobjects" svg:width="21.598cm" svg:height="13.604cm" svg:x="1.901cm" svg:y="3.523cm" presentation:class="outline" presentation:placeholder="true">
        <draw:text-box/>
      </draw:frame>
      <draw:frame presentation:style-name="Mpr23" draw:text-style-name="MP5" draw:layer="backgroundobjects" svg:width="6.403cm" svg:height="0.648cm" svg:x="16.699cm" svg:y="17.326cm" presentation:class="date-time">
        <draw:text-box>
          <text:list text:style-name="ML2">
            <text:list-header>
              <text:p text:style-name="MP4"><text:span text:style-name="MT4">www.netsong7.net</text:span></text:p>
            </text:list-header>
          </text:list>
        </draw:text-box>
      </draw:frame>
      <draw:frame presentation:style-name="Mpr24" draw:text-style-name="MP7" draw:layer="backgroundobjects" svg:width="5.926cm" svg:height="0.846cm" svg:x="9.102cm" svg:y="17.992cm" presentation:class="page-number">
        <draw:text-box>
          <text:list text:style-name="ML2">
            <text:list-header>
              <text:p text:style-name="MP6"><text:span text:style-name="MT5"><text:page-number>&lt;숫자&gt;</text:page-number></text:span></text:p>
            </text:list-header>
          </text:list>
        </draw:text-box>
      </draw:frame>
      <presentation:notes style:page-layout-name="PM0">
        <draw:page-thumbnail presentation:style-name="제목12-title" draw:layer="backgroundobjects" svg:width="0.001cm" svg:height="0.001cm" svg:x="0cm" svg:y="1.93cm" presentation:class="page"/>
        <draw:frame presentation:style-name="제목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Template</dc:title>
    <meta:initial-creator>송정우</meta:initial-creator>
    <meta:creation-date>2007-12-30T09:27:37.234000000</meta:creation-date>
    <dc:date>2014-10-01T09:40:05.540000000</dc:date>
    <meta:editing-cycles>80</meta:editing-cycles>
    <meta:editing-duration>PT15H11M35S</meta:editing-duration>
    <meta:generator>LibreOffice/4.3.0.4$Windows_x86 LibreOffice_project/62ad5818884a2fc2e5780dd45466868d41009ec0</meta:generator>
    <meta:document-statistic meta:object-count="404"/>
  </office:meta>
</office:document-meta>
</file>